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tru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1" style:family="table">
      <style:table-properties style:width="7.0806in" table:align="margins" style:may-break-between-rows="false"/>
    </style:style>
    <style:style style:name="Table431.A" style:family="table-column">
      <style:table-column-properties style:column-width="7.0806in" style:rel-column-width="65535*"/>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3.5403in" style:rel-column-width="32767*"/>
    </style:style>
    <style:style style:name="Table339.B" style:family="table-column">
      <style:table-column-properties style:column-width="3.5403in" style:rel-column-width="32768*"/>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3.5403in" style:rel-column-width="32767*"/>
    </style:style>
    <style:style style:name="Table392.B" style:family="table-column">
      <style:table-column-properties style:column-width="3.5403in" style:rel-column-width="32768*"/>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3.5403in" style:rel-column-width="32767*"/>
    </style:style>
    <style:style style:name="Table343.B" style:family="table-column">
      <style:table-column-properties style:column-width="3.5403in" style:rel-column-width="32768*"/>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3.5403in" style:rel-column-width="32767*"/>
    </style:style>
    <style:style style:name="Table344.B" style:family="table-column">
      <style:table-column-properties style:column-width="3.5403in" style:rel-column-width="32768*"/>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6pt" style:font-size-asian="6pt" style:font-size-complex="6pt"/>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center" style:justify-single-word="false"/>
      <style:text-properties style:font-name="Arial Black" fo:font-size="10pt" style:font-size-asian="10pt" style:font-size-complex="10pt"/>
    </style:style>
    <style:style style:name="P50" style:family="paragraph" style:parent-style-name="Table_20_Contents">
      <style:paragraph-properties fo:text-align="center" style:justify-single-word="false"/>
      <style:text-properties style:font-name="Arial Black" fo:font-size="6pt" style:font-size-asian="6pt" style:font-size-complex="6pt"/>
    </style:style>
    <style:style style:name="P51" style:family="paragraph" style:parent-style-name="Table_20_Contents">
      <style:text-properties fo:font-size="6pt" style:font-size-asian="6pt" style:font-size-complex="6pt"/>
    </style:style>
    <style:style style:name="P52" style:family="paragraph" style:parent-style-name="Title">
      <style:text-properties fo:font-size="60pt" style:font-size-asian="60pt" style:font-size-complex="60pt"/>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Code">
      <style:text-properties fo:font-size="12pt" fo:font-weight="bold" style:font-size-asian="12pt" style:font-weight-asian="bold" style:font-size-complex="12pt" style:font-weight-complex="bold"/>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style:font-name="Times New Roman" fo:font-size="14pt" style:font-name-asian="SimSun" style:font-size-asian="14pt" style:font-name-complex="Mangal" style:font-size-complex="14pt"/>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Text_20_body">
      <style:paragraph-properties fo:break-before="page"/>
      <style:text-properties style:use-window-font-color="true"/>
    </style:style>
    <style:style style:name="P65" style:family="paragraph" style:parent-style-name="Snippet">
      <style:text-properties style:font-name="Courier New1"/>
    </style:style>
    <style:style style:name="P66" style:family="paragraph" style:parent-style-name="Snippet">
      <style:text-properties fo:font-weight="normal" style:font-weight-asian="normal" style:font-weight-complex="normal"/>
    </style:style>
    <style:style style:name="P67" style:family="paragraph" style:parent-style-name="Snippet">
      <style:paragraph-properties fo:text-align="justify" style:justify-single-word="false"/>
    </style:style>
    <style:style style:name="P68" style:family="paragraph" style:parent-style-name="Snippet">
      <style:text-properties fo:font-size="6pt" style:font-size-asian="6pt" style:font-size-complex="6pt"/>
    </style:style>
    <style:style style:name="P69" style:family="paragraph" style:parent-style-name="Heading_20_3">
      <style:text-properties fo:font-weight="bold" style:font-weight-asian="bold" style:font-weight-complex="bold"/>
    </style:style>
    <style:style style:name="P70" style:family="paragraph" style:parent-style-name="Code">
      <style:paragraph-properties fo:margin-left="0in" fo:margin-right="0in" fo:text-indent="0in" style:auto-text-indent="false"/>
    </style:style>
    <style:style style:name="P71" style:family="paragraph" style:parent-style-name="Heading_20_1">
      <style:paragraph-properties fo:text-align="justify" style:justify-single-word="false"/>
    </style:style>
    <style:style style:name="P72" style:family="paragraph" style:parent-style-name="Heading_20_1">
      <style:paragraph-properties fo:break-before="pag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7.0602in" style:type="right" style:leader-style="dotted" style:leader-text="."/>
        </style:tab-stops>
      </style:paragraph-properties>
    </style:style>
    <style:style style:name="P75" style:family="paragraph" style:parent-style-name="Contents_20_2">
      <style:paragraph-properties>
        <style:tab-stops>
          <style:tab-stop style:position="6.8839in" style:type="right"/>
        </style:tab-stops>
      </style:paragraph-properties>
    </style:style>
    <style:style style:name="P76" style:family="paragraph" style:parent-style-name="Table_20_Contents">
      <style:paragraph-properties fo:text-align="justify" style:justify-single-word="false"/>
    </style:style>
    <style:style style:name="P77" style:family="paragraph" style:parent-style-name="Index_20_1">
      <style:paragraph-properties>
        <style:tab-stops>
          <style:tab-stop style:position="7.0807in" style:type="right"/>
        </style:tab-stops>
      </style:paragraph-properties>
    </style:style>
    <style:style style:name="P78" style:family="paragraph" style:parent-style-name="Index_20_Separator">
      <style:paragraph-properties>
        <style:tab-stops/>
      </style:paragraph-properties>
    </style:style>
    <style:style style:name="P79" style:family="paragraph" style:parent-style-name="Snippet">
      <style:text-properties style:font-name="Courier New1"/>
    </style:style>
    <style:style style:name="P80" style:family="paragraph" style:parent-style-name="Text_20_body" style:master-page-name="Standard">
      <style:paragraph-properties style:page-number="auto"/>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paragraph-properties fo:text-align="justify" style:justify-single-word="false"/>
    </style:style>
    <style:style style:name="P84" style:family="paragraph" style:parent-style-name="Text_20_body" style:list-style-name="L3">
      <style:paragraph-properties fo:text-align="justify" style:justify-single-word="false"/>
    </style:style>
    <style:style style:name="P85" style:family="paragraph" style:parent-style-name="Text_20_body" style:list-style-name="L5">
      <style:paragraph-properties fo:text-align="justify" style:justify-single-word="false"/>
    </style:style>
    <style:style style:name="P86" style:family="paragraph" style:parent-style-name="Text_20_body" style:list-style-name="L1">
      <style:paragraph-properties fo:text-align="justify" style:justify-single-word="false"/>
    </style:style>
    <style:style style:name="P87" style:family="paragraph" style:parent-style-name="Text_20_body" style:list-style-name="L8">
      <style:paragraph-properties fo:text-align="justify" style:justify-single-word="false"/>
    </style:style>
    <style:style style:name="P88" style:family="paragraph" style:parent-style-name="Text_20_body" style:list-style-name="L10">
      <style:paragraph-properties fo:text-align="justify" style:justify-single-word="false"/>
    </style:style>
    <style:style style:name="P89" style:family="paragraph" style:parent-style-name="Text_20_body" style:list-style-name="L11">
      <style:paragraph-properties fo:text-align="justify" style:justify-single-word="false"/>
    </style:style>
    <style:style style:name="P90" style:family="paragraph" style:parent-style-name="Text_20_body" style:list-style-name="L13">
      <style:paragraph-properties fo:text-align="justify" style:justify-single-word="false"/>
    </style:style>
    <style:style style:name="P91" style:family="paragraph" style:parent-style-name="Text_20_body" style:list-style-name="L14">
      <style:paragraph-properties fo:text-align="justify" style:justify-single-word="false"/>
    </style:style>
    <style:style style:name="P92" style:family="paragraph" style:parent-style-name="Text_20_body" style:list-style-name="L15">
      <style:paragraph-properties fo:text-align="justify" style:justify-single-word="false"/>
    </style:style>
    <style:style style:name="P93" style:family="paragraph" style:parent-style-name="Text_20_body" style:list-style-name="L16">
      <style:paragraph-properties fo:text-align="justify" style:justify-single-word="false"/>
    </style:style>
    <style:style style:name="P94" style:family="paragraph" style:parent-style-name="Text_20_body" style:list-style-name="L17">
      <style:paragraph-properties fo:text-align="justify" style:justify-single-word="false"/>
    </style:style>
    <style:style style:name="P95" style:family="paragraph" style:parent-style-name="Text_20_body" style:list-style-name="L18">
      <style:paragraph-properties fo:text-align="justify" style:justify-single-word="false"/>
    </style:style>
    <style:style style:name="P96" style:family="paragraph" style:parent-style-name="Text_20_body" style:list-style-name="L19">
      <style:paragraph-properties fo:text-align="justify" style:justify-single-word="false"/>
    </style:style>
    <style:style style:name="P97" style:family="paragraph" style:parent-style-name="Text_20_body" style:list-style-name="L20">
      <style:paragraph-properties fo:text-align="justify" style:justify-single-word="false"/>
    </style:style>
    <style:style style:name="P98" style:family="paragraph" style:parent-style-name="Text_20_body" style:list-style-name="L21">
      <style:paragraph-properties fo:text-align="justify" style:justify-single-word="false"/>
    </style:style>
    <style:style style:name="P99" style:family="paragraph" style:parent-style-name="Text_20_body" style:list-style-name="L22">
      <style:paragraph-properties fo:text-align="justify" style:justify-single-word="false"/>
    </style:style>
    <style:style style:name="P100" style:family="paragraph" style:parent-style-name="Text_20_body" style:list-style-name="L23">
      <style:paragraph-properties fo:text-align="justify" style:justify-single-word="false"/>
    </style:style>
    <style:style style:name="P101" style:family="paragraph" style:parent-style-name="Text_20_body" style:list-style-name="L24">
      <style:paragraph-properties fo:text-align="justify" style:justify-single-word="false"/>
    </style:style>
    <style:style style:name="P102" style:family="paragraph" style:parent-style-name="Text_20_body" style:list-style-name="L4"/>
    <style:style style:name="P103" style:family="paragraph" style:parent-style-name="Text_20_body" style:list-style-name="L5"/>
    <style:style style:name="P104" style:family="paragraph" style:parent-style-name="Text_20_body" style:list-style-name="L6"/>
    <style:style style:name="P105" style:family="paragraph" style:parent-style-name="Text_20_body" style:list-style-name="L7"/>
    <style:style style:name="P106" style:family="paragraph" style:parent-style-name="Text_20_body" style:list-style-name="L9"/>
    <style:style style:name="P107" style:family="paragraph" style:parent-style-name="Text_20_body" style:list-style-name="L12"/>
    <style:style style:name="P108"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9591528" text:id="ct249591528">
          <text:insertion>
            <office:change-info>
              <dc:creator>Peter Camilleri</dc:creator>
              <dc:date>2015-04-25T23:41:00</dc:date>
            </office:change-info>
          </text:insertion>
        </text:changed-region>
        <text:changed-region xml:id="ct249591632" text:id="ct249591632">
          <text:insertion>
            <office:change-info>
              <dc:creator>Peter Camilleri</dc:creator>
              <dc:date>2015-04-25T23:41:00</dc:date>
            </office:change-info>
          </text:insertion>
        </text:changed-region>
        <text:changed-region xml:id="ct249591736" text:id="ct249591736">
          <text:insertion>
            <office:change-info>
              <dc:creator>Peter Camilleri</dc:creator>
              <dc:date>2015-04-25T23:41:00</dc:date>
            </office:change-info>
          </text:insertion>
        </text:changed-region>
        <text:changed-region xml:id="ct249591840" text:id="ct249591840">
          <text:insertion>
            <office:change-info>
              <dc:creator>Peter Camilleri</dc:creator>
              <dc:date>2015-04-25T23:41:00</dc:date>
            </office:change-info>
          </text:insertion>
        </text:changed-region>
        <text:changed-region xml:id="ct249591944" text:id="ct249591944">
          <text:insertion>
            <office:change-info>
              <dc:creator>Peter Camilleri</dc:creator>
              <dc:date>2015-04-25T23:42:00</dc:date>
            </office:change-info>
          </text:insertion>
        </text:changed-region>
        <text:changed-region xml:id="ct249592048" text:id="ct249592048">
          <text:insertion>
            <office:change-info>
              <dc:creator>Peter Camilleri</dc:creator>
              <dc:date>2015-04-25T23:42:00</dc:date>
            </office:change-info>
          </text:insertion>
        </text:changed-region>
        <text:changed-region xml:id="ct249592152" text:id="ct249592152">
          <text:insertion>
            <office:change-info>
              <dc:creator>Peter Camilleri</dc:creator>
              <dc:date>2015-04-25T23:42:00</dc:date>
            </office:change-info>
          </text:insertion>
        </text:changed-region>
        <text:changed-region xml:id="ct249592256" text:id="ct249592256">
          <text:insertion>
            <office:change-info>
              <dc:creator>Peter Camilleri</dc:creator>
              <dc:date>2015-04-25T23:42:00</dc:date>
            </office:change-info>
          </text:insertion>
        </text:changed-region>
        <text:changed-region xml:id="ct249592360" text:id="ct249592360">
          <text:insertion>
            <office:change-info>
              <dc:creator>Peter Camilleri</dc:creator>
              <dc:date>2015-04-25T23:42:00</dc:date>
            </office:change-info>
          </text:insertion>
        </text:changed-region>
        <text:changed-region xml:id="ct249592464" text:id="ct249592464">
          <text:insertion>
            <office:change-info>
              <dc:creator>Peter Camilleri</dc:creator>
              <dc:date>2015-04-25T23:42:00</dc:date>
            </office:change-info>
          </text:insertion>
        </text:changed-region>
        <text:changed-region xml:id="ct249629952" text:id="ct249629952">
          <text:insertion>
            <office:change-info>
              <dc:creator>Peter Camilleri</dc:creator>
              <dc:date>2015-04-26T13:40:00</dc:date>
            </office:change-info>
          </text:insertion>
        </text:changed-region>
        <text:changed-region xml:id="ct249630056" text:id="ct249630056">
          <text:insertion>
            <office:change-info>
              <dc:creator>Peter Camilleri</dc:creator>
              <dc:date>2015-04-26T13:39:00</dc:date>
            </office:change-info>
          </text:insertion>
        </text:changed-region>
        <text:changed-region xml:id="ct249630160" text:id="ct249630160">
          <text:insertion>
            <office:change-info>
              <dc:creator>Peter Camilleri</dc:creator>
              <dc:date>2015-04-26T13:40:00</dc:date>
            </office:change-info>
          </text:insertion>
        </text:changed-region>
        <text:changed-region xml:id="ct249631200" text:id="ct249631200">
          <text:insertion>
            <office:change-info>
              <dc:creator>Peter Camilleri</dc:creator>
              <dc:date>2015-04-26T13:46:00</dc:date>
            </office:change-info>
          </text:insertion>
        </text:changed-region>
        <text:changed-region xml:id="ct249631304" text:id="ct249631304">
          <text:insertion>
            <office:change-info>
              <dc:creator>Peter Camilleri</dc:creator>
              <dc:date>2015-04-26T13:47:00</dc:date>
            </office:change-info>
          </text:insertion>
        </text:changed-region>
        <text:changed-region xml:id="ct247272872" text:id="ct247272872">
          <text:insertion>
            <office:change-info>
              <dc:creator>Peter Camilleri</dc:creator>
              <dc:date>2015-04-25T13:09:00</dc:date>
            </office:change-info>
          </text:insertion>
        </text:changed-region>
        <text:changed-region xml:id="ct247272976" text:id="ct247272976">
          <text:insertion>
            <office:change-info>
              <dc:creator>Peter Camilleri</dc:creator>
              <dc:date>2015-04-25T13:10:00</dc:date>
            </office:change-info>
          </text:insertion>
        </text:changed-region>
        <text:changed-region xml:id="ct247273184" text:id="ct247273184">
          <text:insertion>
            <office:change-info>
              <dc:creator>Peter Camilleri</dc:creator>
              <dc:date>2015-04-25T13:11:00</dc:date>
            </office:change-info>
          </text:insertion>
        </text:changed-region>
        <text:changed-region xml:id="ct247273288" text:id="ct247273288">
          <text:deletion>
            <office:change-info>
              <dc:creator>Peter Camilleri</dc:creator>
              <dc:date>2015-04-25T13:26:00</dc:date>
            </office:change-info>
            <text:p text:style-name="Text_20_body">.even?</text:p>
          </text:deletion>
        </text:changed-region>
        <text:changed-region xml:id="ct247273392" text:id="ct247273392">
          <text:insertion>
            <office:change-info>
              <dc:creator>Peter Camilleri</dc:creator>
              <dc:date>2015-04-25T13:25:00</dc:date>
            </office:change-info>
          </text:insertion>
        </text:changed-region>
        <text:changed-region xml:id="ct247273496" text:id="ct247273496">
          <text:insertion>
            <office:change-info>
              <dc:creator>Peter Camilleri</dc:creator>
              <dc:date>2015-04-25T13:25:00</dc:date>
            </office:change-info>
          </text:insertion>
        </text:changed-region>
        <text:changed-region xml:id="ct247273600" text:id="ct247273600">
          <text:insertion>
            <office:change-info>
              <dc:creator>Peter Camilleri</dc:creator>
              <dc:date>2015-04-25T13:25:00</dc:date>
            </office:change-info>
          </text:insertion>
        </text:changed-region>
        <text:changed-region xml:id="ct247273704" text:id="ct247273704">
          <text:insertion>
            <office:change-info>
              <dc:creator>Peter Camilleri</dc:creator>
              <dc:date>2015-04-25T13:25:00</dc:date>
            </office:change-info>
          </text:insertion>
        </text:changed-region>
        <text:changed-region xml:id="ct247273808" text:id="ct247273808">
          <text:insertion>
            <office:change-info>
              <dc:creator>Peter Camilleri</dc:creator>
              <dc:date>2015-04-25T13:25:00</dc:date>
            </office:change-info>
          </text:insertion>
        </text:changed-region>
        <text:changed-region xml:id="ct247273912" text:id="ct247273912">
          <text:insertion>
            <office:change-info>
              <dc:creator>Peter Camilleri</dc:creator>
              <dc:date>2015-04-25T13:27:00</dc:date>
            </office:change-info>
          </text:insertion>
        </text:changed-region>
        <text:changed-region xml:id="ct247274016" text:id="ct247274016">
          <text:insertion>
            <office:change-info>
              <dc:creator>Peter Camilleri</dc:creator>
              <dc:date>2015-04-25T13:27:00</dc:date>
            </office:change-info>
          </text:insertion>
        </text:changed-region>
        <text:changed-region xml:id="ct247274120" text:id="ct247274120">
          <text:deletion>
            <office:change-info>
              <dc:creator>Peter Camilleri</dc:creator>
              <dc:date>2015-04-25T13:29:00</dc:date>
            </office:change-info>
            <text:p text:style-name="Text_20_body">.gcd</text:p>
          </text:deletion>
        </text:changed-region>
        <text:changed-region xml:id="ct247274224" text:id="ct247274224">
          <text:insertion>
            <office:change-info>
              <dc:creator>Peter Camilleri</dc:creator>
              <dc:date>2015-04-25T13:25:00</dc:date>
            </office:change-info>
          </text:insertion>
        </text:changed-region>
        <text:changed-region xml:id="ct247274328" text:id="ct247274328">
          <text:deletion>
            <office:change-info>
              <dc:creator>Peter Camilleri</dc:creator>
              <dc:date>2015-04-25T13:31:00</dc:date>
            </office:change-info>
            <text:p text:style-name="Text_20_body">.lcm</text:p>
          </text:deletion>
        </text:changed-region>
        <text:changed-region xml:id="ct247274432" text:id="ct247274432">
          <text:insertion>
            <office:change-info>
              <dc:creator>Peter Camilleri</dc:creator>
              <dc:date>2015-04-25T13:25:00</dc:date>
            </office:change-info>
          </text:insertion>
        </text:changed-region>
        <text:changed-region xml:id="ct247274640" text:id="ct247274640">
          <text:deletion>
            <office:change-info>
              <dc:creator>Peter Camilleri</dc:creator>
              <dc:date>2015-04-25T13:39:00</dc:date>
            </office:change-info>
            <text:p text:style-name="Text_20_body"/>
            <text:p text:style-name="Text_20_body"/>
          </text:deletion>
        </text:changed-region>
        <text:changed-region xml:id="ct247274536" text:id="ct247274536">
          <text:deletion>
            <office:change-info>
              <dc:creator>Peter Camilleri</dc:creator>
              <dc:date>2015-04-25T13:37:00</dc:date>
            </office:change-info>
            <text:p text:style-name="Text_20_body">.odd?</text:p>
          </text:deletion>
        </text:changed-region>
        <text:changed-region xml:id="ct247274744" text:id="ct247274744">
          <text:insertion>
            <office:change-info>
              <dc:creator>Peter Camilleri</dc:creator>
              <dc:date>2015-04-25T13:25:00</dc:date>
            </office:change-info>
          </text:insertion>
        </text:changed-region>
        <text:changed-region xml:id="ct247274848" text:id="ct247274848">
          <text:deletion>
            <office:change-info>
              <dc:creator>Peter Camilleri</dc:creator>
              <dc:date>2015-04-25T13:41:00</dc:date>
            </office:change-info>
            <text:p text:style-name="Text_20_body">2*</text:p>
          </text:deletion>
        </text:changed-region>
        <text:changed-region xml:id="ct247274952" text:id="ct247274952">
          <text:insertion>
            <office:change-info>
              <dc:creator>Peter Camilleri</dc:creator>
              <dc:date>2015-04-25T13:24:00</dc:date>
            </office:change-info>
          </text:insertion>
        </text:changed-region>
        <text:changed-region xml:id="ct247275056" text:id="ct247275056">
          <text:insertion>
            <office:change-info>
              <dc:creator>Peter Camilleri</dc:creator>
              <dc:date>2015-04-25T13:25:00</dc:date>
            </office:change-info>
          </text:insertion>
        </text:changed-region>
        <text:changed-region xml:id="ct247275160" text:id="ct247275160">
          <text:insertion>
            <office:change-info>
              <dc:creator>Peter Camilleri</dc:creator>
              <dc:date>2015-04-25T13:42:00</dc:date>
            </office:change-info>
          </text:insertion>
        </text:changed-region>
        <text:changed-region xml:id="ct247275264" text:id="ct247275264">
          <text:insertion>
            <office:change-info>
              <dc:creator>Peter Camilleri</dc:creator>
              <dc:date>2015-04-25T13:25:00</dc:date>
            </office:change-info>
          </text:insertion>
        </text:changed-region>
        <text:changed-region xml:id="ct247275368" text:id="ct247275368">
          <text:insertion>
            <office:change-info>
              <dc:creator>Peter Camilleri</dc:creator>
              <dc:date>2015-04-25T13:25:00</dc:date>
            </office:change-info>
          </text:insertion>
        </text:changed-region>
        <text:changed-region xml:id="ct249583216" text:id="ct249583216">
          <text:insertion>
            <office:change-info>
              <dc:creator>Peter Camilleri</dc:creator>
              <dc:date>2015-04-25T13:42:00</dc:date>
            </office:change-info>
          </text:insertion>
        </text:changed-region>
        <text:changed-region xml:id="ct249583320" text:id="ct249583320">
          <text:insertion>
            <office:change-info>
              <dc:creator>Peter Camilleri</dc:creator>
              <dc:date>2015-04-25T13:42:00</dc:date>
            </office:change-info>
          </text:insertion>
        </text:changed-region>
        <text:changed-region xml:id="ct249583424" text:id="ct249583424">
          <text:deletion>
            <office:change-info>
              <dc:creator>Peter Camilleri</dc:creator>
              <dc:date>2015-04-25T13:42:00</dc:date>
            </office:change-info>
            <text:p text:style-name="Text_20_body">2/</text:p>
          </text:deletion>
        </text:changed-region>
        <text:changed-region xml:id="ct249583528" text:id="ct249583528">
          <text:insertion>
            <office:change-info>
              <dc:creator>Peter Camilleri</dc:creator>
              <dc:date>2015-04-25T13:25:00</dc:date>
            </office:change-info>
          </text:insertion>
        </text:changed-region>
        <text:changed-region xml:id="ct249583632" text:id="ct249583632">
          <text:deletion>
            <office:change-info>
              <dc:creator>Peter Camilleri</dc:creator>
              <dc:date>2015-04-25T13:46:00</dc:date>
            </office:change-info>
            <text:p text:style-name="Standard"/>
            <text:p text:style-name="Text_20_body">&lt;&lt;</text:p>
          </text:deletion>
        </text:changed-region>
        <text:changed-region xml:id="ct249583736" text:id="ct249583736">
          <text:insertion>
            <office:change-info>
              <dc:creator>Peter Camilleri</dc:creator>
              <dc:date>2015-04-25T13:25:00</dc:date>
            </office:change-info>
          </text:insertion>
        </text:changed-region>
        <text:changed-region xml:id="ct249583840" text:id="ct249583840">
          <text:deletion>
            <office:change-info>
              <dc:creator>Peter Camilleri</dc:creator>
              <dc:date>2015-04-25T13:55:00</dc:date>
            </office:change-info>
            <text:p text:style-name="Standard"/>
            <text:p text:style-name="Text_20_body">&gt;&gt;</text:p>
          </text:deletion>
        </text:changed-region>
        <text:changed-region xml:id="ct249583944" text:id="ct249583944">
          <text:insertion>
            <office:change-info>
              <dc:creator>Peter Camilleri</dc:creator>
              <dc:date>2015-04-25T13:25:00</dc:date>
            </office:change-info>
          </text:insertion>
        </text:changed-region>
        <text:changed-region xml:id="ct249584048" text:id="ct249584048">
          <text:deletion>
            <office:change-info>
              <dc:creator>Peter Camilleri</dc:creator>
              <dc:date>2015-04-25T14:29:00</dc:date>
            </office:change-info>
            <text:p text:style-name="Standard"/>
            <text:p text:style-name="Text_20_body">and</text:p>
          </text:deletion>
        </text:changed-region>
        <text:changed-region xml:id="ct249584152" text:id="ct249584152">
          <text:insertion>
            <office:change-info>
              <dc:creator>Peter Camilleri</dc:creator>
              <dc:date>2015-04-25T13:25:00</dc:date>
            </office:change-info>
          </text:insertion>
        </text:changed-region>
        <text:changed-region xml:id="ct249584256" text:id="ct249584256">
          <text:deletion>
            <office:change-info>
              <dc:creator>Peter Camilleri</dc:creator>
              <dc:date>2015-04-25T14:31:00</dc:date>
            </office:change-info>
            <text:p text:style-name="Text_20_body"/>
            <text:p text:style-name="Text_20_body">com</text:p>
          </text:deletion>
        </text:changed-region>
        <text:changed-region xml:id="ct249584360" text:id="ct249584360">
          <text:insertion>
            <office:change-info>
              <dc:creator>Peter Camilleri</dc:creator>
              <dc:date>2015-04-25T13:25:00</dc:date>
            </office:change-info>
          </text:insertion>
        </text:changed-region>
        <text:changed-region xml:id="ct249584464" text:id="ct249584464">
          <text:deletion>
            <office:change-info>
              <dc:creator>Peter Camilleri</dc:creator>
              <dc:date>2015-04-25T14:33:00</dc:date>
            </office:change-info>
            <text:p text:style-name="Text_20_body"/>
            <text:p text:style-name="Text_20_body">or</text:p>
          </text:deletion>
        </text:changed-region>
        <text:changed-region xml:id="ct249584568" text:id="ct249584568">
          <text:insertion>
            <office:change-info>
              <dc:creator>Peter Camilleri</dc:creator>
              <dc:date>2015-04-25T13:25:00</dc:date>
            </office:change-info>
          </text:insertion>
        </text:changed-region>
        <text:changed-region xml:id="ct249584672" text:id="ct249584672">
          <text:insertion>
            <office:change-info>
              <dc:creator>Peter Camilleri</dc:creator>
              <dc:date>2015-04-25T14:34:00</dc:date>
            </office:change-info>
          </text:insertion>
        </text:changed-region>
        <text:changed-region xml:id="ct249584776" text:id="ct249584776">
          <text:insertion>
            <office:change-info>
              <dc:creator>Peter Camilleri</dc:creator>
              <dc:date>2015-04-25T13:25:00</dc:date>
            </office:change-info>
          </text:insertion>
        </text:changed-region>
        <text:changed-region xml:id="ct249584880" text:id="ct249584880">
          <text:insertion>
            <office:change-info>
              <dc:creator>Peter Camilleri</dc:creator>
              <dc:date>2015-04-25T13:25:00</dc:date>
            </office:change-info>
          </text:insertion>
        </text:changed-region>
        <text:changed-region xml:id="ct249584984" text:id="ct249584984">
          <text:insertion>
            <office:change-info>
              <dc:creator>Peter Camilleri</dc:creator>
              <dc:date>2015-04-25T14:35:00</dc:date>
            </office:change-info>
          </text:insertion>
        </text:changed-region>
        <text:changed-region xml:id="ct249585088" text:id="ct249585088">
          <text:insertion>
            <office:change-info>
              <dc:creator>Peter Camilleri</dc:creator>
              <dc:date>2015-04-25T14:35:00</dc:date>
            </office:change-info>
          </text:insertion>
        </text:changed-region>
        <text:changed-region xml:id="ct249585192" text:id="ct249585192">
          <text:deletion>
            <office:change-info>
              <dc:creator>Peter Camilleri</dc:creator>
              <dc:date>2015-04-25T14:35:00</dc:date>
            </office:change-info>
            <text:p text:style-name="Standard"/>
            <text:p text:style-name="Text_20_body">xor</text:p>
          </text:deletion>
        </text:changed-region>
        <text:changed-region xml:id="ct249585296" text:id="ct249585296">
          <text:insertion>
            <office:change-info>
              <dc:creator>Peter Camilleri</dc:creator>
              <dc:date>2015-04-25T13:25:00</dc:date>
            </office:change-info>
          </text:insertion>
        </text:changed-region>
        <text:changed-region xml:id="ct249585400" text:id="ct249585400">
          <text:insertion>
            <office:change-info>
              <dc:creator>Peter Camilleri</dc:creator>
              <dc:date>2015-04-25T15:11:00</dc:date>
            </office:change-info>
          </text:insertion>
        </text:changed-region>
        <text:changed-region xml:id="ct249585504" text:id="ct249585504">
          <text:insertion>
            <office:change-info>
              <dc:creator>Peter Camilleri</dc:creator>
              <dc:date>2015-04-25T15:09:00</dc:date>
            </office:change-info>
          </text:insertion>
        </text:changed-region>
        <text:changed-region xml:id="ct249585608" text:id="ct249585608">
          <text:insertion>
            <office:change-info>
              <dc:creator>Peter Camilleri</dc:creator>
              <dc:date>2015-04-25T15:09:00</dc:date>
            </office:change-info>
          </text:insertion>
        </text:changed-region>
        <text:changed-region xml:id="ct249585712" text:id="ct249585712">
          <text:insertion>
            <office:change-info>
              <dc:creator>Peter Camilleri</dc:creator>
              <dc:date>2015-04-25T15:09:00</dc:date>
            </office:change-info>
          </text:insertion>
        </text:changed-region>
        <text:changed-region xml:id="ct249585816" text:id="ct249585816">
          <text:insertion>
            <office:change-info>
              <dc:creator>Peter Camilleri</dc:creator>
              <dc:date>2015-04-25T15:10:00</dc:date>
            </office:change-info>
          </text:insertion>
        </text:changed-region>
        <text:changed-region xml:id="ct249585920" text:id="ct249585920">
          <text:insertion>
            <office:change-info>
              <dc:creator>Peter Camilleri</dc:creator>
              <dc:date>2015-04-25T15:10:00</dc:date>
            </office:change-info>
          </text:insertion>
        </text:changed-region>
        <text:changed-region xml:id="ct249586024" text:id="ct249586024">
          <text:insertion>
            <office:change-info>
              <dc:creator>Peter Camilleri</dc:creator>
              <dc:date>2015-04-25T15:10:00</dc:date>
            </office:change-info>
          </text:insertion>
        </text:changed-region>
        <text:changed-region xml:id="ct249586128" text:id="ct249586128">
          <text:insertion>
            <office:change-info>
              <dc:creator>Peter Camilleri</dc:creator>
              <dc:date>2015-04-25T15:10:00</dc:date>
            </office:change-info>
          </text:insertion>
        </text:changed-region>
        <text:changed-region xml:id="ct249586232" text:id="ct249586232">
          <text:insertion>
            <office:change-info>
              <dc:creator>Peter Camilleri</dc:creator>
              <dc:date>2015-04-25T15:10:00</dc:date>
            </office:change-info>
          </text:insertion>
        </text:changed-region>
        <text:changed-region xml:id="ct249586336" text:id="ct249586336">
          <text:insertion>
            <office:change-info>
              <dc:creator>Peter Camilleri</dc:creator>
              <dc:date>2015-04-25T15:10:00</dc:date>
            </office:change-info>
          </text:insertion>
        </text:changed-region>
        <text:changed-region xml:id="ct249586440" text:id="ct249586440">
          <text:insertion>
            <office:change-info>
              <dc:creator>Peter Camilleri</dc:creator>
              <dc:date>2015-04-25T15:10:00</dc:date>
            </office:change-info>
          </text:insertion>
        </text:changed-region>
        <text:changed-region xml:id="ct249586544" text:id="ct249586544">
          <text:insertion>
            <office:change-info>
              <dc:creator>Peter Camilleri</dc:creator>
              <dc:date>2015-04-25T15:10:00</dc:date>
            </office:change-info>
          </text:insertion>
        </text:changed-region>
        <text:changed-region xml:id="ct249586648" text:id="ct249586648">
          <text:deletion>
            <office:change-info>
              <dc:creator>Peter Camilleri</dc:creator>
              <dc:date>2015-04-25T17:35:00</dc:date>
            </office:change-info>
            <text:p text:style-name="P1">Ipsum lorem</text:p>
          </text:deletion>
        </text:changed-region>
        <text:changed-region xml:id="ct249586752" text:id="ct249586752">
          <text:insertion>
            <office:change-info>
              <dc:creator>Peter Camilleri</dc:creator>
              <dc:date>2015-04-25T17:35:00</dc:date>
            </office:change-info>
          </text:insertion>
        </text:changed-region>
        <text:changed-region xml:id="ct249586856" text:id="ct249586856">
          <text:insertion>
            <office:change-info>
              <dc:creator>Peter Camilleri</dc:creator>
              <dc:date>2015-04-25T17:36:00</dc:date>
            </office:change-info>
          </text:insertion>
        </text:changed-region>
        <text:changed-region xml:id="ct249586960" text:id="ct249586960">
          <text:insertion>
            <office:change-info>
              <dc:creator>Peter Camilleri</dc:creator>
              <dc:date>2015-04-25T17:37:00</dc:date>
            </office:change-info>
          </text:insertion>
        </text:changed-region>
        <text:changed-region xml:id="ct249587064" text:id="ct249587064">
          <text:insertion>
            <office:change-info>
              <dc:creator>Peter Camilleri</dc:creator>
              <dc:date>2015-04-25T18:11:00</dc:date>
            </office:change-info>
          </text:insertion>
        </text:changed-region>
        <text:changed-region xml:id="ct249587168" text:id="ct249587168">
          <text:insertion>
            <office:change-info>
              <dc:creator>Peter Camilleri</dc:creator>
              <dc:date>2015-04-25T18:12:00</dc:date>
            </office:change-info>
          </text:insertion>
        </text:changed-region>
        <text:changed-region xml:id="ct249591320" text:id="ct249591320">
          <text:insertion>
            <office:change-info>
              <dc:creator>Peter Camilleri</dc:creator>
              <dc:date>2015-04-25T18:14:00</dc:date>
            </office:change-info>
          </text:insertion>
        </text:changed-region>
        <text:changed-region xml:id="ct249591424" text:id="ct249591424">
          <text:insertion>
            <office:change-info>
              <dc:creator>Peter Camilleri</dc:creator>
              <dc:date>2015-04-25T18:13:00</dc:date>
            </office:change-info>
          </text:insertion>
        </text:changed-region>
        <text:changed-region xml:id="ct249592568" text:id="ct249592568">
          <text:insertion>
            <office:change-info>
              <dc:creator>Peter Camilleri</dc:creator>
              <dc:date>2015-04-25T18:13:00</dc:date>
            </office:change-info>
          </text:insertion>
        </text:changed-region>
        <text:changed-region xml:id="ct249592672" text:id="ct249592672">
          <text:deletion>
            <office:change-info>
              <dc:creator>Peter Camilleri</dc:creator>
              <dc:date>2015-04-25T17:45:00</dc:date>
            </office:change-info>
            <text:p text:style-name="Text_20_body"/>
            <text:p text:style-name="Text_20_body">*</text:p>
          </text:deletion>
        </text:changed-region>
        <text:changed-region xml:id="ct249592776" text:id="ct249592776">
          <text:insertion>
            <office:change-info>
              <dc:creator>Peter Camilleri</dc:creator>
              <dc:date>2015-04-25T17:38:00</dc:date>
            </office:change-info>
          </text:insertion>
        </text:changed-region>
        <text:changed-region xml:id="ct249592880" text:id="ct249592880">
          <text:deletion>
            <office:change-info>
              <dc:creator>Peter Camilleri</dc:creator>
              <dc:date>2015-04-25T18:16:00</dc:date>
            </office:change-info>
            <text:p text:style-name="Standard"/>
            <text:p text:style-name="Text_20_body">**</text:p>
          </text:deletion>
        </text:changed-region>
        <text:changed-region xml:id="ct249592984" text:id="ct249592984">
          <text:insertion>
            <office:change-info>
              <dc:creator>Peter Camilleri</dc:creator>
              <dc:date>2015-04-25T17:38:00</dc:date>
            </office:change-info>
          </text:insertion>
        </text:changed-region>
        <text:changed-region xml:id="ct249593088" text:id="ct249593088">
          <text:insertion>
            <office:change-info>
              <dc:creator>Peter Camilleri</dc:creator>
              <dc:date>2015-04-25T22:45:00</dc:date>
            </office:change-info>
          </text:insertion>
        </text:changed-region>
        <text:changed-region xml:id="ct249593192" text:id="ct249593192">
          <text:insertion>
            <office:change-info>
              <dc:creator>Peter Camilleri</dc:creator>
              <dc:date>2015-04-25T22:46:00</dc:date>
            </office:change-info>
          </text:insertion>
        </text:changed-region>
        <text:changed-region xml:id="ct249593296" text:id="ct249593296">
          <text:insertion>
            <office:change-info>
              <dc:creator>Peter Camilleri</dc:creator>
              <dc:date>2015-04-25T17:38:00</dc:date>
            </office:change-info>
          </text:insertion>
        </text:changed-region>
        <text:changed-region xml:id="ct249593400" text:id="ct249593400">
          <text:insertion>
            <office:change-info>
              <dc:creator>Peter Camilleri</dc:creator>
              <dc:date>2015-04-25T17:38:00</dc:date>
            </office:change-info>
          </text:insertion>
        </text:changed-region>
        <text:changed-region xml:id="ct249593504" text:id="ct249593504">
          <text:insertion>
            <office:change-info>
              <dc:creator>Peter Camilleri</dc:creator>
              <dc:date>2015-04-25T17:38:00</dc:date>
            </office:change-info>
          </text:insertion>
        </text:changed-region>
        <text:changed-region xml:id="ct249593608" text:id="ct249593608">
          <text:insertion>
            <office:change-info>
              <dc:creator>Peter Camilleri</dc:creator>
              <dc:date>2015-04-25T17:38:00</dc:date>
            </office:change-info>
          </text:insertion>
        </text:changed-region>
        <text:changed-region xml:id="ct249593712" text:id="ct249593712">
          <text:insertion>
            <office:change-info>
              <dc:creator>Peter Camilleri</dc:creator>
              <dc:date>2015-04-25T17:38:00</dc:date>
            </office:change-info>
          </text:insertion>
        </text:changed-region>
        <text:changed-region xml:id="ct249593816" text:id="ct249593816">
          <text:insertion>
            <office:change-info>
              <dc:creator>Peter Camilleri</dc:creator>
              <dc:date>2015-04-25T17:38:00</dc:date>
            </office:change-info>
          </text:insertion>
        </text:changed-region>
        <text:changed-region xml:id="ct249593920" text:id="ct249593920">
          <text:insertion>
            <office:change-info>
              <dc:creator>Peter Camilleri</dc:creator>
              <dc:date>2015-04-25T17:38:00</dc:date>
            </office:change-info>
          </text:insertion>
        </text:changed-region>
        <text:changed-region xml:id="ct249594024" text:id="ct249594024">
          <text:insertion>
            <office:change-info>
              <dc:creator>Peter Camilleri</dc:creator>
              <dc:date>2015-04-25T22:38:00</dc:date>
            </office:change-info>
          </text:insertion>
        </text:changed-region>
        <text:changed-region xml:id="ct249594128" text:id="ct249594128">
          <text:insertion>
            <office:change-info>
              <dc:creator>Peter Camilleri</dc:creator>
              <dc:date>2015-04-25T22:38:00</dc:date>
            </office:change-info>
          </text:insertion>
        </text:changed-region>
        <text:changed-region xml:id="ct249594232" text:id="ct249594232">
          <text:deletion>
            <office:change-info>
              <dc:creator>Peter Camilleri</dc:creator>
              <dc:date>2015-04-25T22:48:00</dc:date>
            </office:change-info>
            <text:p text:style-name="Text_20_body">+</text:p>
          </text:deletion>
        </text:changed-region>
        <text:changed-region xml:id="ct249594336" text:id="ct249594336">
          <text:insertion>
            <office:change-info>
              <dc:creator>Peter Camilleri</dc:creator>
              <dc:date>2015-04-25T17:38:00</dc:date>
            </office:change-info>
          </text:insertion>
        </text:changed-region>
        <text:changed-region xml:id="ct249594440" text:id="ct249594440">
          <text:insertion>
            <office:change-info>
              <dc:creator>Peter Camilleri</dc:creator>
              <dc:date>2015-04-25T17:38:00</dc:date>
            </office:change-info>
          </text:insertion>
        </text:changed-region>
        <text:changed-region xml:id="ct249594544" text:id="ct249594544">
          <text:insertion>
            <office:change-info>
              <dc:creator>Peter Camilleri</dc:creator>
              <dc:date>2015-04-25T17:38:00</dc:date>
            </office:change-info>
          </text:insertion>
        </text:changed-region>
        <text:changed-region xml:id="ct249594648" text:id="ct249594648">
          <text:insertion>
            <office:change-info>
              <dc:creator>Peter Camilleri</dc:creator>
              <dc:date>2015-04-25T17:38:00</dc:date>
            </office:change-info>
          </text:insertion>
        </text:changed-region>
        <text:changed-region xml:id="ct249594752" text:id="ct249594752">
          <text:insertion>
            <office:change-info>
              <dc:creator>Peter Camilleri</dc:creator>
              <dc:date>2015-04-25T17:38:00</dc:date>
            </office:change-info>
          </text:insertion>
        </text:changed-region>
        <text:changed-region xml:id="ct249594856" text:id="ct249594856">
          <text:insertion>
            <office:change-info>
              <dc:creator>Peter Camilleri</dc:creator>
              <dc:date>2015-04-26T10:10:00</dc:date>
            </office:change-info>
          </text:insertion>
        </text:changed-region>
        <text:changed-region xml:id="ct249594960" text:id="ct249594960">
          <text:insertion>
            <office:change-info>
              <dc:creator>Peter Camilleri</dc:creator>
              <dc:date>2015-04-26T10:10:00</dc:date>
            </office:change-info>
          </text:insertion>
        </text:changed-region>
        <text:changed-region xml:id="ct249595064" text:id="ct249595064">
          <text:insertion>
            <office:change-info>
              <dc:creator>Peter Camilleri</dc:creator>
              <dc:date>2015-04-25T17:38:00</dc:date>
            </office:change-info>
          </text:insertion>
        </text:changed-region>
        <text:changed-region xml:id="ct249595168" text:id="ct249595168">
          <text:insertion>
            <office:change-info>
              <dc:creator>Peter Camilleri</dc:creator>
              <dc:date>2015-04-26T10:09:00</dc:date>
            </office:change-info>
          </text:insertion>
        </text:changed-region>
        <text:changed-region xml:id="ct249595272" text:id="ct249595272">
          <text:insertion>
            <office:change-info>
              <dc:creator>Peter Camilleri</dc:creator>
              <dc:date>2015-04-26T10:09:00</dc:date>
            </office:change-info>
          </text:insertion>
        </text:changed-region>
        <text:changed-region xml:id="ct249628184" text:id="ct249628184">
          <text:insertion>
            <office:change-info>
              <dc:creator>Peter Camilleri</dc:creator>
              <dc:date>2015-04-26T10:09:00</dc:date>
            </office:change-info>
          </text:insertion>
        </text:changed-region>
        <text:changed-region xml:id="ct249628288" text:id="ct249628288">
          <text:insertion>
            <office:change-info>
              <dc:creator>Peter Camilleri</dc:creator>
              <dc:date>2015-04-26T10:11:00</dc:date>
            </office:change-info>
          </text:insertion>
        </text:changed-region>
        <text:changed-region xml:id="ct249628392" text:id="ct249628392">
          <text:insertion>
            <office:change-info>
              <dc:creator>Peter Camilleri</dc:creator>
              <dc:date>2015-04-26T10:10:00</dc:date>
            </office:change-info>
          </text:insertion>
        </text:changed-region>
        <text:changed-region xml:id="ct249628496" text:id="ct249628496">
          <text:deletion>
            <office:change-info>
              <dc:creator>Peter Camilleri</dc:creator>
              <dc:date>2015-04-25T22:49:00</dc:date>
            </office:change-info>
            <text:p text:style-name="Text_20_body"/>
            <text:p text:style-name="Text_20_body">-</text:p>
          </text:deletion>
        </text:changed-region>
        <text:changed-region xml:id="ct249628600" text:id="ct249628600">
          <text:insertion>
            <office:change-info>
              <dc:creator>Peter Camilleri</dc:creator>
              <dc:date>2015-04-25T17:38:00</dc:date>
            </office:change-info>
          </text:insertion>
        </text:changed-region>
        <text:changed-region xml:id="ct249628808" text:id="ct249628808">
          <text:deletion>
            <office:change-info>
              <dc:creator>Peter Camilleri</dc:creator>
              <dc:date>2015-04-25T22:49:00</dc:date>
            </office:change-info>
            <text:p text:style-name="Text_20_body">.1/x</text:p>
          </text:deletion>
        </text:changed-region>
        <text:changed-region xml:id="ct249628704" text:id="ct249628704">
          <text:deletion>
            <office:change-info>
              <dc:creator>Peter Camilleri</dc:creator>
              <dc:date>2015-04-25T22:50:00</dc:date>
            </office:change-info>
            <text:p text:style-name="Text_20_body"/>
            <text:p text:style-name="Text_20_body"/>
          </text:deletion>
        </text:changed-region>
        <text:changed-region xml:id="ct249628912" text:id="ct249628912">
          <text:insertion>
            <office:change-info>
              <dc:creator>Peter Camilleri</dc:creator>
              <dc:date>2015-04-25T17:38:00</dc:date>
            </office:change-info>
          </text:insertion>
        </text:changed-region>
        <text:changed-region xml:id="ct249629016" text:id="ct249629016">
          <text:deletion>
            <office:change-info>
              <dc:creator>Peter Camilleri</dc:creator>
              <dc:date>2015-04-25T22:52:00</dc:date>
            </office:change-info>
            <text:p text:style-name="Text_20_body"/>
            <text:p text:style-name="Text_20_body">.10**</text:p>
          </text:deletion>
        </text:changed-region>
        <text:changed-region xml:id="ct249629120" text:id="ct249629120">
          <text:insertion>
            <office:change-info>
              <dc:creator>Peter Camilleri</dc:creator>
              <dc:date>2015-04-25T17:38:00</dc:date>
            </office:change-info>
          </text:insertion>
        </text:changed-region>
        <text:changed-region xml:id="ct249629224" text:id="ct249629224">
          <text:deletion>
            <office:change-info>
              <dc:creator>Peter Camilleri</dc:creator>
              <dc:date>2015-04-25T23:06:00</dc:date>
            </office:change-info>
            <text:p text:style-name="Text_20_body"/>
            <text:p text:style-name="Text_20_body">.2**</text:p>
          </text:deletion>
        </text:changed-region>
        <text:changed-region xml:id="ct249629328" text:id="ct249629328">
          <text:insertion>
            <office:change-info>
              <dc:creator>Peter Camilleri</dc:creator>
              <dc:date>2015-04-25T17:38:00</dc:date>
            </office:change-info>
          </text:insertion>
        </text:changed-region>
        <text:changed-region xml:id="ct249629536" text:id="ct249629536">
          <text:deletion>
            <office:change-info>
              <dc:creator>Peter Camilleri</dc:creator>
              <dc:date>2015-04-25T23:06:00</dc:date>
            </office:change-info>
            <text:p text:style-name="Text_20_body">.abs</text:p>
          </text:deletion>
        </text:changed-region>
        <text:changed-region xml:id="ct249629432" text:id="ct249629432">
          <text:deletion>
            <office:change-info>
              <dc:creator>Peter Camilleri</dc:creator>
              <dc:date>2015-04-25T23:07:00</dc:date>
            </office:change-info>
            <text:p text:style-name="Text_20_body"/>
            <text:p text:style-name="Text_20_body"/>
          </text:deletion>
        </text:changed-region>
        <text:changed-region xml:id="ct249629640" text:id="ct249629640">
          <text:insertion>
            <office:change-info>
              <dc:creator>Peter Camilleri</dc:creator>
              <dc:date>2015-04-25T17:38:00</dc:date>
            </office:change-info>
          </text:insertion>
        </text:changed-region>
        <text:changed-region xml:id="ct249629744" text:id="ct249629744">
          <text:deletion>
            <office:change-info>
              <dc:creator>Peter Camilleri</dc:creator>
              <dc:date>2015-04-25T23:07:00</dc:date>
            </office:change-info>
            <text:p text:style-name="Text_20_body"/>
            <text:p text:style-name="Text_20_body">.acos</text:p>
          </text:deletion>
        </text:changed-region>
        <text:changed-region xml:id="ct249629848" text:id="ct249629848">
          <text:insertion>
            <office:change-info>
              <dc:creator>Peter Camilleri</dc:creator>
              <dc:date>2015-04-25T17:38:00</dc:date>
            </office:change-info>
          </text:insertion>
        </text:changed-region>
        <text:changed-region xml:id="ct249630264" text:id="ct249630264">
          <text:insertion>
            <office:change-info>
              <dc:creator>Peter Camilleri</dc:creator>
              <dc:date>2015-04-26T13:39:00</dc:date>
            </office:change-info>
          </text:insertion>
        </text:changed-region>
        <text:changed-region xml:id="ct249630368" text:id="ct249630368">
          <text:insertion>
            <office:change-info>
              <dc:creator>Peter Camilleri</dc:creator>
              <dc:date>2015-04-26T13:38:00</dc:date>
            </office:change-info>
          </text:insertion>
        </text:changed-region>
        <text:changed-region xml:id="ct249630472" text:id="ct249630472">
          <text:insertion>
            <office:change-info>
              <dc:creator>Peter Camilleri</dc:creator>
              <dc:date>2015-04-25T17:38:00</dc:date>
            </office:change-info>
          </text:insertion>
        </text:changed-region>
        <text:changed-region xml:id="ct249630576" text:id="ct249630576">
          <text:insertion>
            <office:change-info>
              <dc:creator>Peter Camilleri</dc:creator>
              <dc:date>2015-04-25T17:38:00</dc:date>
            </office:change-info>
          </text:insertion>
        </text:changed-region>
        <text:changed-region xml:id="ct249630680" text:id="ct249630680">
          <text:insertion>
            <office:change-info>
              <dc:creator>Peter Camilleri</dc:creator>
              <dc:date>2015-04-26T13:45:00</dc:date>
            </office:change-info>
          </text:insertion>
        </text:changed-region>
        <text:changed-region xml:id="ct249630784" text:id="ct249630784">
          <text:insertion>
            <office:change-info>
              <dc:creator>Peter Camilleri</dc:creator>
              <dc:date>2015-04-26T13:45:00</dc:date>
            </office:change-info>
          </text:insertion>
        </text:changed-region>
        <text:changed-region xml:id="ct249630888" text:id="ct249630888">
          <text:insertion>
            <office:change-info>
              <dc:creator>Peter Camilleri</dc:creator>
              <dc:date>2015-04-26T13:45:00</dc:date>
            </office:change-info>
          </text:insertion>
        </text:changed-region>
        <text:changed-region xml:id="ct249630992" text:id="ct249630992">
          <text:insertion>
            <office:change-info>
              <dc:creator>Peter Camilleri</dc:creator>
              <dc:date>2015-04-26T13:45:00</dc:date>
            </office:change-info>
          </text:insertion>
        </text:changed-region>
        <text:changed-region xml:id="ct249631096" text:id="ct249631096">
          <text:deletion>
            <office:change-info>
              <dc:creator>Peter Camilleri</dc:creator>
              <dc:date>2015-04-25T23:09:00</dc:date>
            </office:change-info>
            <text:p text:style-name="Text_20_body"/>
            <text:p text:style-name="Text_20_body">.acosh</text:p>
          </text:deletion>
        </text:changed-region>
        <text:changed-region xml:id="ct249631408" text:id="ct249631408">
          <text:insertion>
            <office:change-info>
              <dc:creator>Peter Camilleri</dc:creator>
              <dc:date>2015-04-25T17:38:00</dc:date>
            </office:change-info>
          </text:insertion>
        </text:changed-region>
        <text:changed-region xml:id="ct249631512" text:id="ct249631512">
          <text:insertion>
            <office:change-info>
              <dc:creator>Peter Camilleri</dc:creator>
              <dc:date>2015-04-25T17:38:00</dc:date>
            </office:change-info>
          </text:insertion>
        </text:changed-region>
        <text:changed-region xml:id="ct249631616" text:id="ct249631616">
          <text:insertion>
            <office:change-info>
              <dc:creator>Peter Camilleri</dc:creator>
              <dc:date>2015-04-25T17:38:00</dc:date>
            </office:change-info>
          </text:insertion>
        </text:changed-region>
        <text:changed-region xml:id="ct249631720" text:id="ct249631720">
          <text:deletion>
            <office:change-info>
              <dc:creator>Peter Camilleri</dc:creator>
              <dc:date>2015-04-25T23:09:00</dc:date>
            </office:change-info>
            <text:p text:style-name="Text_20_body"/>
            <text:p text:style-name="Text_20_body">.angle</text:p>
          </text:deletion>
        </text:changed-region>
        <text:changed-region xml:id="ct249631824" text:id="ct249631824">
          <text:insertion>
            <office:change-info>
              <dc:creator>Peter Camilleri</dc:creator>
              <dc:date>2015-04-25T17:38:00</dc:date>
            </office:change-info>
          </text:insertion>
        </text:changed-region>
        <text:changed-region xml:id="ct249631928" text:id="ct249631928">
          <text:insertion>
            <office:change-info>
              <dc:creator>Peter Camilleri</dc:creator>
              <dc:date>2015-04-25T17:38:00</dc:date>
            </office:change-info>
          </text:insertion>
        </text:changed-region>
        <text:changed-region xml:id="ct249632032" text:id="ct249632032">
          <text:insertion>
            <office:change-info>
              <dc:creator>Peter Camilleri</dc:creator>
              <dc:date>2015-04-25T17:38:00</dc:date>
            </office:change-info>
          </text:insertion>
        </text:changed-region>
        <text:changed-region xml:id="ct249632136" text:id="ct249632136">
          <text:insertion>
            <office:change-info>
              <dc:creator>Peter Camilleri</dc:creator>
              <dc:date>2015-04-25T17:38:00</dc:date>
            </office:change-info>
          </text:insertion>
        </text:changed-region>
        <text:changed-region xml:id="ct249632280" text:id="ct249632280">
          <text:deletion>
            <office:change-info>
              <dc:creator>Peter Camilleri</dc:creator>
              <dc:date>2015-04-25T23:09:00</dc:date>
            </office:change-info>
            <text:p text:style-name="Text_20_body"/>
            <text:p text:style-name="Text_20_body">.asin</text:p>
          </text:deletion>
        </text:changed-region>
        <text:changed-region xml:id="ct249632384" text:id="ct249632384">
          <text:insertion>
            <office:change-info>
              <dc:creator>Peter Camilleri</dc:creator>
              <dc:date>2015-04-25T17:38:00</dc:date>
            </office:change-info>
          </text:insertion>
        </text:changed-region>
        <text:changed-region xml:id="ct249632488" text:id="ct249632488">
          <text:insertion>
            <office:change-info>
              <dc:creator>Peter Camilleri</dc:creator>
              <dc:date>2015-04-25T17:38:00</dc:date>
            </office:change-info>
          </text:insertion>
        </text:changed-region>
        <text:changed-region xml:id="ct249632592" text:id="ct249632592">
          <text:insertion>
            <office:change-info>
              <dc:creator>Peter Camilleri</dc:creator>
              <dc:date>2015-04-25T17:38:00</dc:date>
            </office:change-info>
          </text:insertion>
        </text:changed-region>
        <text:changed-region xml:id="ct249632696" text:id="ct249632696">
          <text:insertion>
            <office:change-info>
              <dc:creator>Peter Camilleri</dc:creator>
              <dc:date>2015-04-25T17:38:00</dc:date>
            </office:change-info>
          </text:insertion>
        </text:changed-region>
        <text:changed-region xml:id="ct249632800" text:id="ct249632800">
          <text:insertion>
            <office:change-info>
              <dc:creator>Peter Camilleri</dc:creator>
              <dc:date>2015-04-25T17:38:00</dc:date>
            </office:change-info>
          </text:insertion>
        </text:changed-region>
        <text:changed-region xml:id="ct249632904" text:id="ct249632904">
          <text:deletion>
            <office:change-info>
              <dc:creator>Peter Camilleri</dc:creator>
              <dc:date>2015-04-25T23:09:00</dc:date>
            </office:change-info>
            <text:p text:style-name="Text_20_body"/>
            <text:p text:style-name="Text_20_body">.asinh</text:p>
          </text:deletion>
        </text:changed-region>
        <text:changed-region xml:id="ct249633008" text:id="ct249633008">
          <text:insertion>
            <office:change-info>
              <dc:creator>Peter Camilleri</dc:creator>
              <dc:date>2015-04-25T17:38:00</dc:date>
            </office:change-info>
          </text:insertion>
        </text:changed-region>
        <text:changed-region xml:id="ct249633112" text:id="ct249633112">
          <text:insertion>
            <office:change-info>
              <dc:creator>Peter Camilleri</dc:creator>
              <dc:date>2015-04-25T17:38:00</dc:date>
            </office:change-info>
          </text:insertion>
        </text:changed-region>
        <text:changed-region xml:id="ct249633216" text:id="ct249633216">
          <text:insertion>
            <office:change-info>
              <dc:creator>Peter Camilleri</dc:creator>
              <dc:date>2015-04-25T17:38:00</dc:date>
            </office:change-info>
          </text:insertion>
        </text:changed-region>
        <text:changed-region xml:id="ct249633320" text:id="ct249633320">
          <text:insertion>
            <office:change-info>
              <dc:creator>Peter Camilleri</dc:creator>
              <dc:date>2015-04-25T17:38:00</dc:date>
            </office:change-info>
          </text:insertion>
        </text:changed-region>
        <text:changed-region xml:id="ct249633424" text:id="ct249633424">
          <text:insertion>
            <office:change-info>
              <dc:creator>Peter Camilleri</dc:creator>
              <dc:date>2015-04-25T17:38:00</dc:date>
            </office:change-info>
          </text:insertion>
        </text:changed-region>
        <text:changed-region xml:id="ct249633528" text:id="ct249633528">
          <text:deletion>
            <office:change-info>
              <dc:creator>Peter Camilleri</dc:creator>
              <dc:date>2015-04-25T23:10:00</dc:date>
            </office:change-info>
            <text:p text:style-name="Text_20_body"/>
            <text:p text:style-name="Text_20_body">.atan</text:p>
          </text:deletion>
        </text:changed-region>
        <text:changed-region xml:id="ct249633632" text:id="ct249633632">
          <text:insertion>
            <office:change-info>
              <dc:creator>Peter Camilleri</dc:creator>
              <dc:date>2015-04-25T17:38:00</dc:date>
            </office:change-info>
          </text:insertion>
        </text:changed-region>
        <text:changed-region xml:id="ct249633736" text:id="ct249633736">
          <text:insertion>
            <office:change-info>
              <dc:creator>Peter Camilleri</dc:creator>
              <dc:date>2015-04-25T17:38:00</dc:date>
            </office:change-info>
          </text:insertion>
        </text:changed-region>
        <text:changed-region xml:id="ct249633840" text:id="ct249633840">
          <text:insertion>
            <office:change-info>
              <dc:creator>Peter Camilleri</dc:creator>
              <dc:date>2015-04-25T17:38:00</dc:date>
            </office:change-info>
          </text:insertion>
        </text:changed-region>
        <text:changed-region xml:id="ct249633944" text:id="ct249633944">
          <text:insertion>
            <office:change-info>
              <dc:creator>Peter Camilleri</dc:creator>
              <dc:date>2015-04-25T17:38:00</dc:date>
            </office:change-info>
          </text:insertion>
        </text:changed-region>
        <text:changed-region xml:id="ct249634048" text:id="ct249634048">
          <text:insertion>
            <office:change-info>
              <dc:creator>Peter Camilleri</dc:creator>
              <dc:date>2015-04-25T17:38:00</dc:date>
            </office:change-info>
          </text:insertion>
        </text:changed-region>
        <text:changed-region xml:id="ct249634152" text:id="ct249634152">
          <text:deletion>
            <office:change-info>
              <dc:creator>Peter Camilleri</dc:creator>
              <dc:date>2015-04-25T23:10:00</dc:date>
            </office:change-info>
            <text:p text:style-name="Text_20_body"/>
            <text:p text:style-name="Text_20_body">.atan2</text:p>
          </text:deletion>
        </text:changed-region>
        <text:changed-region xml:id="ct249634256" text:id="ct249634256">
          <text:insertion>
            <office:change-info>
              <dc:creator>Peter Camilleri</dc:creator>
              <dc:date>2015-04-25T17:38:00</dc:date>
            </office:change-info>
          </text:insertion>
        </text:changed-region>
        <text:changed-region xml:id="ct249634360" text:id="ct249634360">
          <text:insertion>
            <office:change-info>
              <dc:creator>Peter Camilleri</dc:creator>
              <dc:date>2015-04-25T17:38:00</dc:date>
            </office:change-info>
          </text:insertion>
        </text:changed-region>
        <text:changed-region xml:id="ct249634464" text:id="ct249634464">
          <text:insertion>
            <office:change-info>
              <dc:creator>Peter Camilleri</dc:creator>
              <dc:date>2015-04-25T17:38:00</dc:date>
            </office:change-info>
          </text:insertion>
        </text:changed-region>
        <text:changed-region xml:id="ct249634568" text:id="ct249634568">
          <text:insertion>
            <office:change-info>
              <dc:creator>Peter Camilleri</dc:creator>
              <dc:date>2015-04-25T17:38:00</dc:date>
            </office:change-info>
          </text:insertion>
        </text:changed-region>
        <text:changed-region xml:id="ct249634672" text:id="ct249634672">
          <text:insertion>
            <office:change-info>
              <dc:creator>Peter Camilleri</dc:creator>
              <dc:date>2015-04-25T17:38:00</dc:date>
            </office:change-info>
          </text:insertion>
        </text:changed-region>
        <text:changed-region xml:id="ct249634880" text:id="ct249634880">
          <text:deletion>
            <office:change-info>
              <dc:creator>Peter Camilleri</dc:creator>
              <dc:date>2015-04-25T23:11:00</dc:date>
            </office:change-info>
            <text:p text:style-name="Text_20_body">.atanh</text:p>
          </text:deletion>
        </text:changed-region>
        <text:changed-region xml:id="ct249634776" text:id="ct249634776">
          <text:deletion>
            <office:change-info>
              <dc:creator>Peter Camilleri</dc:creator>
              <dc:date>2015-04-25T23:12:00</dc:date>
            </office:change-info>
            <text:p text:style-name="Text_20_body"/>
            <text:p text:style-name="Text_20_body"/>
          </text:deletion>
        </text:changed-region>
        <text:changed-region xml:id="ct249634984" text:id="ct249634984">
          <text:insertion>
            <office:change-info>
              <dc:creator>Peter Camilleri</dc:creator>
              <dc:date>2015-04-25T17:38:00</dc:date>
            </office:change-info>
          </text:insertion>
        </text:changed-region>
        <text:changed-region xml:id="ct249635088" text:id="ct249635088">
          <text:insertion>
            <office:change-info>
              <dc:creator>Peter Camilleri</dc:creator>
              <dc:date>2015-04-25T17:38:00</dc:date>
            </office:change-info>
          </text:insertion>
        </text:changed-region>
        <text:changed-region xml:id="ct249635192" text:id="ct249635192">
          <text:insertion>
            <office:change-info>
              <dc:creator>Peter Camilleri</dc:creator>
              <dc:date>2015-04-25T17:38:00</dc:date>
            </office:change-info>
          </text:insertion>
        </text:changed-region>
        <text:changed-region xml:id="ct249635296" text:id="ct249635296">
          <text:insertion>
            <office:change-info>
              <dc:creator>Peter Camilleri</dc:creator>
              <dc:date>2015-04-25T17:38:00</dc:date>
            </office:change-info>
          </text:insertion>
        </text:changed-region>
        <text:changed-region xml:id="ct249635400" text:id="ct249635400">
          <text:insertion>
            <office:change-info>
              <dc:creator>Peter Camilleri</dc:creator>
              <dc:date>2015-04-25T17:38:00</dc:date>
            </office:change-info>
          </text:insertion>
        </text:changed-region>
        <text:changed-region xml:id="ct249635504" text:id="ct249635504">
          <text:deletion>
            <office:change-info>
              <dc:creator>Peter Camilleri</dc:creator>
              <dc:date>2015-04-25T23:12:00</dc:date>
            </office:change-info>
            <text:p text:style-name="Text_20_body"/>
            <text:p text:style-name="Text_20_body">.c2p</text:p>
          </text:deletion>
        </text:changed-region>
        <text:changed-region xml:id="ct249635608" text:id="ct249635608">
          <text:insertion>
            <office:change-info>
              <dc:creator>Peter Camilleri</dc:creator>
              <dc:date>2015-04-25T17:38:00</dc:date>
            </office:change-info>
          </text:insertion>
        </text:changed-region>
        <text:changed-region xml:id="ct249635712" text:id="ct249635712">
          <text:insertion>
            <office:change-info>
              <dc:creator>Peter Camilleri</dc:creator>
              <dc:date>2015-04-25T17:38:00</dc:date>
            </office:change-info>
          </text:insertion>
        </text:changed-region>
        <text:changed-region xml:id="ct249635816" text:id="ct249635816">
          <text:insertion>
            <office:change-info>
              <dc:creator>Peter Camilleri</dc:creator>
              <dc:date>2015-04-25T17:38:00</dc:date>
            </office:change-info>
          </text:insertion>
        </text:changed-region>
        <text:changed-region xml:id="ct249635920" text:id="ct249635920">
          <text:insertion>
            <office:change-info>
              <dc:creator>Peter Camilleri</dc:creator>
              <dc:date>2015-04-25T17:38:00</dc:date>
            </office:change-info>
          </text:insertion>
        </text:changed-region>
        <text:changed-region xml:id="ct249636024" text:id="ct249636024">
          <text:insertion>
            <office:change-info>
              <dc:creator>Peter Camilleri</dc:creator>
              <dc:date>2015-04-25T17:38:00</dc:date>
            </office:change-info>
          </text:insertion>
        </text:changed-region>
        <text:changed-region xml:id="ct249636232" text:id="ct249636232">
          <text:deletion>
            <office:change-info>
              <dc:creator>Peter Camilleri</dc:creator>
              <dc:date>2015-04-25T23:12:00</dc:date>
            </office:change-info>
            <text:p text:style-name="Text_20_body">.cbrt</text:p>
          </text:deletion>
        </text:changed-region>
        <text:changed-region xml:id="ct249636128" text:id="ct249636128">
          <text:deletion>
            <office:change-info>
              <dc:creator>Peter Camilleri</dc:creator>
              <dc:date>2015-04-25T23:13:00</dc:date>
            </office:change-info>
            <text:p text:style-name="Text_20_body"/>
            <text:p text:style-name="Text_20_body"/>
          </text:deletion>
        </text:changed-region>
        <text:changed-region xml:id="ct249636376" text:id="ct249636376">
          <text:insertion>
            <office:change-info>
              <dc:creator>Peter Camilleri</dc:creator>
              <dc:date>2015-04-25T17:38:00</dc:date>
            </office:change-info>
          </text:insertion>
        </text:changed-region>
        <text:changed-region xml:id="ct249636480" text:id="ct249636480">
          <text:insertion>
            <office:change-info>
              <dc:creator>Peter Camilleri</dc:creator>
              <dc:date>2015-04-25T17:38:00</dc:date>
            </office:change-info>
          </text:insertion>
        </text:changed-region>
        <text:changed-region xml:id="ct249636584" text:id="ct249636584">
          <text:insertion>
            <office:change-info>
              <dc:creator>Peter Camilleri</dc:creator>
              <dc:date>2015-04-25T17:38:00</dc:date>
            </office:change-info>
          </text:insertion>
        </text:changed-region>
        <text:changed-region xml:id="ct249636688" text:id="ct249636688">
          <text:insertion>
            <office:change-info>
              <dc:creator>Peter Camilleri</dc:creator>
              <dc:date>2015-04-25T17:38:00</dc:date>
            </office:change-info>
          </text:insertion>
        </text:changed-region>
        <text:changed-region xml:id="ct249636792" text:id="ct249636792">
          <text:insertion>
            <office:change-info>
              <dc:creator>Peter Camilleri</dc:creator>
              <dc:date>2015-04-25T17:38:00</dc:date>
            </office:change-info>
          </text:insertion>
        </text:changed-region>
        <text:changed-region xml:id="ct249636896" text:id="ct249636896">
          <text:deletion>
            <office:change-info>
              <dc:creator>Peter Camilleri</dc:creator>
              <dc:date>2015-04-25T23:13:00</dc:date>
            </office:change-info>
            <text:p text:style-name="Text_20_body"/>
            <text:p text:style-name="Text_20_body">.ceil</text:p>
          </text:deletion>
        </text:changed-region>
        <text:changed-region xml:id="ct249637000" text:id="ct249637000">
          <text:insertion>
            <office:change-info>
              <dc:creator>Peter Camilleri</dc:creator>
              <dc:date>2015-04-25T17:38:00</dc:date>
            </office:change-info>
          </text:insertion>
        </text:changed-region>
        <text:changed-region xml:id="ct249637104" text:id="ct249637104">
          <text:insertion>
            <office:change-info>
              <dc:creator>Peter Camilleri</dc:creator>
              <dc:date>2015-04-25T17:38:00</dc:date>
            </office:change-info>
          </text:insertion>
        </text:changed-region>
        <text:changed-region xml:id="ct249637208" text:id="ct249637208">
          <text:insertion>
            <office:change-info>
              <dc:creator>Peter Camilleri</dc:creator>
              <dc:date>2015-04-25T17:38:00</dc:date>
            </office:change-info>
          </text:insertion>
        </text:changed-region>
        <text:changed-region xml:id="ct249637312" text:id="ct249637312">
          <text:insertion>
            <office:change-info>
              <dc:creator>Peter Camilleri</dc:creator>
              <dc:date>2015-04-25T17:38:00</dc:date>
            </office:change-info>
          </text:insertion>
        </text:changed-region>
        <text:changed-region xml:id="ct249637416" text:id="ct249637416">
          <text:insertion>
            <office:change-info>
              <dc:creator>Peter Camilleri</dc:creator>
              <dc:date>2015-04-25T17:38:00</dc:date>
            </office:change-info>
          </text:insertion>
        </text:changed-region>
        <text:changed-region xml:id="ct249637520" text:id="ct249637520">
          <text:insertion>
            <office:change-info>
              <dc:creator>Peter Camilleri</dc:creator>
              <dc:date>2015-04-25T17:38:00</dc:date>
            </office:change-info>
          </text:insertion>
        </text:changed-region>
        <text:changed-region xml:id="ct249637624" text:id="ct249637624">
          <text:deletion>
            <office:change-info>
              <dc:creator>Peter Camilleri</dc:creator>
              <dc:date>2015-04-25T23:13:00</dc:date>
            </office:change-info>
            <text:p text:style-name="Text_20_body"/>
            <text:p text:style-name="Text_20_body">.conjugate</text:p>
          </text:deletion>
        </text:changed-region>
        <text:changed-region xml:id="ct249637728" text:id="ct249637728">
          <text:insertion>
            <office:change-info>
              <dc:creator>Peter Camilleri</dc:creator>
              <dc:date>2015-04-25T17:38:00</dc:date>
            </office:change-info>
          </text:insertion>
        </text:changed-region>
        <text:changed-region xml:id="ct249637832" text:id="ct249637832">
          <text:insertion>
            <office:change-info>
              <dc:creator>Peter Camilleri</dc:creator>
              <dc:date>2015-04-25T17:38:00</dc:date>
            </office:change-info>
          </text:insertion>
        </text:changed-region>
        <text:changed-region xml:id="ct249637936" text:id="ct249637936">
          <text:insertion>
            <office:change-info>
              <dc:creator>Peter Camilleri</dc:creator>
              <dc:date>2015-04-25T17:38:00</dc:date>
            </office:change-info>
          </text:insertion>
        </text:changed-region>
        <text:changed-region xml:id="ct249638040" text:id="ct249638040">
          <text:insertion>
            <office:change-info>
              <dc:creator>Peter Camilleri</dc:creator>
              <dc:date>2015-04-25T17:38:00</dc:date>
            </office:change-info>
          </text:insertion>
        </text:changed-region>
        <text:changed-region xml:id="ct249638144" text:id="ct249638144">
          <text:deletion>
            <office:change-info>
              <dc:creator>Peter Camilleri</dc:creator>
              <dc:date>2015-04-25T23:13:00</dc:date>
            </office:change-info>
            <text:p text:style-name="Text_20_body"/>
            <text:p text:style-name="Text_20_body">.cos</text:p>
          </text:deletion>
        </text:changed-region>
        <text:changed-region xml:id="ct249638248" text:id="ct249638248">
          <text:insertion>
            <office:change-info>
              <dc:creator>Peter Camilleri</dc:creator>
              <dc:date>2015-04-25T17:38:00</dc:date>
            </office:change-info>
          </text:insertion>
        </text:changed-region>
        <text:changed-region xml:id="ct249638352" text:id="ct249638352">
          <text:insertion>
            <office:change-info>
              <dc:creator>Peter Camilleri</dc:creator>
              <dc:date>2015-04-25T17:38:00</dc:date>
            </office:change-info>
          </text:insertion>
        </text:changed-region>
        <text:changed-region xml:id="ct249638456" text:id="ct249638456">
          <text:insertion>
            <office:change-info>
              <dc:creator>Peter Camilleri</dc:creator>
              <dc:date>2015-04-25T17:38:00</dc:date>
            </office:change-info>
          </text:insertion>
        </text:changed-region>
        <text:changed-region xml:id="ct249638560" text:id="ct249638560">
          <text:insertion>
            <office:change-info>
              <dc:creator>Peter Camilleri</dc:creator>
              <dc:date>2015-04-25T17:38:00</dc:date>
            </office:change-info>
          </text:insertion>
        </text:changed-region>
        <text:changed-region xml:id="ct249638664" text:id="ct249638664">
          <text:insertion>
            <office:change-info>
              <dc:creator>Peter Camilleri</dc:creator>
              <dc:date>2015-04-25T17:38:00</dc:date>
            </office:change-info>
          </text:insertion>
        </text:changed-region>
        <text:changed-region xml:id="ct249638872" text:id="ct249638872">
          <text:deletion>
            <office:change-info>
              <dc:creator>Peter Camilleri</dc:creator>
              <dc:date>2015-04-25T23:13:00</dc:date>
            </office:change-info>
            <text:p text:style-name="Text_20_body">.cosh</text:p>
          </text:deletion>
        </text:changed-region>
        <text:changed-region xml:id="ct249638768" text:id="ct249638768">
          <text:deletion>
            <office:change-info>
              <dc:creator>Peter Camilleri</dc:creator>
              <dc:date>2015-04-25T23:14:00</dc:date>
            </office:change-info>
            <text:p text:style-name="Text_20_body"/>
            <text:p text:style-name="Text_20_body"/>
          </text:deletion>
        </text:changed-region>
        <text:changed-region xml:id="ct249638976" text:id="ct249638976">
          <text:insertion>
            <office:change-info>
              <dc:creator>Peter Camilleri</dc:creator>
              <dc:date>2015-04-25T17:38:00</dc:date>
            </office:change-info>
          </text:insertion>
        </text:changed-region>
        <text:changed-region xml:id="ct249639080" text:id="ct249639080">
          <text:insertion>
            <office:change-info>
              <dc:creator>Peter Camilleri</dc:creator>
              <dc:date>2015-04-25T17:38:00</dc:date>
            </office:change-info>
          </text:insertion>
        </text:changed-region>
        <text:changed-region xml:id="ct249639184" text:id="ct249639184">
          <text:insertion>
            <office:change-info>
              <dc:creator>Peter Camilleri</dc:creator>
              <dc:date>2015-04-25T17:38:00</dc:date>
            </office:change-info>
          </text:insertion>
        </text:changed-region>
        <text:changed-region xml:id="ct249639288" text:id="ct249639288">
          <text:insertion>
            <office:change-info>
              <dc:creator>Peter Camilleri</dc:creator>
              <dc:date>2015-04-25T17:38:00</dc:date>
            </office:change-info>
          </text:insertion>
        </text:changed-region>
        <text:changed-region xml:id="ct249639392" text:id="ct249639392">
          <text:insertion>
            <office:change-info>
              <dc:creator>Peter Camilleri</dc:creator>
              <dc:date>2015-04-25T17:38:00</dc:date>
            </office:change-info>
          </text:insertion>
        </text:changed-region>
        <text:changed-region xml:id="ct249639496" text:id="ct249639496">
          <text:deletion>
            <office:change-info>
              <dc:creator>Peter Camilleri</dc:creator>
              <dc:date>2015-04-25T23:14:00</dc:date>
            </office:change-info>
            <text:p text:style-name="Text_20_body"/>
            <text:p text:style-name="Text_20_body">.cube</text:p>
          </text:deletion>
        </text:changed-region>
        <text:changed-region xml:id="ct249639600" text:id="ct249639600">
          <text:insertion>
            <office:change-info>
              <dc:creator>Peter Camilleri</dc:creator>
              <dc:date>2015-04-25T17:38:00</dc:date>
            </office:change-info>
          </text:insertion>
        </text:changed-region>
        <text:changed-region xml:id="ct249639704" text:id="ct249639704">
          <text:insertion>
            <office:change-info>
              <dc:creator>Peter Camilleri</dc:creator>
              <dc:date>2015-04-25T17:38:00</dc:date>
            </office:change-info>
          </text:insertion>
        </text:changed-region>
        <text:changed-region xml:id="ct249639808" text:id="ct249639808">
          <text:insertion>
            <office:change-info>
              <dc:creator>Peter Camilleri</dc:creator>
              <dc:date>2015-04-25T17:38:00</dc:date>
            </office:change-info>
          </text:insertion>
        </text:changed-region>
        <text:changed-region xml:id="ct249639912" text:id="ct249639912">
          <text:insertion>
            <office:change-info>
              <dc:creator>Peter Camilleri</dc:creator>
              <dc:date>2015-04-25T17:38:00</dc:date>
            </office:change-info>
          </text:insertion>
        </text:changed-region>
        <text:changed-region xml:id="ct249640016" text:id="ct249640016">
          <text:deletion>
            <office:change-info>
              <dc:creator>Peter Camilleri</dc:creator>
              <dc:date>2015-04-25T23:15:00</dc:date>
            </office:change-info>
            <text:p text:style-name="Text_20_body"/>
            <text:p text:style-name="Text_20_body">.d2r</text:p>
          </text:deletion>
        </text:changed-region>
        <text:changed-region xml:id="ct249640120" text:id="ct249640120">
          <text:insertion>
            <office:change-info>
              <dc:creator>Peter Camilleri</dc:creator>
              <dc:date>2015-04-25T17:38:00</dc:date>
            </office:change-info>
          </text:insertion>
        </text:changed-region>
        <text:changed-region xml:id="ct249640224" text:id="ct249640224">
          <text:insertion>
            <office:change-info>
              <dc:creator>Peter Camilleri</dc:creator>
              <dc:date>2015-04-25T17:38:00</dc:date>
            </office:change-info>
          </text:insertion>
        </text:changed-region>
        <text:changed-region xml:id="ct249640328" text:id="ct249640328">
          <text:insertion>
            <office:change-info>
              <dc:creator>Peter Camilleri</dc:creator>
              <dc:date>2015-04-25T17:38:00</dc:date>
            </office:change-info>
          </text:insertion>
        </text:changed-region>
        <text:changed-region xml:id="ct249644480" text:id="ct249644480">
          <text:insertion>
            <office:change-info>
              <dc:creator>Peter Camilleri</dc:creator>
              <dc:date>2015-04-25T17:38:00</dc:date>
            </office:change-info>
          </text:insertion>
        </text:changed-region>
        <text:changed-region xml:id="ct249644584" text:id="ct249644584">
          <text:insertion>
            <office:change-info>
              <dc:creator>Peter Camilleri</dc:creator>
              <dc:date>2015-04-25T17:38:00</dc:date>
            </office:change-info>
          </text:insertion>
        </text:changed-region>
        <text:changed-region xml:id="ct249644688" text:id="ct249644688">
          <text:deletion>
            <office:change-info>
              <dc:creator>Peter Camilleri</dc:creator>
              <dc:date>2015-04-25T23:15:00</dc:date>
            </office:change-info>
            <text:p text:style-name="Text_20_body"/>
            <text:p text:style-name="Text_20_body">.denominator</text:p>
          </text:deletion>
        </text:changed-region>
        <text:changed-region xml:id="ct249644792" text:id="ct249644792">
          <text:insertion>
            <office:change-info>
              <dc:creator>Peter Camilleri</dc:creator>
              <dc:date>2015-04-25T17:38:00</dc:date>
            </office:change-info>
          </text:insertion>
        </text:changed-region>
        <text:changed-region xml:id="ct249644896" text:id="ct249644896">
          <text:insertion>
            <office:change-info>
              <dc:creator>Peter Camilleri</dc:creator>
              <dc:date>2015-04-25T17:38:00</dc:date>
            </office:change-info>
          </text:insertion>
        </text:changed-region>
        <text:changed-region xml:id="ct249645000" text:id="ct249645000">
          <text:insertion>
            <office:change-info>
              <dc:creator>Peter Camilleri</dc:creator>
              <dc:date>2015-04-25T17:38:00</dc:date>
            </office:change-info>
          </text:insertion>
        </text:changed-region>
        <text:changed-region xml:id="ct249645104" text:id="ct249645104">
          <text:insertion>
            <office:change-info>
              <dc:creator>Peter Camilleri</dc:creator>
              <dc:date>2015-04-25T17:38:00</dc:date>
            </office:change-info>
          </text:insertion>
        </text:changed-region>
        <text:changed-region xml:id="ct249645208" text:id="ct249645208">
          <text:insertion>
            <office:change-info>
              <dc:creator>Peter Camilleri</dc:creator>
              <dc:date>2015-04-25T17:38:00</dc:date>
            </office:change-info>
          </text:insertion>
        </text:changed-region>
        <text:changed-region xml:id="ct249645312" text:id="ct249645312">
          <text:insertion>
            <office:change-info>
              <dc:creator>Peter Camilleri</dc:creator>
              <dc:date>2015-04-25T17:38:00</dc:date>
            </office:change-info>
          </text:insertion>
        </text:changed-region>
        <text:changed-region xml:id="ct249645416" text:id="ct249645416">
          <text:deletion>
            <office:change-info>
              <dc:creator>Peter Camilleri</dc:creator>
              <dc:date>2015-04-25T23:15:00</dc:date>
            </office:change-info>
            <text:p text:style-name="Text_20_body"/>
            <text:p text:style-name="Text_20_body">.e**</text:p>
          </text:deletion>
        </text:changed-region>
        <text:changed-region xml:id="ct249645520" text:id="ct249645520">
          <text:insertion>
            <office:change-info>
              <dc:creator>Peter Camilleri</dc:creator>
              <dc:date>2015-04-25T17:38:00</dc:date>
            </office:change-info>
          </text:insertion>
        </text:changed-region>
        <text:changed-region xml:id="ct249645624" text:id="ct249645624">
          <text:insertion>
            <office:change-info>
              <dc:creator>Peter Camilleri</dc:creator>
              <dc:date>2015-04-25T17:38:00</dc:date>
            </office:change-info>
          </text:insertion>
        </text:changed-region>
        <text:changed-region xml:id="ct249645728" text:id="ct249645728">
          <text:insertion>
            <office:change-info>
              <dc:creator>Peter Camilleri</dc:creator>
              <dc:date>2015-04-25T17:38:00</dc:date>
            </office:change-info>
          </text:insertion>
        </text:changed-region>
        <text:changed-region xml:id="ct249645832" text:id="ct249645832">
          <text:insertion>
            <office:change-info>
              <dc:creator>Peter Camilleri</dc:creator>
              <dc:date>2015-04-25T17:38:00</dc:date>
            </office:change-info>
          </text:insertion>
        </text:changed-region>
        <text:changed-region xml:id="ct249645936" text:id="ct249645936">
          <text:insertion>
            <office:change-info>
              <dc:creator>Peter Camilleri</dc:creator>
              <dc:date>2015-04-25T17:38:00</dc:date>
            </office:change-info>
          </text:insertion>
        </text:changed-region>
        <text:changed-region xml:id="ct249646040" text:id="ct249646040">
          <text:deletion>
            <office:change-info>
              <dc:creator>Peter Camilleri</dc:creator>
              <dc:date>2015-04-25T23:15:00</dc:date>
            </office:change-info>
            <text:p text:style-name="Text_20_body"/>
            <text:p text:style-name="Text_20_body">.emit</text:p>
          </text:deletion>
        </text:changed-region>
        <text:changed-region xml:id="ct249646144" text:id="ct249646144">
          <text:insertion>
            <office:change-info>
              <dc:creator>Peter Camilleri</dc:creator>
              <dc:date>2015-04-25T17:38:00</dc:date>
            </office:change-info>
          </text:insertion>
        </text:changed-region>
        <text:changed-region xml:id="ct249646248" text:id="ct249646248">
          <text:insertion>
            <office:change-info>
              <dc:creator>Peter Camilleri</dc:creator>
              <dc:date>2015-04-25T17:38:00</dc:date>
            </office:change-info>
          </text:insertion>
        </text:changed-region>
        <text:changed-region xml:id="ct249646352" text:id="ct249646352">
          <text:insertion>
            <office:change-info>
              <dc:creator>Peter Camilleri</dc:creator>
              <dc:date>2015-04-25T17:38:00</dc:date>
            </office:change-info>
          </text:insertion>
        </text:changed-region>
        <text:changed-region xml:id="ct249646456" text:id="ct249646456">
          <text:insertion>
            <office:change-info>
              <dc:creator>Peter Camilleri</dc:creator>
              <dc:date>2015-04-25T17:38:00</dc:date>
            </office:change-info>
          </text:insertion>
        </text:changed-region>
        <text:changed-region xml:id="ct249646664" text:id="ct249646664">
          <text:deletion>
            <office:change-info>
              <dc:creator>Peter Camilleri</dc:creator>
              <dc:date>2015-04-25T23:15:00</dc:date>
            </office:change-info>
            <text:p text:style-name="Text_20_body">.floor</text:p>
          </text:deletion>
        </text:changed-region>
        <text:changed-region xml:id="ct249646560" text:id="ct249646560">
          <text:deletion>
            <office:change-info>
              <dc:creator>Peter Camilleri</dc:creator>
              <dc:date>2015-04-25T23:16:00</dc:date>
            </office:change-info>
            <text:p text:style-name="Text_20_body"/>
            <text:p text:style-name="Text_20_body"/>
          </text:deletion>
        </text:changed-region>
        <text:changed-region xml:id="ct249646768" text:id="ct249646768">
          <text:insertion>
            <office:change-info>
              <dc:creator>Peter Camilleri</dc:creator>
              <dc:date>2015-04-25T17:38:00</dc:date>
            </office:change-info>
          </text:insertion>
        </text:changed-region>
        <text:changed-region xml:id="ct249646872" text:id="ct249646872">
          <text:insertion>
            <office:change-info>
              <dc:creator>Peter Camilleri</dc:creator>
              <dc:date>2015-04-25T17:38:00</dc:date>
            </office:change-info>
          </text:insertion>
        </text:changed-region>
        <text:changed-region xml:id="ct249646976" text:id="ct249646976">
          <text:insertion>
            <office:change-info>
              <dc:creator>Peter Camilleri</dc:creator>
              <dc:date>2015-04-25T17:38:00</dc:date>
            </office:change-info>
          </text:insertion>
        </text:changed-region>
        <text:changed-region xml:id="ct249647080" text:id="ct249647080">
          <text:insertion>
            <office:change-info>
              <dc:creator>Peter Camilleri</dc:creator>
              <dc:date>2015-04-25T17:38:00</dc:date>
            </office:change-info>
          </text:insertion>
        </text:changed-region>
        <text:changed-region xml:id="ct249647184" text:id="ct249647184">
          <text:insertion>
            <office:change-info>
              <dc:creator>Peter Camilleri</dc:creator>
              <dc:date>2015-04-25T17:38:00</dc:date>
            </office:change-info>
          </text:insertion>
        </text:changed-region>
        <text:changed-region xml:id="ct249647288" text:id="ct249647288">
          <text:insertion>
            <office:change-info>
              <dc:creator>Peter Camilleri</dc:creator>
              <dc:date>2015-04-25T17:38:00</dc:date>
            </office:change-info>
          </text:insertion>
        </text:changed-region>
        <text:changed-region xml:id="ct249647392" text:id="ct249647392">
          <text:deletion>
            <office:change-info>
              <dc:creator>Peter Camilleri</dc:creator>
              <dc:date>2015-04-25T23:16:00</dc:date>
            </office:change-info>
            <text:p text:style-name="Text_20_body"/>
            <text:p text:style-name="Text_20_body">.hypot</text:p>
          </text:deletion>
        </text:changed-region>
        <text:changed-region xml:id="ct249647496" text:id="ct249647496">
          <text:insertion>
            <office:change-info>
              <dc:creator>Peter Camilleri</dc:creator>
              <dc:date>2015-04-25T17:38:00</dc:date>
            </office:change-info>
          </text:insertion>
        </text:changed-region>
        <text:changed-region xml:id="ct249647600" text:id="ct249647600">
          <text:insertion>
            <office:change-info>
              <dc:creator>Peter Camilleri</dc:creator>
              <dc:date>2015-04-25T17:38:00</dc:date>
            </office:change-info>
          </text:insertion>
        </text:changed-region>
        <text:changed-region xml:id="ct249647704" text:id="ct249647704">
          <text:insertion>
            <office:change-info>
              <dc:creator>Peter Camilleri</dc:creator>
              <dc:date>2015-04-25T17:38:00</dc:date>
            </office:change-info>
          </text:insertion>
        </text:changed-region>
        <text:changed-region xml:id="ct249647808" text:id="ct249647808">
          <text:insertion>
            <office:change-info>
              <dc:creator>Peter Camilleri</dc:creator>
              <dc:date>2015-04-25T17:38:00</dc:date>
            </office:change-info>
          </text:insertion>
        </text:changed-region>
        <text:changed-region xml:id="ct249647912" text:id="ct249647912">
          <text:insertion>
            <office:change-info>
              <dc:creator>Peter Camilleri</dc:creator>
              <dc:date>2015-04-25T17:38:00</dc:date>
            </office:change-info>
          </text:insertion>
        </text:changed-region>
        <text:changed-region xml:id="ct249648016" text:id="ct249648016">
          <text:deletion>
            <office:change-info>
              <dc:creator>Peter Camilleri</dc:creator>
              <dc:date>2015-04-25T23:16:00</dc:date>
            </office:change-info>
            <text:p text:style-name="Text_20_body"/>
            <text:p text:style-name="Text_20_body">.imaginary</text:p>
          </text:deletion>
        </text:changed-region>
        <text:changed-region xml:id="ct249648120" text:id="ct249648120">
          <text:insertion>
            <office:change-info>
              <dc:creator>Peter Camilleri</dc:creator>
              <dc:date>2015-04-25T17:38:00</dc:date>
            </office:change-info>
          </text:insertion>
        </text:changed-region>
        <text:changed-region xml:id="ct249648224" text:id="ct249648224">
          <text:insertion>
            <office:change-info>
              <dc:creator>Peter Camilleri</dc:creator>
              <dc:date>2015-04-25T17:38:00</dc:date>
            </office:change-info>
          </text:insertion>
        </text:changed-region>
        <text:changed-region xml:id="ct249648328" text:id="ct249648328">
          <text:insertion>
            <office:change-info>
              <dc:creator>Peter Camilleri</dc:creator>
              <dc:date>2015-04-25T17:38:00</dc:date>
            </office:change-info>
          </text:insertion>
        </text:changed-region>
        <text:changed-region xml:id="ct249648432" text:id="ct249648432">
          <text:insertion>
            <office:change-info>
              <dc:creator>Peter Camilleri</dc:creator>
              <dc:date>2015-04-25T17:38:00</dc:date>
            </office:change-info>
          </text:insertion>
        </text:changed-region>
        <text:changed-region xml:id="ct249648576" text:id="ct249648576">
          <text:deletion>
            <office:change-info>
              <dc:creator>Peter Camilleri</dc:creator>
              <dc:date>2015-04-25T23:16:00</dc:date>
            </office:change-info>
            <text:p text:style-name="Text_20_body"/>
            <text:p text:style-name="Text_20_body">.ln</text:p>
          </text:deletion>
        </text:changed-region>
        <text:changed-region xml:id="ct249648680" text:id="ct249648680">
          <text:insertion>
            <office:change-info>
              <dc:creator>Peter Camilleri</dc:creator>
              <dc:date>2015-04-25T17:38:00</dc:date>
            </office:change-info>
          </text:insertion>
        </text:changed-region>
        <text:changed-region xml:id="ct249648784" text:id="ct249648784">
          <text:insertion>
            <office:change-info>
              <dc:creator>Peter Camilleri</dc:creator>
              <dc:date>2015-04-25T17:38:00</dc:date>
            </office:change-info>
          </text:insertion>
        </text:changed-region>
        <text:changed-region xml:id="ct249648888" text:id="ct249648888">
          <text:insertion>
            <office:change-info>
              <dc:creator>Peter Camilleri</dc:creator>
              <dc:date>2015-04-25T17:38:00</dc:date>
            </office:change-info>
          </text:insertion>
        </text:changed-region>
        <text:changed-region xml:id="ct249648992" text:id="ct249648992">
          <text:insertion>
            <office:change-info>
              <dc:creator>Peter Camilleri</dc:creator>
              <dc:date>2015-04-25T17:38:00</dc:date>
            </office:change-info>
          </text:insertion>
        </text:changed-region>
        <text:changed-region xml:id="ct249649096" text:id="ct249649096">
          <text:insertion>
            <office:change-info>
              <dc:creator>Peter Camilleri</dc:creator>
              <dc:date>2015-04-25T17:38:00</dc:date>
            </office:change-info>
          </text:insertion>
        </text:changed-region>
        <text:changed-region xml:id="ct249649200" text:id="ct249649200">
          <text:deletion>
            <office:change-info>
              <dc:creator>Peter Camilleri</dc:creator>
              <dc:date>2015-04-25T23:16:00</dc:date>
            </office:change-info>
            <text:p text:style-name="Text_20_body"/>
            <text:p text:style-name="Text_20_body">.log10</text:p>
          </text:deletion>
        </text:changed-region>
        <text:changed-region xml:id="ct249649304" text:id="ct249649304">
          <text:insertion>
            <office:change-info>
              <dc:creator>Peter Camilleri</dc:creator>
              <dc:date>2015-04-25T17:38:00</dc:date>
            </office:change-info>
          </text:insertion>
        </text:changed-region>
        <text:changed-region xml:id="ct249649408" text:id="ct249649408">
          <text:insertion>
            <office:change-info>
              <dc:creator>Peter Camilleri</dc:creator>
              <dc:date>2015-04-25T17:38:00</dc:date>
            </office:change-info>
          </text:insertion>
        </text:changed-region>
        <text:changed-region xml:id="ct249649512" text:id="ct249649512">
          <text:insertion>
            <office:change-info>
              <dc:creator>Peter Camilleri</dc:creator>
              <dc:date>2015-04-25T17:38:00</dc:date>
            </office:change-info>
          </text:insertion>
        </text:changed-region>
        <text:changed-region xml:id="ct249649616" text:id="ct249649616">
          <text:insertion>
            <office:change-info>
              <dc:creator>Peter Camilleri</dc:creator>
              <dc:date>2015-04-25T17:38:00</dc:date>
            </office:change-info>
          </text:insertion>
        </text:changed-region>
        <text:changed-region xml:id="ct249649720" text:id="ct249649720">
          <text:insertion>
            <office:change-info>
              <dc:creator>Peter Camilleri</dc:creator>
              <dc:date>2015-04-25T17:38:00</dc:date>
            </office:change-info>
          </text:insertion>
        </text:changed-region>
        <text:changed-region xml:id="ct249649824" text:id="ct249649824">
          <text:deletion>
            <office:change-info>
              <dc:creator>Peter Camilleri</dc:creator>
              <dc:date>2015-04-25T23:17:00</dc:date>
            </office:change-info>
            <text:p text:style-name="Text_20_body"/>
            <text:p text:style-name="Text_20_body">.log2</text:p>
          </text:deletion>
        </text:changed-region>
        <text:changed-region xml:id="ct249649928" text:id="ct249649928">
          <text:insertion>
            <office:change-info>
              <dc:creator>Peter Camilleri</dc:creator>
              <dc:date>2015-04-25T17:38:00</dc:date>
            </office:change-info>
          </text:insertion>
        </text:changed-region>
        <text:changed-region xml:id="ct249650032" text:id="ct249650032">
          <text:insertion>
            <office:change-info>
              <dc:creator>Peter Camilleri</dc:creator>
              <dc:date>2015-04-25T17:38:00</dc:date>
            </office:change-info>
          </text:insertion>
        </text:changed-region>
        <text:changed-region xml:id="ct249650136" text:id="ct249650136">
          <text:insertion>
            <office:change-info>
              <dc:creator>Peter Camilleri</dc:creator>
              <dc:date>2015-04-25T17:38:00</dc:date>
            </office:change-info>
          </text:insertion>
        </text:changed-region>
        <text:changed-region xml:id="ct249650240" text:id="ct249650240">
          <text:insertion>
            <office:change-info>
              <dc:creator>Peter Camilleri</dc:creator>
              <dc:date>2015-04-25T17:38:00</dc:date>
            </office:change-info>
          </text:insertion>
        </text:changed-region>
        <text:changed-region xml:id="ct249650344" text:id="ct249650344">
          <text:insertion>
            <office:change-info>
              <dc:creator>Peter Camilleri</dc:creator>
              <dc:date>2015-04-25T17:38:00</dc:date>
            </office:change-info>
          </text:insertion>
        </text:changed-region>
        <text:changed-region xml:id="ct249650448" text:id="ct249650448">
          <text:deletion>
            <office:change-info>
              <dc:creator>Peter Camilleri</dc:creator>
              <dc:date>2015-04-25T23:17:00</dc:date>
            </office:change-info>
            <text:p text:style-name="Text_20_body"/>
            <text:p text:style-name="Text_20_body">.magnitude</text:p>
          </text:deletion>
        </text:changed-region>
        <text:changed-region xml:id="ct249650552" text:id="ct249650552">
          <text:insertion>
            <office:change-info>
              <dc:creator>Peter Camilleri</dc:creator>
              <dc:date>2015-04-25T17:38:00</dc:date>
            </office:change-info>
          </text:insertion>
        </text:changed-region>
        <text:changed-region xml:id="ct249650656" text:id="ct249650656">
          <text:insertion>
            <office:change-info>
              <dc:creator>Peter Camilleri</dc:creator>
              <dc:date>2015-04-25T17:38:00</dc:date>
            </office:change-info>
          </text:insertion>
        </text:changed-region>
        <text:changed-region xml:id="ct249650760" text:id="ct249650760">
          <text:insertion>
            <office:change-info>
              <dc:creator>Peter Camilleri</dc:creator>
              <dc:date>2015-04-25T17:38:00</dc:date>
            </office:change-info>
          </text:insertion>
        </text:changed-region>
        <text:changed-region xml:id="ct249650864" text:id="ct249650864">
          <text:insertion>
            <office:change-info>
              <dc:creator>Peter Camilleri</dc:creator>
              <dc:date>2015-04-25T17:38:00</dc:date>
            </office:change-info>
          </text:insertion>
        </text:changed-region>
        <text:changed-region xml:id="ct249650968" text:id="ct249650968">
          <text:deletion>
            <office:change-info>
              <dc:creator>Peter Camilleri</dc:creator>
              <dc:date>2015-04-25T23:17:00</dc:date>
            </office:change-info>
            <text:p text:style-name="Text_20_body"/>
            <text:p text:style-name="Text_20_body">.numerator</text:p>
          </text:deletion>
        </text:changed-region>
        <text:changed-region xml:id="ct249651072" text:id="ct249651072">
          <text:insertion>
            <office:change-info>
              <dc:creator>Peter Camilleri</dc:creator>
              <dc:date>2015-04-25T17:38:00</dc:date>
            </office:change-info>
          </text:insertion>
        </text:changed-region>
        <text:changed-region xml:id="ct249651176" text:id="ct249651176">
          <text:insertion>
            <office:change-info>
              <dc:creator>Peter Camilleri</dc:creator>
              <dc:date>2015-04-25T17:38:00</dc:date>
            </office:change-info>
          </text:insertion>
        </text:changed-region>
        <text:changed-region xml:id="ct249651280" text:id="ct249651280">
          <text:insertion>
            <office:change-info>
              <dc:creator>Peter Camilleri</dc:creator>
              <dc:date>2015-04-25T17:38:00</dc:date>
            </office:change-info>
          </text:insertion>
        </text:changed-region>
        <text:changed-region xml:id="ct249651384" text:id="ct249651384">
          <text:insertion>
            <office:change-info>
              <dc:creator>Peter Camilleri</dc:creator>
              <dc:date>2015-04-25T17:38:00</dc:date>
            </office:change-info>
          </text:insertion>
        </text:changed-region>
        <text:changed-region xml:id="ct249651592" text:id="ct249651592">
          <text:deletion>
            <office:change-info>
              <dc:creator>Peter Camilleri</dc:creator>
              <dc:date>2015-04-25T23:17:00</dc:date>
            </office:change-info>
            <text:p text:style-name="Text_20_body">.p2c</text:p>
          </text:deletion>
        </text:changed-region>
        <text:changed-region xml:id="ct249651488" text:id="ct249651488">
          <text:deletion>
            <office:change-info>
              <dc:creator>Peter Camilleri</dc:creator>
              <dc:date>2015-04-25T23:18:00</dc:date>
            </office:change-info>
            <text:p text:style-name="Text_20_body"/>
            <text:p text:style-name="Text_20_body"/>
          </text:deletion>
        </text:changed-region>
        <text:changed-region xml:id="ct249651696" text:id="ct249651696">
          <text:insertion>
            <office:change-info>
              <dc:creator>Peter Camilleri</dc:creator>
              <dc:date>2015-04-25T17:38:00</dc:date>
            </office:change-info>
          </text:insertion>
        </text:changed-region>
        <text:changed-region xml:id="ct249651800" text:id="ct249651800">
          <text:insertion>
            <office:change-info>
              <dc:creator>Peter Camilleri</dc:creator>
              <dc:date>2015-04-25T17:38:00</dc:date>
            </office:change-info>
          </text:insertion>
        </text:changed-region>
        <text:changed-region xml:id="ct249651904" text:id="ct249651904">
          <text:insertion>
            <office:change-info>
              <dc:creator>Peter Camilleri</dc:creator>
              <dc:date>2015-04-25T17:38:00</dc:date>
            </office:change-info>
          </text:insertion>
        </text:changed-region>
        <text:changed-region xml:id="ct249652008" text:id="ct249652008">
          <text:insertion>
            <office:change-info>
              <dc:creator>Peter Camilleri</dc:creator>
              <dc:date>2015-04-25T17:38:00</dc:date>
            </office:change-info>
          </text:insertion>
        </text:changed-region>
        <text:changed-region xml:id="ct249652112" text:id="ct249652112">
          <text:insertion>
            <office:change-info>
              <dc:creator>Peter Camilleri</dc:creator>
              <dc:date>2015-04-25T17:38:00</dc:date>
            </office:change-info>
          </text:insertion>
        </text:changed-region>
        <text:changed-region xml:id="ct249652216" text:id="ct249652216">
          <text:insertion>
            <office:change-info>
              <dc:creator>Peter Camilleri</dc:creator>
              <dc:date>2015-04-25T17:38:00</dc:date>
            </office:change-info>
          </text:insertion>
        </text:changed-region>
        <text:changed-region xml:id="ct249652320" text:id="ct249652320">
          <text:deletion>
            <office:change-info>
              <dc:creator>Peter Camilleri</dc:creator>
              <dc:date>2015-04-25T23:18:00</dc:date>
            </office:change-info>
            <text:p text:style-name="Text_20_body"/>
            <text:p text:style-name="Text_20_body">.polar</text:p>
          </text:deletion>
        </text:changed-region>
        <text:changed-region xml:id="ct249652424" text:id="ct249652424">
          <text:insertion>
            <office:change-info>
              <dc:creator>Peter Camilleri</dc:creator>
              <dc:date>2015-04-25T17:38:00</dc:date>
            </office:change-info>
          </text:insertion>
        </text:changed-region>
        <text:changed-region xml:id="ct249652528" text:id="ct249652528">
          <text:insertion>
            <office:change-info>
              <dc:creator>Peter Camilleri</dc:creator>
              <dc:date>2015-04-25T17:38:00</dc:date>
            </office:change-info>
          </text:insertion>
        </text:changed-region>
        <text:changed-region xml:id="ct249652672" text:id="ct249652672">
          <text:insertion>
            <office:change-info>
              <dc:creator>Peter Camilleri</dc:creator>
              <dc:date>2015-04-25T17:38:00</dc:date>
            </office:change-info>
          </text:insertion>
        </text:changed-region>
        <text:changed-region xml:id="ct249652776" text:id="ct249652776">
          <text:insertion>
            <office:change-info>
              <dc:creator>Peter Camilleri</dc:creator>
              <dc:date>2015-04-25T17:38:00</dc:date>
            </office:change-info>
          </text:insertion>
        </text:changed-region>
        <text:changed-region xml:id="ct249652880" text:id="ct249652880">
          <text:insertion>
            <office:change-info>
              <dc:creator>Peter Camilleri</dc:creator>
              <dc:date>2015-04-25T17:38:00</dc:date>
            </office:change-info>
          </text:insertion>
        </text:changed-region>
        <text:changed-region xml:id="ct249652984" text:id="ct249652984">
          <text:insertion>
            <office:change-info>
              <dc:creator>Peter Camilleri</dc:creator>
              <dc:date>2015-04-25T17:38:00</dc:date>
            </office:change-info>
          </text:insertion>
        </text:changed-region>
        <text:changed-region xml:id="ct249653088" text:id="ct249653088">
          <text:deletion>
            <office:change-info>
              <dc:creator>Peter Camilleri</dc:creator>
              <dc:date>2015-04-25T23:18:00</dc:date>
            </office:change-info>
            <text:p text:style-name="Text_20_body"/>
            <text:p text:style-name="Text_20_body">.r2d</text:p>
          </text:deletion>
        </text:changed-region>
        <text:changed-region xml:id="ct249653192" text:id="ct249653192">
          <text:insertion>
            <office:change-info>
              <dc:creator>Peter Camilleri</dc:creator>
              <dc:date>2015-04-25T17:38:00</dc:date>
            </office:change-info>
          </text:insertion>
        </text:changed-region>
        <text:changed-region xml:id="ct249653296" text:id="ct249653296">
          <text:insertion>
            <office:change-info>
              <dc:creator>Peter Camilleri</dc:creator>
              <dc:date>2015-04-25T17:38:00</dc:date>
            </office:change-info>
          </text:insertion>
        </text:changed-region>
        <text:changed-region xml:id="ct249653400" text:id="ct249653400">
          <text:insertion>
            <office:change-info>
              <dc:creator>Peter Camilleri</dc:creator>
              <dc:date>2015-04-25T17:38:00</dc:date>
            </office:change-info>
          </text:insertion>
        </text:changed-region>
        <text:changed-region xml:id="ct249653504" text:id="ct249653504">
          <text:insertion>
            <office:change-info>
              <dc:creator>Peter Camilleri</dc:creator>
              <dc:date>2015-04-25T17:38:00</dc:date>
            </office:change-info>
          </text:insertion>
        </text:changed-region>
        <text:changed-region xml:id="ct249653608" text:id="ct249653608">
          <text:insertion>
            <office:change-info>
              <dc:creator>Peter Camilleri</dc:creator>
              <dc:date>2015-04-25T17:38:00</dc:date>
            </office:change-info>
          </text:insertion>
        </text:changed-region>
        <text:changed-region xml:id="ct249653712" text:id="ct249653712">
          <text:deletion>
            <office:change-info>
              <dc:creator>Peter Camilleri</dc:creator>
              <dc:date>2015-04-25T23:18:00</dc:date>
            </office:change-info>
            <text:p text:style-name="Text_20_body"/>
            <text:p text:style-name="Text_20_body">.real</text:p>
          </text:deletion>
        </text:changed-region>
        <text:changed-region xml:id="ct249653816" text:id="ct249653816">
          <text:insertion>
            <office:change-info>
              <dc:creator>Peter Camilleri</dc:creator>
              <dc:date>2015-04-25T17:39:00</dc:date>
            </office:change-info>
          </text:insertion>
        </text:changed-region>
        <text:changed-region xml:id="ct249653920" text:id="ct249653920">
          <text:insertion>
            <office:change-info>
              <dc:creator>Peter Camilleri</dc:creator>
              <dc:date>2015-04-25T17:39:00</dc:date>
            </office:change-info>
          </text:insertion>
        </text:changed-region>
        <text:changed-region xml:id="ct249654024" text:id="ct249654024">
          <text:insertion>
            <office:change-info>
              <dc:creator>Peter Camilleri</dc:creator>
              <dc:date>2015-04-25T17:39:00</dc:date>
            </office:change-info>
          </text:insertion>
        </text:changed-region>
        <text:changed-region xml:id="ct249654128" text:id="ct249654128">
          <text:insertion>
            <office:change-info>
              <dc:creator>Peter Camilleri</dc:creator>
              <dc:date>2015-04-25T17:39:00</dc:date>
            </office:change-info>
          </text:insertion>
        </text:changed-region>
        <text:changed-region xml:id="ct249654232" text:id="ct249654232">
          <text:deletion>
            <office:change-info>
              <dc:creator>Peter Camilleri</dc:creator>
              <dc:date>2015-04-25T23:19:00</dc:date>
            </office:change-info>
            <text:p text:style-name="Text_20_body"/>
            <text:p text:style-name="Text_20_body">.round</text:p>
          </text:deletion>
        </text:changed-region>
        <text:changed-region xml:id="ct249654336" text:id="ct249654336">
          <text:insertion>
            <office:change-info>
              <dc:creator>Peter Camilleri</dc:creator>
              <dc:date>2015-04-25T17:39:00</dc:date>
            </office:change-info>
          </text:insertion>
        </text:changed-region>
        <text:changed-region xml:id="ct249654440" text:id="ct249654440">
          <text:insertion>
            <office:change-info>
              <dc:creator>Peter Camilleri</dc:creator>
              <dc:date>2015-04-25T17:39:00</dc:date>
            </office:change-info>
          </text:insertion>
        </text:changed-region>
        <text:changed-region xml:id="ct249654544" text:id="ct249654544">
          <text:insertion>
            <office:change-info>
              <dc:creator>Peter Camilleri</dc:creator>
              <dc:date>2015-04-25T17:39:00</dc:date>
            </office:change-info>
          </text:insertion>
        </text:changed-region>
        <text:changed-region xml:id="ct249654648" text:id="ct249654648">
          <text:insertion>
            <office:change-info>
              <dc:creator>Peter Camilleri</dc:creator>
              <dc:date>2015-04-25T17:39:00</dc:date>
            </office:change-info>
          </text:insertion>
        </text:changed-region>
        <text:changed-region xml:id="ct249654752" text:id="ct249654752">
          <text:insertion>
            <office:change-info>
              <dc:creator>Peter Camilleri</dc:creator>
              <dc:date>2015-04-25T17:39:00</dc:date>
            </office:change-info>
          </text:insertion>
        </text:changed-region>
        <text:changed-region xml:id="ct249654856" text:id="ct249654856">
          <text:insertion>
            <office:change-info>
              <dc:creator>Peter Camilleri</dc:creator>
              <dc:date>2015-04-25T17:39:00</dc:date>
            </office:change-info>
          </text:insertion>
        </text:changed-region>
        <text:changed-region xml:id="ct249654960" text:id="ct249654960">
          <text:deletion>
            <office:change-info>
              <dc:creator>Peter Camilleri</dc:creator>
              <dc:date>2015-04-25T23:19:00</dc:date>
            </office:change-info>
            <text:p text:style-name="Text_20_body"/>
            <text:p text:style-name="Text_20_body">.sin</text:p>
          </text:deletion>
        </text:changed-region>
        <text:changed-region xml:id="ct249655064" text:id="ct249655064">
          <text:insertion>
            <office:change-info>
              <dc:creator>Peter Camilleri</dc:creator>
              <dc:date>2015-04-25T17:39:00</dc:date>
            </office:change-info>
          </text:insertion>
        </text:changed-region>
        <text:changed-region xml:id="ct249655168" text:id="ct249655168">
          <text:insertion>
            <office:change-info>
              <dc:creator>Peter Camilleri</dc:creator>
              <dc:date>2015-04-25T17:39:00</dc:date>
            </office:change-info>
          </text:insertion>
        </text:changed-region>
        <text:changed-region xml:id="ct249655272" text:id="ct249655272">
          <text:insertion>
            <office:change-info>
              <dc:creator>Peter Camilleri</dc:creator>
              <dc:date>2015-04-25T17:39:00</dc:date>
            </office:change-info>
          </text:insertion>
        </text:changed-region>
        <text:changed-region xml:id="ct249655376" text:id="ct249655376">
          <text:insertion>
            <office:change-info>
              <dc:creator>Peter Camilleri</dc:creator>
              <dc:date>2015-04-25T17:39:00</dc:date>
            </office:change-info>
          </text:insertion>
        </text:changed-region>
        <text:changed-region xml:id="ct249655480" text:id="ct249655480">
          <text:insertion>
            <office:change-info>
              <dc:creator>Peter Camilleri</dc:creator>
              <dc:date>2015-04-25T17:39:00</dc:date>
            </office:change-info>
          </text:insertion>
        </text:changed-region>
        <text:changed-region xml:id="ct249655584" text:id="ct249655584">
          <text:deletion>
            <office:change-info>
              <dc:creator>Peter Camilleri</dc:creator>
              <dc:date>2015-04-25T23:19:00</dc:date>
            </office:change-info>
            <text:p text:style-name="Text_20_body"/>
            <text:p text:style-name="Text_20_body">.sinh</text:p>
          </text:deletion>
        </text:changed-region>
        <text:changed-region xml:id="ct249655688" text:id="ct249655688">
          <text:insertion>
            <office:change-info>
              <dc:creator>Peter Camilleri</dc:creator>
              <dc:date>2015-04-25T17:39:00</dc:date>
            </office:change-info>
          </text:insertion>
        </text:changed-region>
        <text:changed-region xml:id="ct249655792" text:id="ct249655792">
          <text:insertion>
            <office:change-info>
              <dc:creator>Peter Camilleri</dc:creator>
              <dc:date>2015-04-25T17:39:00</dc:date>
            </office:change-info>
          </text:insertion>
        </text:changed-region>
        <text:changed-region xml:id="ct249655896" text:id="ct249655896">
          <text:insertion>
            <office:change-info>
              <dc:creator>Peter Camilleri</dc:creator>
              <dc:date>2015-04-25T17:39:00</dc:date>
            </office:change-info>
          </text:insertion>
        </text:changed-region>
        <text:changed-region xml:id="ct249656000" text:id="ct249656000">
          <text:insertion>
            <office:change-info>
              <dc:creator>Peter Camilleri</dc:creator>
              <dc:date>2015-04-25T17:39:00</dc:date>
            </office:change-info>
          </text:insertion>
        </text:changed-region>
        <text:changed-region xml:id="ct249656104" text:id="ct249656104">
          <text:insertion>
            <office:change-info>
              <dc:creator>Peter Camilleri</dc:creator>
              <dc:date>2015-04-25T17:39:00</dc:date>
            </office:change-info>
          </text:insertion>
        </text:changed-region>
        <text:changed-region xml:id="ct249656208" text:id="ct249656208">
          <text:deletion>
            <office:change-info>
              <dc:creator>Peter Camilleri</dc:creator>
              <dc:date>2015-04-25T23:19:00</dc:date>
            </office:change-info>
            <text:p text:style-name="Text_20_body"/>
            <text:p text:style-name="Text_20_body">.sleep</text:p>
          </text:deletion>
        </text:changed-region>
        <text:changed-region xml:id="ct249656312" text:id="ct249656312">
          <text:insertion>
            <office:change-info>
              <dc:creator>Peter Camilleri</dc:creator>
              <dc:date>2015-04-25T17:39:00</dc:date>
            </office:change-info>
          </text:insertion>
        </text:changed-region>
        <text:changed-region xml:id="ct249656416" text:id="ct249656416">
          <text:insertion>
            <office:change-info>
              <dc:creator>Peter Camilleri</dc:creator>
              <dc:date>2015-04-25T17:39:00</dc:date>
            </office:change-info>
          </text:insertion>
        </text:changed-region>
        <text:changed-region xml:id="ct249656520" text:id="ct249656520">
          <text:insertion>
            <office:change-info>
              <dc:creator>Peter Camilleri</dc:creator>
              <dc:date>2015-04-25T17:39:00</dc:date>
            </office:change-info>
          </text:insertion>
        </text:changed-region>
        <text:changed-region xml:id="ct249656624" text:id="ct249656624">
          <text:insertion>
            <office:change-info>
              <dc:creator>Peter Camilleri</dc:creator>
              <dc:date>2015-04-25T17:39:00</dc:date>
            </office:change-info>
          </text:insertion>
        </text:changed-region>
        <text:changed-region xml:id="ct249656768" text:id="ct249656768">
          <text:deletion>
            <office:change-info>
              <dc:creator>Peter Camilleri</dc:creator>
              <dc:date>2015-04-25T23:20:00</dc:date>
            </office:change-info>
            <text:p text:style-name="Text_20_body"/>
            <text:p text:style-name="Text_20_body">.sqr</text:p>
          </text:deletion>
        </text:changed-region>
        <text:changed-region xml:id="ct249656872" text:id="ct249656872">
          <text:insertion>
            <office:change-info>
              <dc:creator>Peter Camilleri</dc:creator>
              <dc:date>2015-04-25T17:39:00</dc:date>
            </office:change-info>
          </text:insertion>
        </text:changed-region>
        <text:changed-region xml:id="ct249656976" text:id="ct249656976">
          <text:insertion>
            <office:change-info>
              <dc:creator>Peter Camilleri</dc:creator>
              <dc:date>2015-04-25T17:39:00</dc:date>
            </office:change-info>
          </text:insertion>
        </text:changed-region>
        <text:changed-region xml:id="ct249657080" text:id="ct249657080">
          <text:insertion>
            <office:change-info>
              <dc:creator>Peter Camilleri</dc:creator>
              <dc:date>2015-04-25T17:39:00</dc:date>
            </office:change-info>
          </text:insertion>
        </text:changed-region>
        <text:changed-region xml:id="ct249657184" text:id="ct249657184">
          <text:insertion>
            <office:change-info>
              <dc:creator>Peter Camilleri</dc:creator>
              <dc:date>2015-04-25T17:39:00</dc:date>
            </office:change-info>
          </text:insertion>
        </text:changed-region>
        <text:changed-region xml:id="ct249657288" text:id="ct249657288">
          <text:deletion>
            <office:change-info>
              <dc:creator>Peter Camilleri</dc:creator>
              <dc:date>2015-04-25T23:20:00</dc:date>
            </office:change-info>
            <text:p text:style-name="Text_20_body"/>
            <text:p text:style-name="Text_20_body">.sqrt</text:p>
          </text:deletion>
        </text:changed-region>
        <text:changed-region xml:id="ct249657392" text:id="ct249657392">
          <text:insertion>
            <office:change-info>
              <dc:creator>Peter Camilleri</dc:creator>
              <dc:date>2015-04-25T17:39:00</dc:date>
            </office:change-info>
          </text:insertion>
        </text:changed-region>
        <text:changed-region xml:id="ct249657496" text:id="ct249657496">
          <text:insertion>
            <office:change-info>
              <dc:creator>Peter Camilleri</dc:creator>
              <dc:date>2015-04-25T17:39:00</dc:date>
            </office:change-info>
          </text:insertion>
        </text:changed-region>
        <text:changed-region xml:id="ct249657600" text:id="ct249657600">
          <text:insertion>
            <office:change-info>
              <dc:creator>Peter Camilleri</dc:creator>
              <dc:date>2015-04-25T17:39:00</dc:date>
            </office:change-info>
          </text:insertion>
        </text:changed-region>
        <text:changed-region xml:id="ct249657704" text:id="ct249657704">
          <text:insertion>
            <office:change-info>
              <dc:creator>Peter Camilleri</dc:creator>
              <dc:date>2015-04-25T17:39:00</dc:date>
            </office:change-info>
          </text:insertion>
        </text:changed-region>
        <text:changed-region xml:id="ct249657808" text:id="ct249657808">
          <text:insertion>
            <office:change-info>
              <dc:creator>Peter Camilleri</dc:creator>
              <dc:date>2015-04-25T17:39:00</dc:date>
            </office:change-info>
          </text:insertion>
        </text:changed-region>
        <text:changed-region xml:id="ct249657912" text:id="ct249657912">
          <text:deletion>
            <office:change-info>
              <dc:creator>Peter Camilleri</dc:creator>
              <dc:date>2015-04-25T23:20:00</dc:date>
            </office:change-info>
            <text:p text:style-name="Text_20_body"/>
            <text:p text:style-name="Text_20_body">.tan</text:p>
          </text:deletion>
        </text:changed-region>
        <text:changed-region xml:id="ct249658016" text:id="ct249658016">
          <text:insertion>
            <office:change-info>
              <dc:creator>Peter Camilleri</dc:creator>
              <dc:date>2015-04-25T17:39:00</dc:date>
            </office:change-info>
          </text:insertion>
        </text:changed-region>
        <text:changed-region xml:id="ct249658120" text:id="ct249658120">
          <text:insertion>
            <office:change-info>
              <dc:creator>Peter Camilleri</dc:creator>
              <dc:date>2015-04-25T17:39:00</dc:date>
            </office:change-info>
          </text:insertion>
        </text:changed-region>
        <text:changed-region xml:id="ct249658224" text:id="ct249658224">
          <text:insertion>
            <office:change-info>
              <dc:creator>Peter Camilleri</dc:creator>
              <dc:date>2015-04-25T17:39:00</dc:date>
            </office:change-info>
          </text:insertion>
        </text:changed-region>
        <text:changed-region xml:id="ct249658328" text:id="ct249658328">
          <text:insertion>
            <office:change-info>
              <dc:creator>Peter Camilleri</dc:creator>
              <dc:date>2015-04-25T17:39:00</dc:date>
            </office:change-info>
          </text:insertion>
        </text:changed-region>
        <text:changed-region xml:id="ct249658432" text:id="ct249658432">
          <text:insertion>
            <office:change-info>
              <dc:creator>Peter Camilleri</dc:creator>
              <dc:date>2015-04-25T17:39:00</dc:date>
            </office:change-info>
          </text:insertion>
        </text:changed-region>
        <text:changed-region xml:id="ct249658536" text:id="ct249658536">
          <text:deletion>
            <office:change-info>
              <dc:creator>Peter Camilleri</dc:creator>
              <dc:date>2015-04-25T23:20:00</dc:date>
            </office:change-info>
            <text:p text:style-name="Text_20_body"/>
            <text:p text:style-name="Text_20_body">.tanh</text:p>
          </text:deletion>
        </text:changed-region>
        <text:changed-region xml:id="ct249658640" text:id="ct249658640">
          <text:insertion>
            <office:change-info>
              <dc:creator>Peter Camilleri</dc:creator>
              <dc:date>2015-04-25T17:39:00</dc:date>
            </office:change-info>
          </text:insertion>
        </text:changed-region>
        <text:changed-region xml:id="ct249658744" text:id="ct249658744">
          <text:insertion>
            <office:change-info>
              <dc:creator>Peter Camilleri</dc:creator>
              <dc:date>2015-04-25T17:39:00</dc:date>
            </office:change-info>
          </text:insertion>
        </text:changed-region>
        <text:changed-region xml:id="ct249658848" text:id="ct249658848">
          <text:insertion>
            <office:change-info>
              <dc:creator>Peter Camilleri</dc:creator>
              <dc:date>2015-04-25T17:39:00</dc:date>
            </office:change-info>
          </text:insertion>
        </text:changed-region>
        <text:changed-region xml:id="ct249658952" text:id="ct249658952">
          <text:insertion>
            <office:change-info>
              <dc:creator>Peter Camilleri</dc:creator>
              <dc:date>2015-04-25T17:39:00</dc:date>
            </office:change-info>
          </text:insertion>
        </text:changed-region>
        <text:changed-region xml:id="ct249659056" text:id="ct249659056">
          <text:insertion>
            <office:change-info>
              <dc:creator>Peter Camilleri</dc:creator>
              <dc:date>2015-04-25T17:39:00</dc:date>
            </office:change-info>
          </text:insertion>
        </text:changed-region>
        <text:changed-region xml:id="ct249659160" text:id="ct249659160">
          <text:deletion>
            <office:change-info>
              <dc:creator>Peter Camilleri</dc:creator>
              <dc:date>2015-04-25T23:20:00</dc:date>
            </office:change-info>
            <text:p text:style-name="Text_20_body"/>
            <text:p text:style-name="Text_20_body">/</text:p>
          </text:deletion>
        </text:changed-region>
        <text:changed-region xml:id="ct249659264" text:id="ct249659264">
          <text:insertion>
            <office:change-info>
              <dc:creator>Peter Camilleri</dc:creator>
              <dc:date>2015-04-25T17:39:00</dc:date>
            </office:change-info>
          </text:insertion>
        </text:changed-region>
        <text:changed-region xml:id="ct249659368" text:id="ct249659368">
          <text:insertion>
            <office:change-info>
              <dc:creator>Peter Camilleri</dc:creator>
              <dc:date>2015-04-25T17:39:00</dc:date>
            </office:change-info>
          </text:insertion>
        </text:changed-region>
        <text:changed-region xml:id="ct249659472" text:id="ct249659472">
          <text:insertion>
            <office:change-info>
              <dc:creator>Peter Camilleri</dc:creator>
              <dc:date>2015-04-25T17:39:00</dc:date>
            </office:change-info>
          </text:insertion>
        </text:changed-region>
        <text:changed-region xml:id="ct249659576" text:id="ct249659576">
          <text:insertion>
            <office:change-info>
              <dc:creator>Peter Camilleri</dc:creator>
              <dc:date>2015-04-25T17:39:00</dc:date>
            </office:change-info>
          </text:insertion>
        </text:changed-region>
        <text:changed-region xml:id="ct249659680" text:id="ct249659680">
          <text:deletion>
            <office:change-info>
              <dc:creator>Peter Camilleri</dc:creator>
              <dc:date>2015-04-25T23:21:00</dc:date>
            </office:change-info>
            <text:p text:style-name="Text_20_body"/>
            <text:p text:style-name="Text_20_body">0&lt;</text:p>
          </text:deletion>
        </text:changed-region>
        <text:changed-region xml:id="ct249659784" text:id="ct249659784">
          <text:insertion>
            <office:change-info>
              <dc:creator>Peter Camilleri</dc:creator>
              <dc:date>2015-04-25T17:39:00</dc:date>
            </office:change-info>
          </text:insertion>
        </text:changed-region>
        <text:changed-region xml:id="ct249659888" text:id="ct249659888">
          <text:insertion>
            <office:change-info>
              <dc:creator>Peter Camilleri</dc:creator>
              <dc:date>2015-04-25T17:39:00</dc:date>
            </office:change-info>
          </text:insertion>
        </text:changed-region>
        <text:changed-region xml:id="ct249659992" text:id="ct249659992">
          <text:insertion>
            <office:change-info>
              <dc:creator>Peter Camilleri</dc:creator>
              <dc:date>2015-04-25T17:39:00</dc:date>
            </office:change-info>
          </text:insertion>
        </text:changed-region>
        <text:changed-region xml:id="ct249660096" text:id="ct249660096">
          <text:insertion>
            <office:change-info>
              <dc:creator>Peter Camilleri</dc:creator>
              <dc:date>2015-04-25T17:39:00</dc:date>
            </office:change-info>
          </text:insertion>
        </text:changed-region>
        <text:changed-region xml:id="ct249660200" text:id="ct249660200">
          <text:deletion>
            <office:change-info>
              <dc:creator>Peter Camilleri</dc:creator>
              <dc:date>2015-04-25T23:21:00</dc:date>
            </office:change-info>
            <text:p text:style-name="Text_20_body"/>
            <text:p text:style-name="Text_20_body">0&lt;=</text:p>
          </text:deletion>
        </text:changed-region>
        <text:changed-region xml:id="ct249660304" text:id="ct249660304">
          <text:insertion>
            <office:change-info>
              <dc:creator>Peter Camilleri</dc:creator>
              <dc:date>2015-04-25T17:39:00</dc:date>
            </office:change-info>
          </text:insertion>
        </text:changed-region>
        <text:changed-region xml:id="ct249660408" text:id="ct249660408">
          <text:insertion>
            <office:change-info>
              <dc:creator>Peter Camilleri</dc:creator>
              <dc:date>2015-04-25T17:39:00</dc:date>
            </office:change-info>
          </text:insertion>
        </text:changed-region>
        <text:changed-region xml:id="ct249660512" text:id="ct249660512">
          <text:insertion>
            <office:change-info>
              <dc:creator>Peter Camilleri</dc:creator>
              <dc:date>2015-04-25T17:39:00</dc:date>
            </office:change-info>
          </text:insertion>
        </text:changed-region>
        <text:changed-region xml:id="ct249660616" text:id="ct249660616">
          <text:insertion>
            <office:change-info>
              <dc:creator>Peter Camilleri</dc:creator>
              <dc:date>2015-04-25T17:39:00</dc:date>
            </office:change-info>
          </text:insertion>
        </text:changed-region>
        <text:changed-region xml:id="ct249660720" text:id="ct249660720">
          <text:deletion>
            <office:change-info>
              <dc:creator>Peter Camilleri</dc:creator>
              <dc:date>2015-04-25T23:21:00</dc:date>
            </office:change-info>
            <text:p text:style-name="Text_20_body"/>
            <text:p text:style-name="Text_20_body">0&lt;=&gt;</text:p>
          </text:deletion>
        </text:changed-region>
        <text:changed-region xml:id="ct249542256" text:id="ct249542256">
          <text:insertion>
            <office:change-info>
              <dc:creator>Peter Camilleri</dc:creator>
              <dc:date>2015-04-25T17:39:00</dc:date>
            </office:change-info>
          </text:insertion>
        </text:changed-region>
        <text:changed-region xml:id="ct249542360" text:id="ct249542360">
          <text:insertion>
            <office:change-info>
              <dc:creator>Peter Camilleri</dc:creator>
              <dc:date>2015-04-25T17:39:00</dc:date>
            </office:change-info>
          </text:insertion>
        </text:changed-region>
        <text:changed-region xml:id="ct249542464" text:id="ct249542464">
          <text:insertion>
            <office:change-info>
              <dc:creator>Peter Camilleri</dc:creator>
              <dc:date>2015-04-25T17:39:00</dc:date>
            </office:change-info>
          </text:insertion>
        </text:changed-region>
        <text:changed-region xml:id="ct249542568" text:id="ct249542568">
          <text:insertion>
            <office:change-info>
              <dc:creator>Peter Camilleri</dc:creator>
              <dc:date>2015-04-25T17:39:00</dc:date>
            </office:change-info>
          </text:insertion>
        </text:changed-region>
        <text:changed-region xml:id="ct249542672" text:id="ct249542672">
          <text:insertion>
            <office:change-info>
              <dc:creator>Peter Camilleri</dc:creator>
              <dc:date>2015-04-25T17:39:00</dc:date>
            </office:change-info>
          </text:insertion>
        </text:changed-region>
        <text:changed-region xml:id="ct249542880" text:id="ct249542880">
          <text:deletion>
            <office:change-info>
              <dc:creator>Peter Camilleri</dc:creator>
              <dc:date>2015-04-25T23:21:00</dc:date>
            </office:change-info>
            <text:p text:style-name="Text_20_body">0&lt;&gt;</text:p>
          </text:deletion>
        </text:changed-region>
        <text:changed-region xml:id="ct249542776" text:id="ct249542776">
          <text:deletion>
            <office:change-info>
              <dc:creator>Peter Camilleri</dc:creator>
              <dc:date>2015-04-25T23:22:00</dc:date>
            </office:change-info>
            <text:p text:style-name="Text_20_body"/>
            <text:p text:style-name="Text_20_body"/>
          </text:deletion>
        </text:changed-region>
        <text:changed-region xml:id="ct249542984" text:id="ct249542984">
          <text:insertion>
            <office:change-info>
              <dc:creator>Peter Camilleri</dc:creator>
              <dc:date>2015-04-25T17:39:00</dc:date>
            </office:change-info>
          </text:insertion>
        </text:changed-region>
        <text:changed-region xml:id="ct249543088" text:id="ct249543088">
          <text:insertion>
            <office:change-info>
              <dc:creator>Peter Camilleri</dc:creator>
              <dc:date>2015-04-25T17:39:00</dc:date>
            </office:change-info>
          </text:insertion>
        </text:changed-region>
        <text:changed-region xml:id="ct249543192" text:id="ct249543192">
          <text:insertion>
            <office:change-info>
              <dc:creator>Peter Camilleri</dc:creator>
              <dc:date>2015-04-25T17:39:00</dc:date>
            </office:change-info>
          </text:insertion>
        </text:changed-region>
        <text:changed-region xml:id="ct249543296" text:id="ct249543296">
          <text:insertion>
            <office:change-info>
              <dc:creator>Peter Camilleri</dc:creator>
              <dc:date>2015-04-25T17:39:00</dc:date>
            </office:change-info>
          </text:insertion>
        </text:changed-region>
        <text:changed-region xml:id="ct249543400" text:id="ct249543400">
          <text:deletion>
            <office:change-info>
              <dc:creator>Peter Camilleri</dc:creator>
              <dc:date>2015-04-25T23:22:00</dc:date>
            </office:change-info>
            <text:p text:style-name="Text_20_body"/>
            <text:p text:style-name="Text_20_body">0=</text:p>
          </text:deletion>
        </text:changed-region>
        <text:changed-region xml:id="ct249543504" text:id="ct249543504">
          <text:insertion>
            <office:change-info>
              <dc:creator>Peter Camilleri</dc:creator>
              <dc:date>2015-04-25T17:39:00</dc:date>
            </office:change-info>
          </text:insertion>
        </text:changed-region>
        <text:changed-region xml:id="ct249543608" text:id="ct249543608">
          <text:insertion>
            <office:change-info>
              <dc:creator>Peter Camilleri</dc:creator>
              <dc:date>2015-04-25T17:39:00</dc:date>
            </office:change-info>
          </text:insertion>
        </text:changed-region>
        <text:changed-region xml:id="ct249543712" text:id="ct249543712">
          <text:insertion>
            <office:change-info>
              <dc:creator>Peter Camilleri</dc:creator>
              <dc:date>2015-04-25T17:39:00</dc:date>
            </office:change-info>
          </text:insertion>
        </text:changed-region>
        <text:changed-region xml:id="ct249543816" text:id="ct249543816">
          <text:insertion>
            <office:change-info>
              <dc:creator>Peter Camilleri</dc:creator>
              <dc:date>2015-04-25T17:39:00</dc:date>
            </office:change-info>
          </text:insertion>
        </text:changed-region>
        <text:changed-region xml:id="ct249543920" text:id="ct249543920">
          <text:deletion>
            <office:change-info>
              <dc:creator>Peter Camilleri</dc:creator>
              <dc:date>2015-04-25T23:22:00</dc:date>
            </office:change-info>
            <text:p text:style-name="Text_20_body"/>
            <text:p text:style-name="Text_20_body">0&gt;</text:p>
          </text:deletion>
        </text:changed-region>
        <text:changed-region xml:id="ct249544024" text:id="ct249544024">
          <text:insertion>
            <office:change-info>
              <dc:creator>Peter Camilleri</dc:creator>
              <dc:date>2015-04-25T17:39:00</dc:date>
            </office:change-info>
          </text:insertion>
        </text:changed-region>
        <text:changed-region xml:id="ct249544128" text:id="ct249544128">
          <text:insertion>
            <office:change-info>
              <dc:creator>Peter Camilleri</dc:creator>
              <dc:date>2015-04-25T17:39:00</dc:date>
            </office:change-info>
          </text:insertion>
        </text:changed-region>
        <text:changed-region xml:id="ct249544232" text:id="ct249544232">
          <text:insertion>
            <office:change-info>
              <dc:creator>Peter Camilleri</dc:creator>
              <dc:date>2015-04-25T17:39:00</dc:date>
            </office:change-info>
          </text:insertion>
        </text:changed-region>
        <text:changed-region xml:id="ct249544336" text:id="ct249544336">
          <text:insertion>
            <office:change-info>
              <dc:creator>Peter Camilleri</dc:creator>
              <dc:date>2015-04-25T17:39:00</dc:date>
            </office:change-info>
          </text:insertion>
        </text:changed-region>
        <text:changed-region xml:id="ct249544440" text:id="ct249544440">
          <text:deletion>
            <office:change-info>
              <dc:creator>Peter Camilleri</dc:creator>
              <dc:date>2015-04-25T23:22:00</dc:date>
            </office:change-info>
            <text:p text:style-name="Text_20_body"/>
            <text:p text:style-name="Text_20_body">0&gt;=</text:p>
          </text:deletion>
        </text:changed-region>
        <text:changed-region xml:id="ct249544544" text:id="ct249544544">
          <text:insertion>
            <office:change-info>
              <dc:creator>Peter Camilleri</dc:creator>
              <dc:date>2015-04-25T17:39:00</dc:date>
            </office:change-info>
          </text:insertion>
        </text:changed-region>
        <text:changed-region xml:id="ct249544648" text:id="ct249544648">
          <text:insertion>
            <office:change-info>
              <dc:creator>Peter Camilleri</dc:creator>
              <dc:date>2015-04-25T17:39:00</dc:date>
            </office:change-info>
          </text:insertion>
        </text:changed-region>
        <text:changed-region xml:id="ct249544752" text:id="ct249544752">
          <text:insertion>
            <office:change-info>
              <dc:creator>Peter Camilleri</dc:creator>
              <dc:date>2015-04-25T17:39:00</dc:date>
            </office:change-info>
          </text:insertion>
        </text:changed-region>
        <text:changed-region xml:id="ct249544856" text:id="ct249544856">
          <text:insertion>
            <office:change-info>
              <dc:creator>Peter Camilleri</dc:creator>
              <dc:date>2015-04-25T17:39:00</dc:date>
            </office:change-info>
          </text:insertion>
        </text:changed-region>
        <text:changed-region xml:id="ct249544960" text:id="ct249544960">
          <text:deletion>
            <office:change-info>
              <dc:creator>Peter Camilleri</dc:creator>
              <dc:date>2015-04-25T23:22:00</dc:date>
            </office:change-info>
            <text:p text:style-name="Text_20_body"/>
            <text:p text:style-name="Text_20_body">1+</text:p>
          </text:deletion>
        </text:changed-region>
        <text:changed-region xml:id="ct249545064" text:id="ct249545064">
          <text:insertion>
            <office:change-info>
              <dc:creator>Peter Camilleri</dc:creator>
              <dc:date>2015-04-25T17:39:00</dc:date>
            </office:change-info>
          </text:insertion>
        </text:changed-region>
        <text:changed-region xml:id="ct249545168" text:id="ct249545168">
          <text:insertion>
            <office:change-info>
              <dc:creator>Peter Camilleri</dc:creator>
              <dc:date>2015-04-25T17:39:00</dc:date>
            </office:change-info>
          </text:insertion>
        </text:changed-region>
        <text:changed-region xml:id="ct249545272" text:id="ct249545272">
          <text:insertion>
            <office:change-info>
              <dc:creator>Peter Camilleri</dc:creator>
              <dc:date>2015-04-25T17:39:00</dc:date>
            </office:change-info>
          </text:insertion>
        </text:changed-region>
        <text:changed-region xml:id="ct249545376" text:id="ct249545376">
          <text:insertion>
            <office:change-info>
              <dc:creator>Peter Camilleri</dc:creator>
              <dc:date>2015-04-25T17:39:00</dc:date>
            </office:change-info>
          </text:insertion>
        </text:changed-region>
        <text:changed-region xml:id="ct249545480" text:id="ct249545480">
          <text:deletion>
            <office:change-info>
              <dc:creator>Peter Camilleri</dc:creator>
              <dc:date>2015-04-25T23:22:00</dc:date>
            </office:change-info>
            <text:p text:style-name="Text_20_body"/>
            <text:p text:style-name="Text_20_body">1-</text:p>
          </text:deletion>
        </text:changed-region>
        <text:changed-region xml:id="ct249545584" text:id="ct249545584">
          <text:insertion>
            <office:change-info>
              <dc:creator>Peter Camilleri</dc:creator>
              <dc:date>2015-04-25T17:39:00</dc:date>
            </office:change-info>
          </text:insertion>
        </text:changed-region>
        <text:changed-region xml:id="ct249545688" text:id="ct249545688">
          <text:insertion>
            <office:change-info>
              <dc:creator>Peter Camilleri</dc:creator>
              <dc:date>2015-04-25T17:39:00</dc:date>
            </office:change-info>
          </text:insertion>
        </text:changed-region>
        <text:changed-region xml:id="ct249545792" text:id="ct249545792">
          <text:insertion>
            <office:change-info>
              <dc:creator>Peter Camilleri</dc:creator>
              <dc:date>2015-04-25T17:39:00</dc:date>
            </office:change-info>
          </text:insertion>
        </text:changed-region>
        <text:changed-region xml:id="ct249545896" text:id="ct249545896">
          <text:insertion>
            <office:change-info>
              <dc:creator>Peter Camilleri</dc:creator>
              <dc:date>2015-04-25T17:39:00</dc:date>
            </office:change-info>
          </text:insertion>
        </text:changed-region>
        <text:changed-region xml:id="ct249546000" text:id="ct249546000">
          <text:deletion>
            <office:change-info>
              <dc:creator>Peter Camilleri</dc:creator>
              <dc:date>2015-04-25T23:23:00</dc:date>
            </office:change-info>
            <text:p text:style-name="Text_20_body"/>
            <text:p text:style-name="Text_20_body">2*</text:p>
          </text:deletion>
        </text:changed-region>
        <text:changed-region xml:id="ct249546104" text:id="ct249546104">
          <text:insertion>
            <office:change-info>
              <dc:creator>Peter Camilleri</dc:creator>
              <dc:date>2015-04-25T17:39:00</dc:date>
            </office:change-info>
          </text:insertion>
        </text:changed-region>
        <text:changed-region xml:id="ct249546208" text:id="ct249546208">
          <text:insertion>
            <office:change-info>
              <dc:creator>Peter Camilleri</dc:creator>
              <dc:date>2015-04-25T17:39:00</dc:date>
            </office:change-info>
          </text:insertion>
        </text:changed-region>
        <text:changed-region xml:id="ct249546312" text:id="ct249546312">
          <text:insertion>
            <office:change-info>
              <dc:creator>Peter Camilleri</dc:creator>
              <dc:date>2015-04-25T17:39:00</dc:date>
            </office:change-info>
          </text:insertion>
        </text:changed-region>
        <text:changed-region xml:id="ct249546416" text:id="ct249546416">
          <text:insertion>
            <office:change-info>
              <dc:creator>Peter Camilleri</dc:creator>
              <dc:date>2015-04-25T17:39:00</dc:date>
            </office:change-info>
          </text:insertion>
        </text:changed-region>
        <text:changed-region xml:id="ct249546520" text:id="ct249546520">
          <text:deletion>
            <office:change-info>
              <dc:creator>Peter Camilleri</dc:creator>
              <dc:date>2015-04-25T23:23:00</dc:date>
            </office:change-info>
            <text:p text:style-name="Text_20_body"/>
            <text:p text:style-name="Text_20_body">2+</text:p>
          </text:deletion>
        </text:changed-region>
        <text:changed-region xml:id="ct249546624" text:id="ct249546624">
          <text:insertion>
            <office:change-info>
              <dc:creator>Peter Camilleri</dc:creator>
              <dc:date>2015-04-25T17:39:00</dc:date>
            </office:change-info>
          </text:insertion>
        </text:changed-region>
        <text:changed-region xml:id="ct249546728" text:id="ct249546728">
          <text:insertion>
            <office:change-info>
              <dc:creator>Peter Camilleri</dc:creator>
              <dc:date>2015-04-25T17:39:00</dc:date>
            </office:change-info>
          </text:insertion>
        </text:changed-region>
        <text:changed-region xml:id="ct249546832" text:id="ct249546832">
          <text:insertion>
            <office:change-info>
              <dc:creator>Peter Camilleri</dc:creator>
              <dc:date>2015-04-25T17:39:00</dc:date>
            </office:change-info>
          </text:insertion>
        </text:changed-region>
        <text:changed-region xml:id="ct249546936" text:id="ct249546936">
          <text:insertion>
            <office:change-info>
              <dc:creator>Peter Camilleri</dc:creator>
              <dc:date>2015-04-25T17:39:00</dc:date>
            </office:change-info>
          </text:insertion>
        </text:changed-region>
        <text:changed-region xml:id="ct249547040" text:id="ct249547040">
          <text:deletion>
            <office:change-info>
              <dc:creator>Peter Camilleri</dc:creator>
              <dc:date>2015-04-25T23:23:00</dc:date>
            </office:change-info>
            <text:p text:style-name="Text_20_body"/>
            <text:p text:style-name="Text_20_body">2-</text:p>
          </text:deletion>
        </text:changed-region>
        <text:changed-region xml:id="ct249547144" text:id="ct249547144">
          <text:insertion>
            <office:change-info>
              <dc:creator>Peter Camilleri</dc:creator>
              <dc:date>2015-04-25T17:39:00</dc:date>
            </office:change-info>
          </text:insertion>
        </text:changed-region>
        <text:changed-region xml:id="ct249547248" text:id="ct249547248">
          <text:insertion>
            <office:change-info>
              <dc:creator>Peter Camilleri</dc:creator>
              <dc:date>2015-04-25T17:39:00</dc:date>
            </office:change-info>
          </text:insertion>
        </text:changed-region>
        <text:changed-region xml:id="ct249547352" text:id="ct249547352">
          <text:insertion>
            <office:change-info>
              <dc:creator>Peter Camilleri</dc:creator>
              <dc:date>2015-04-25T17:39:00</dc:date>
            </office:change-info>
          </text:insertion>
        </text:changed-region>
        <text:changed-region xml:id="ct249547456" text:id="ct249547456">
          <text:insertion>
            <office:change-info>
              <dc:creator>Peter Camilleri</dc:creator>
              <dc:date>2015-04-25T17:39:00</dc:date>
            </office:change-info>
          </text:insertion>
        </text:changed-region>
        <text:changed-region xml:id="ct249547560" text:id="ct249547560">
          <text:deletion>
            <office:change-info>
              <dc:creator>Peter Camilleri</dc:creator>
              <dc:date>2015-04-25T23:24:00</dc:date>
            </office:change-info>
            <text:p text:style-name="Text_20_body"/>
            <text:p text:style-name="Text_20_body">2/</text:p>
          </text:deletion>
        </text:changed-region>
        <text:changed-region xml:id="ct249547664" text:id="ct249547664">
          <text:insertion>
            <office:change-info>
              <dc:creator>Peter Camilleri</dc:creator>
              <dc:date>2015-04-25T17:39:00</dc:date>
            </office:change-info>
          </text:insertion>
        </text:changed-region>
        <text:changed-region xml:id="ct249547768" text:id="ct249547768">
          <text:insertion>
            <office:change-info>
              <dc:creator>Peter Camilleri</dc:creator>
              <dc:date>2015-04-25T17:39:00</dc:date>
            </office:change-info>
          </text:insertion>
        </text:changed-region>
        <text:changed-region xml:id="ct249547872" text:id="ct249547872">
          <text:insertion>
            <office:change-info>
              <dc:creator>Peter Camilleri</dc:creator>
              <dc:date>2015-04-25T17:39:00</dc:date>
            </office:change-info>
          </text:insertion>
        </text:changed-region>
        <text:changed-region xml:id="ct249547976" text:id="ct249547976">
          <text:insertion>
            <office:change-info>
              <dc:creator>Peter Camilleri</dc:creator>
              <dc:date>2015-04-25T17:39:00</dc:date>
            </office:change-info>
          </text:insertion>
        </text:changed-region>
        <text:changed-region xml:id="ct249548080" text:id="ct249548080">
          <text:deletion>
            <office:change-info>
              <dc:creator>Peter Camilleri</dc:creator>
              <dc:date>2015-04-25T23:24:00</dc:date>
            </office:change-info>
            <text:p text:style-name="Text_20_body"/>
            <text:p text:style-name="Text_20_body">&lt;</text:p>
          </text:deletion>
        </text:changed-region>
        <text:changed-region xml:id="ct249548184" text:id="ct249548184">
          <text:insertion>
            <office:change-info>
              <dc:creator>Peter Camilleri</dc:creator>
              <dc:date>2015-04-25T17:39:00</dc:date>
            </office:change-info>
          </text:insertion>
        </text:changed-region>
        <text:changed-region xml:id="ct249548288" text:id="ct249548288">
          <text:insertion>
            <office:change-info>
              <dc:creator>Peter Camilleri</dc:creator>
              <dc:date>2015-04-25T17:39:00</dc:date>
            </office:change-info>
          </text:insertion>
        </text:changed-region>
        <text:changed-region xml:id="ct249548392" text:id="ct249548392">
          <text:insertion>
            <office:change-info>
              <dc:creator>Peter Camilleri</dc:creator>
              <dc:date>2015-04-25T17:39:00</dc:date>
            </office:change-info>
          </text:insertion>
        </text:changed-region>
        <text:changed-region xml:id="ct249548496" text:id="ct249548496">
          <text:insertion>
            <office:change-info>
              <dc:creator>Peter Camilleri</dc:creator>
              <dc:date>2015-04-25T17:39:00</dc:date>
            </office:change-info>
          </text:insertion>
        </text:changed-region>
        <text:changed-region xml:id="ct249548600" text:id="ct249548600">
          <text:insertion>
            <office:change-info>
              <dc:creator>Peter Camilleri</dc:creator>
              <dc:date>2015-04-25T17:39:00</dc:date>
            </office:change-info>
          </text:insertion>
        </text:changed-region>
        <text:changed-region xml:id="ct249548704" text:id="ct249548704">
          <text:deletion>
            <office:change-info>
              <dc:creator>Peter Camilleri</dc:creator>
              <dc:date>2015-04-25T23:24:00</dc:date>
            </office:change-info>
            <text:p text:style-name="Text_20_body"/>
            <text:p text:style-name="Text_20_body">&lt;=</text:p>
          </text:deletion>
        </text:changed-region>
        <text:changed-region xml:id="ct249548808" text:id="ct249548808">
          <text:insertion>
            <office:change-info>
              <dc:creator>Peter Camilleri</dc:creator>
              <dc:date>2015-04-25T17:39:00</dc:date>
            </office:change-info>
          </text:insertion>
        </text:changed-region>
        <text:changed-region xml:id="ct249548912" text:id="ct249548912">
          <text:insertion>
            <office:change-info>
              <dc:creator>Peter Camilleri</dc:creator>
              <dc:date>2015-04-25T17:39:00</dc:date>
            </office:change-info>
          </text:insertion>
        </text:changed-region>
        <text:changed-region xml:id="ct249549016" text:id="ct249549016">
          <text:insertion>
            <office:change-info>
              <dc:creator>Peter Camilleri</dc:creator>
              <dc:date>2015-04-25T17:39:00</dc:date>
            </office:change-info>
          </text:insertion>
        </text:changed-region>
        <text:changed-region xml:id="ct249549120" text:id="ct249549120">
          <text:insertion>
            <office:change-info>
              <dc:creator>Peter Camilleri</dc:creator>
              <dc:date>2015-04-25T17:39:00</dc:date>
            </office:change-info>
          </text:insertion>
        </text:changed-region>
        <text:changed-region xml:id="ct249549224" text:id="ct249549224">
          <text:insertion>
            <office:change-info>
              <dc:creator>Peter Camilleri</dc:creator>
              <dc:date>2015-04-25T17:39:00</dc:date>
            </office:change-info>
          </text:insertion>
        </text:changed-region>
        <text:changed-region xml:id="ct249549328" text:id="ct249549328">
          <text:deletion>
            <office:change-info>
              <dc:creator>Peter Camilleri</dc:creator>
              <dc:date>2015-04-25T23:24:00</dc:date>
            </office:change-info>
            <text:p text:style-name="Text_20_body"/>
            <text:p text:style-name="Text_20_body">&lt;=&gt;</text:p>
          </text:deletion>
        </text:changed-region>
        <text:changed-region xml:id="ct249549432" text:id="ct249549432">
          <text:insertion>
            <office:change-info>
              <dc:creator>Peter Camilleri</dc:creator>
              <dc:date>2015-04-25T17:39:00</dc:date>
            </office:change-info>
          </text:insertion>
        </text:changed-region>
        <text:changed-region xml:id="ct249549536" text:id="ct249549536">
          <text:insertion>
            <office:change-info>
              <dc:creator>Peter Camilleri</dc:creator>
              <dc:date>2015-04-25T17:39:00</dc:date>
            </office:change-info>
          </text:insertion>
        </text:changed-region>
        <text:changed-region xml:id="ct249549640" text:id="ct249549640">
          <text:insertion>
            <office:change-info>
              <dc:creator>Peter Camilleri</dc:creator>
              <dc:date>2015-04-25T17:39:00</dc:date>
            </office:change-info>
          </text:insertion>
        </text:changed-region>
        <text:changed-region xml:id="ct249549744" text:id="ct249549744">
          <text:insertion>
            <office:change-info>
              <dc:creator>Peter Camilleri</dc:creator>
              <dc:date>2015-04-25T17:39:00</dc:date>
            </office:change-info>
          </text:insertion>
        </text:changed-region>
        <text:changed-region xml:id="ct249549848" text:id="ct249549848">
          <text:insertion>
            <office:change-info>
              <dc:creator>Peter Camilleri</dc:creator>
              <dc:date>2015-04-25T17:39:00</dc:date>
            </office:change-info>
          </text:insertion>
        </text:changed-region>
        <text:changed-region xml:id="ct249550056" text:id="ct249550056">
          <text:deletion>
            <office:change-info>
              <dc:creator>Peter Camilleri</dc:creator>
              <dc:date>2015-04-25T23:24:00</dc:date>
            </office:change-info>
            <text:p text:style-name="Text_20_body">&gt;</text:p>
          </text:deletion>
        </text:changed-region>
        <text:changed-region xml:id="ct249549952" text:id="ct249549952">
          <text:deletion>
            <office:change-info>
              <dc:creator>Peter Camilleri</dc:creator>
              <dc:date>2015-04-25T23:25:00</dc:date>
            </office:change-info>
            <text:p text:style-name="Text_20_body"/>
            <text:p text:style-name="Text_20_body"/>
          </text:deletion>
        </text:changed-region>
        <text:changed-region xml:id="ct249550160" text:id="ct249550160">
          <text:insertion>
            <office:change-info>
              <dc:creator>Peter Camilleri</dc:creator>
              <dc:date>2015-04-25T17:39:00</dc:date>
            </office:change-info>
          </text:insertion>
        </text:changed-region>
        <text:changed-region xml:id="ct249550264" text:id="ct249550264">
          <text:insertion>
            <office:change-info>
              <dc:creator>Peter Camilleri</dc:creator>
              <dc:date>2015-04-25T17:39:00</dc:date>
            </office:change-info>
          </text:insertion>
        </text:changed-region>
        <text:changed-region xml:id="ct249730408" text:id="ct249730408">
          <text:insertion>
            <office:change-info>
              <dc:creator>Peter Camilleri</dc:creator>
              <dc:date>2015-04-25T17:39:00</dc:date>
            </office:change-info>
          </text:insertion>
        </text:changed-region>
        <text:changed-region xml:id="ct249730512" text:id="ct249730512">
          <text:insertion>
            <office:change-info>
              <dc:creator>Peter Camilleri</dc:creator>
              <dc:date>2015-04-25T17:39:00</dc:date>
            </office:change-info>
          </text:insertion>
        </text:changed-region>
        <text:changed-region xml:id="ct249730616" text:id="ct249730616">
          <text:insertion>
            <office:change-info>
              <dc:creator>Peter Camilleri</dc:creator>
              <dc:date>2015-04-25T17:39:00</dc:date>
            </office:change-info>
          </text:insertion>
        </text:changed-region>
        <text:changed-region xml:id="ct249730720" text:id="ct249730720">
          <text:deletion>
            <office:change-info>
              <dc:creator>Peter Camilleri</dc:creator>
              <dc:date>2015-04-25T23:25:00</dc:date>
            </office:change-info>
            <text:p text:style-name="Text_20_body"/>
            <text:p text:style-name="Text_20_body">&gt;=</text:p>
          </text:deletion>
        </text:changed-region>
        <text:changed-region xml:id="ct249730824" text:id="ct249730824">
          <text:insertion>
            <office:change-info>
              <dc:creator>Peter Camilleri</dc:creator>
              <dc:date>2015-04-25T17:39:00</dc:date>
            </office:change-info>
          </text:insertion>
        </text:changed-region>
        <text:changed-region xml:id="ct249730928" text:id="ct249730928">
          <text:insertion>
            <office:change-info>
              <dc:creator>Peter Camilleri</dc:creator>
              <dc:date>2015-04-25T17:39:00</dc:date>
            </office:change-info>
          </text:insertion>
        </text:changed-region>
        <text:changed-region xml:id="ct249731032" text:id="ct249731032">
          <text:insertion>
            <office:change-info>
              <dc:creator>Peter Camilleri</dc:creator>
              <dc:date>2015-04-25T17:39:00</dc:date>
            </office:change-info>
          </text:insertion>
        </text:changed-region>
        <text:changed-region xml:id="ct249731136" text:id="ct249731136">
          <text:insertion>
            <office:change-info>
              <dc:creator>Peter Camilleri</dc:creator>
              <dc:date>2015-04-25T17:39:00</dc:date>
            </office:change-info>
          </text:insertion>
        </text:changed-region>
        <text:changed-region xml:id="ct249731240" text:id="ct249731240">
          <text:insertion>
            <office:change-info>
              <dc:creator>Peter Camilleri</dc:creator>
              <dc:date>2015-04-25T17:39:00</dc:date>
            </office:change-info>
          </text:insertion>
        </text:changed-region>
        <text:changed-region xml:id="ct249731344" text:id="ct249731344">
          <text:deletion>
            <office:change-info>
              <dc:creator>Peter Camilleri</dc:creator>
              <dc:date>2015-04-25T23:25:00</dc:date>
            </office:change-info>
            <text:p text:style-name="Text_20_body"/>
            <text:p text:style-name="Text_20_body">mod</text:p>
          </text:deletion>
        </text:changed-region>
        <text:changed-region xml:id="ct249731448" text:id="ct249731448">
          <text:insertion>
            <office:change-info>
              <dc:creator>Peter Camilleri</dc:creator>
              <dc:date>2015-04-25T17:39:00</dc:date>
            </office:change-info>
          </text:insertion>
        </text:changed-region>
        <text:changed-region xml:id="ct249731552" text:id="ct249731552">
          <text:insertion>
            <office:change-info>
              <dc:creator>Peter Camilleri</dc:creator>
              <dc:date>2015-04-25T17:39:00</dc:date>
            </office:change-info>
          </text:insertion>
        </text:changed-region>
        <text:changed-region xml:id="ct249731656" text:id="ct249731656">
          <text:insertion>
            <office:change-info>
              <dc:creator>Peter Camilleri</dc:creator>
              <dc:date>2015-04-25T17:39:00</dc:date>
            </office:change-info>
          </text:insertion>
        </text:changed-region>
        <text:changed-region xml:id="ct249731760" text:id="ct249731760">
          <text:insertion>
            <office:change-info>
              <dc:creator>Peter Camilleri</dc:creator>
              <dc:date>2015-04-25T17:39:00</dc:date>
            </office:change-info>
          </text:insertion>
        </text:changed-region>
        <text:changed-region xml:id="ct249731864" text:id="ct249731864">
          <text:deletion>
            <office:change-info>
              <dc:creator>Peter Camilleri</dc:creator>
              <dc:date>2015-04-25T23:25:00</dc:date>
            </office:change-info>
            <text:p text:style-name="Text_20_body"/>
            <text:p text:style-name="Text_20_body">neg</text:p>
          </text:deletion>
        </text:changed-region>
        <text:changed-region xml:id="ct249731968" text:id="ct249731968">
          <text:insertion>
            <office:change-info>
              <dc:creator>Peter Camilleri</dc:creator>
              <dc:date>2015-04-25T17:39:00</dc:date>
            </office:change-info>
          </text:insertion>
        </text:changed-region>
        <text:changed-region xml:id="ct249732072" text:id="ct249732072">
          <text:insertion>
            <office:change-info>
              <dc:creator>Peter Camilleri</dc:creator>
              <dc:date>2015-04-25T17:39:00</dc:date>
            </office:change-info>
          </text:insertion>
        </text:changed-region>
        <text:changed-region xml:id="ct249732176" text:id="ct249732176">
          <text:insertion>
            <office:change-info>
              <dc:creator>Peter Camilleri</dc:creator>
              <dc:date>2015-04-25T17:39:00</dc:date>
            </office:change-info>
          </text:insertion>
        </text:changed-region>
        <text:changed-region xml:id="ct249732280" text:id="ct249732280">
          <text:insertion>
            <office:change-info>
              <dc:creator>Peter Camilleri</dc:creator>
              <dc:date>2015-04-25T17:39:00</dc:date>
            </office:change-info>
          </text:insertion>
        </text:changed-region>
        <text:changed-region xml:id="ct249732384" text:id="ct24973238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Text_20_body"/>
      <text:p text:style-name="Text_20_body"/>
      <text:p text:style-name="Text_20_body"/>
      <text:p text:style-name="P52">The fOOrth User's Guide </text:p>
      <text:p text:style-name="P52">and</text:p>
      <text:p text:style-name="P52">Reference</text:p>
      <text:p text:style-name="Subtitle">An RPN, object oriented language that is not FORTH.</text:p>
      <text:p text:style-name="Subtitle">by Peter Camilleri </text:p>
      <text:p text:style-name="Text_20_body"/>
      <text:p text:style-name="P5">Last Update: May 7, 2015</text:p>
      <text:p text:style-name="P5">Covering fOOrth version 0.0.3</text:p>
      <text:p text:style-name="P5">Status: Unpublished.</text:p>
      <text:p text:style-name="Text_20_body"/>
      <text:p text:style-name="Text_20_body"/>
      <text:p text:style-name="Text_20_body"/>
      <text:p text:style-name="P64"/>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3">Table of Contents</text:p>
          </text:index-title>
          <text:p text:style-name="P74">The MIT License (MIT).<text:tab/>5</text:p>
          <text:p text:style-name="P74">Introduction<text:tab/>6</text:p>
          <text:p text:style-name="P75">About the name fOOrth<text:tab/>6</text:p>
          <text:p text:style-name="P75">How fOOrth came to be<text:tab/>6</text:p>
          <text:p text:style-name="P75">Goals and Principles<text:tab/>7</text:p>
          <text:p text:style-name="P75">Report Card<text:tab/>8</text:p>
          <text:p text:style-name="P75">Special Note of Thanks<text:tab/>8</text:p>
          <text:p text:style-name="P74">Installation<text:tab/>9</text:p>
          <text:p text:style-name="P75">Ruby<text:tab/>9</text:p>
          <text:p text:style-name="P75">fOOrth<text:tab/>9</text:p>
          <text:p text:style-name="P75">Running fOOrth<text:tab/>10</text:p>
          <text:p text:style-name="P75">Testing<text:tab/>10</text:p>
          <text:p text:style-name="P75">Source Archive<text:tab/>11</text:p>
          <text:p text:style-name="P74">First Steps<text:tab/>12</text:p>
          <text:p text:style-name="P74">The Syntax and Style of fOOrth<text:tab/>14</text:p>
          <text:p text:style-name="P75">Syntax<text:tab/>14</text:p>
          <text:p text:style-name="P75">Spaces<text:tab/>14</text:p>
          <text:p text:style-name="P75">Comments<text:tab/>14</text:p>
          <text:p text:style-name="P75">String Literals<text:tab/>14</text:p>
          <text:p text:style-name="P75">Numeric Literals<text:tab/>15</text:p>
          <text:p text:style-name="P74">A fOOrth Calculator<text:tab/>16</text:p>
          <text:p text:style-name="P75">The Basics<text:tab/>16</text:p>
          <text:p text:style-name="P75">Stack Manipulation<text:tab/>17</text:p>
          <text:p text:style-name="P75">Programming<text:tab/>19</text:p>
          <text:p text:style-name="P75">Control Structures<text:tab/>20</text:p>
          <text:p text:style-name="P75">Data Memory<text:tab/>24</text:p>
          <text:p text:style-name="P74">Data Storage in fOOrth<text:tab/>25</text:p>
          <text:p text:style-name="P75">Typing<text:tab/>25</text:p>
          <text:p text:style-name="P75">Declarations<text:tab/>25</text:p>
          <text:p text:style-name="P75">Scoping<text:tab/>25</text:p>
          <text:p text:style-name="P75">Referencing<text:tab/>26</text:p>
          <text:p text:style-name="P75">Mutation<text:tab/>27</text:p>
          <text:p text:style-name="P74">Cloning Data<text:tab/>29</text:p>
          <text:p text:style-name="P75">Deep vs Shallow Copy<text:tab/>29</text:p>
          <text:p text:style-name="P75">Permissive Copying<text:tab/>32</text:p>
          <text:p text:style-name="P74">Handling Exceptions<text:tab/>33</text:p>
          <text:p text:style-name="P75">The Nature of Exceptions in fOOrth<text:tab/>33</text:p>
          <text:p text:style-name="P75">Handling Errors<text:tab/>33</text:p>
          <text:p text:style-name="P75">Generating Errors<text:tab/>38</text:p>
          <text:p text:style-name="P75">fOOrth Native Exception Codes:<text:tab/>39</text:p>
          <text:p text:style-name="P75">Application Error Codes:<text:tab/>40</text:p>
          <text:p text:style-name="P75">Ruby Mapped Exception Codes:<text:tab/>40</text:p>
          <text:p text:style-name="P74">The Class Tree<text:tab/>45</text:p>
          <text:p text:style-name="P75">A Brief Overview of Key OO Concepts<text:tab/>45</text:p>
          <text:p text:style-name="P75">Classes<text:tab/>45</text:p>
          <text:p text:style-name="P75">Inheritance<text:tab/>46</text:p>
          <text:p text:style-name="P75">Methods<text:tab/>46</text:p>
          <text:p text:style-name="P75">Late Binding and Polymorphism<text:tab/>46</text:p>
          <text:p text:style-name="P75">Prototypes<text:tab/>46</text:p>
          <text:p text:style-name="P74">Method Mapping<text:tab/>47</text:p>
          <text:p text:style-name="P75">Exploring the mapping system<text:tab/>47</text:p>
          <text:p text:style-name="P74">Context<text:tab/>49</text:p>
          <text:p text:style-name="P75">Exploring Context<text:tab/>49</text:p>
          <text:p text:style-name="P75">Tracking the Virtual Machine<text:tab/>51</text:p>
          <text:p text:style-name="P74">Routing<text:tab/>52</text:p>
          <text:p text:style-name="P75">Virtual Machine Methods<text:tab/>52</text:p>
          <text:p text:style-name="P75">Shared Methods<text:tab/>52</text:p>
          <text:p text:style-name="P75">Exclusive Methods<text:tab/>53</text:p>
          <text:p text:style-name="P75">Shared Stub Methods<text:tab/>53</text:p>
          <text:p text:style-name="P75">Exclusive Stub Methods<text:tab/>54</text:p>
          <text:p text:style-name="P75">Local Methods<text:tab/>54</text:p>
          <text:p text:style-name="P75">Routing Internals<text:tab/>54</text:p>
          <text:p text:style-name="P74">Self<text:tab/>57</text:p>
          <text:p text:style-name="P75">Applying Self<text:tab/>57</text:p>
          <text:p text:style-name="P75">Changing Self<text:tab/>58</text:p>
          <text:p text:style-name="P74">Boolean Data<text:tab/>59</text:p>
          <text:p text:style-name="P75">What values represent true and false<text:tab/>59</text:p>
          <text:p text:style-name="P75">Processing Boolean Data<text:tab/>59</text:p>
          <text:p text:style-name="P75">Boolean Constants<text:tab/>59</text:p>
          <text:p text:style-name="P74">Numeric Data<text:tab/>60</text:p>
          <text:p text:style-name="P74">Array<text:tab/>61</text:p>
          <text:p text:style-name="P75">Array Literals<text:tab/>61</text:p>
          <text:p text:style-name="P75">Class Methods<text:tab/>62</text:p>
          <text:p text:style-name="P75">Instance Methods<text:tab/>63</text:p>
          <text:p text:style-name="P74">Class<text:tab/>74</text:p>
          <text:p text:style-name="P75">Instance Methods<text:tab/>74</text:p>
          <text:p text:style-name="P75">Commands<text:tab/>77</text:p>
          <text:p text:style-name="P74">Complex<text:tab/>79</text:p>
          <text:p text:style-name="P75">Complex Literals<text:tab/>79</text:p>
          <text:p text:style-name="P75">Instance Methods<text:tab/>80</text:p>
          <text:p text:style-name="P75">Instance Stubs<text:tab/>81</text:p>
          <text:p text:style-name="P74">FalseClass<text:tab/>82</text:p>
          <text:p text:style-name="P75">FalseClass Literals<text:tab/>82</text:p>
          <text:p text:style-name="P75">Instance Methods<text:tab/>82</text:p>
          <text:p text:style-name="P74"><text:soft-page-break/>Float<text:tab/>84</text:p>
          <text:p text:style-name="P75">Float Literals<text:tab/>84</text:p>
          <text:p text:style-name="P74">Hash<text:tab/>85</text:p>
          <text:p text:style-name="P75">Hash Literals<text:tab/>85</text:p>
          <text:p text:style-name="P75">Instance Methods<text:tab/>85</text:p>
          <text:p text:style-name="P74">InStream<text:tab/>88</text:p>
          <text:p text:style-name="P75">Class Methods<text:tab/>88</text:p>
          <text:p text:style-name="P75">Instance Methods<text:tab/>89</text:p>
          <text:p text:style-name="P75">Class Stubs<text:tab/>90</text:p>
          <text:p text:style-name="P74">Integer<text:tab/>91</text:p>
          <text:p text:style-name="P75">Integer Literals<text:tab/>91</text:p>
          <text:p text:style-name="P75">Instance Methods<text:tab/>91</text:p>
          <text:p text:style-name="P74">NilClass<text:tab/>96</text:p>
          <text:p text:style-name="P75">NilClass Literals<text:tab/>96</text:p>
          <text:p text:style-name="P75">Instance Methods<text:tab/>96</text:p>
          <text:p text:style-name="P74">Numeric<text:tab/>98</text:p>
          <text:p text:style-name="P75">Special Numeric Values<text:tab/>98</text:p>
          <text:p text:style-name="P75">Instance Methods<text:tab/>100</text:p>
          <text:p text:style-name="P74">Object<text:tab/>122</text:p>
          <text:p text:style-name="P75">Instance Methods<text:tab/>122</text:p>
          <text:p text:style-name="P75">Commands<text:tab/>134</text:p>
          <text:p text:style-name="P74">OutStream<text:tab/>136</text:p>
          <text:p text:style-name="P75">Class Methods<text:tab/>136</text:p>
          <text:p text:style-name="P75">Instance Methods<text:tab/>137</text:p>
          <text:p text:style-name="P75">Class Stubs<text:tab/>140</text:p>
          <text:p text:style-name="P74">Procedure<text:tab/>141</text:p>
          <text:p text:style-name="P75">Procedure Literals<text:tab/>141</text:p>
          <text:p text:style-name="P75">Instance Methods<text:tab/>141</text:p>
          <text:p text:style-name="P74">Queue<text:tab/>143</text:p>
          <text:p text:style-name="P75">Instance Methods<text:tab/>143</text:p>
          <text:p text:style-name="P74">Rational<text:tab/>145</text:p>
          <text:p text:style-name="P75">Rational Literals<text:tab/>145</text:p>
          <text:p text:style-name="P75">Instance Methods<text:tab/>145</text:p>
          <text:p text:style-name="P74">Stack<text:tab/>146</text:p>
          <text:p text:style-name="P75">Instance Methods<text:tab/>146</text:p>
          <text:p text:style-name="P74">String<text:tab/>148</text:p>
          <text:p text:style-name="P75">String Literals<text:tab/>148</text:p>
          <text:p text:style-name="P75">Format Strings<text:tab/>149</text:p>
          <text:p text:style-name="P75">Instance Methods<text:tab/>152</text:p>
          <text:p text:style-name="P74">Thread<text:tab/>165</text:p>
          <text:p text:style-name="P75">Class Methods<text:tab/>165</text:p>
          <text:p text:style-name="P75">Instance Methods<text:tab/>166</text:p>
          <text:p text:style-name="P74">TrueClass<text:tab/>168</text:p>
          <text:p text:style-name="P75">TrueClass Literals<text:tab/>168</text:p>
          <text:p text:style-name="P74">VirtualMachine<text:tab/>169</text:p>
          <text:p text:style-name="P75">Instance Methods<text:tab/>169</text:p>
          <text:p text:style-name="P75">Commands<text:tab/>189</text:p>
          <text:p text:style-name="P74">Appendix A – Symbol Glossary<text:tab/>195</text:p>
          <text:p text:style-name="P74">Appendix B – Regular Expressions<text:tab/>197</text:p>
          <text:p text:style-name="P74">Edit History:<text:tab/>201</text:p>
        </text:index-body>
      </text:table-of-content>
      <text:p text:style-name="Text_20_body"/>
      <text:h text:style-name="P7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1" text:outline-level="1">Introduction</text:h>
      <text:h text:style-name="Heading_20_2" text:outline-level="2">About the name fOOrth</text:h>
      <text:p text:style-name="Standard"/>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472036365066481981" text:style-name="L1">
        <text:list-item>
          <text:p text:style-name="P81">A Simple, Easy-to-Understand syntax that is none the less, Expressive and Compact:</text:p>
        </text:list-item>
      </text:list>
      <text:list xml:id="list7691092382855422016" text:style-name="L2">
        <text:list-item>
          <text:list>
            <text:list-item>
              <text:p text:style-name="P82">Source code in fOOrth is free-form with no line oriented limitations or rules.</text:p>
            </text:list-item>
            <text:list-item>
              <text:p text:style-name="P82">Support is given to the easy representation of common literal data such as strings, integers, floating point numbers, rational numbers, and complex numbers.</text:p>
            </text:list-item>
          </text:list>
        </text:list-item>
      </text:list>
      <text:list xml:id="list34661210" text:continue-list="list6472036365066481981" text:style-name="L1">
        <text:list-item>
          <text:p text:style-name="P81">Safe Data and Data Structures:</text:p>
        </text:list-item>
      </text:list>
      <text:list xml:id="list3662399224708549847" text:style-name="L3">
        <text:list-item>
          <text:list>
            <text:list-item>
              <text:p text:style-name="P84">Simple, reliable arithmetic. In fOOrth, integer operations never overflow. Rational values can be represented exactly, complex numbers are supported, and conversions between numeric types are simple.</text:p>
            </text:list-item>
            <text:list-item>
              <text:p text:style-name="P84"><text:soft-page-break/>Strings grow as needed without the need to allocate space or worry about overflow.</text:p>
            </text:list-item>
            <text:list-item>
              <text:p text:style-name="P84">Data containers such as arrays and hashes grow as needed. Out of range subscripts cannot access undefined memory regions. </text:p>
            </text:list-item>
          </text:list>
        </text:list-item>
      </text:list>
      <text:list xml:id="list34671850" text:continue-list="list34661210" text:style-name="L1">
        <text:list-item>
          <text:p text:style-name="P81">Message Passing:</text:p>
        </text:list-item>
      </text:list>
      <text:list xml:id="list3903477315316041951" text:style-name="L4">
        <text:list-item>
          <text:list>
            <text:list-item>
              <text:p text:style-name="P102">In fOOrth all actions take the form of messages sent to a receiver.</text:p>
            </text:list-item>
            <text:list-item>
              <text:p text:style-name="P102">The routing of messages is specified by the exact type of the message.</text:p>
            </text:list-item>
            <text:list-item>
              <text:p text:style-name="P102">Message receivers include data items on the stack as well as the virtual machine object associated with the current thread of execution.</text:p>
            </text:list-item>
            <text:list-item>
              <text:p text:style-name="P102">Messages for which no routing specification can be found, generate an error at compile time.</text:p>
            </text:list-item>
          </text:list>
        </text:list-item>
      </text:list>
      <text:list xml:id="list34658685" text:continue-list="list34671850" text:style-name="L1">
        <text:list-item>
          <text:p text:style-name="P81">Object Oriented Design:</text:p>
        </text:list-item>
      </text:list>
      <text:list xml:id="list6715091715933829386" text:style-name="L5">
        <text:list-item>
          <text:list>
            <text:list-item>
              <text:p text:style-name="P85">Support class based inheritance, with a non-cyclic (single inheritance) tree derived from a common base Object class.</text:p>
            </text:list-item>
            <text:list-item>
              <text:p text:style-name="P103">Support late binding and polymorphism through message interface compatibility or “duck” typing.</text:p>
            </text:list-item>
          </text:list>
        </text:list-item>
      </text:list>
      <text:list xml:id="list34652655" text:continue-list="list34658685" text:style-name="L1">
        <text:list-item>
          <text:p text:style-name="P81">Meta programming: </text:p>
        </text:list-item>
      </text:list>
      <text:list xml:id="list4699443047575445416" text:style-name="L6">
        <text:list-item>
          <text:list>
            <text:list-item>
              <text:p text:style-name="P104">Support extensible language constructs by making the compiler an accessible part of the system.</text:p>
            </text:list-item>
          </text:list>
        </text:list-item>
      </text:list>
      <text:list xml:id="list34660426" text:continue-list="list34652655" text:style-name="L1">
        <text:list-item>
          <text:p text:style-name="P81">Reliability:</text:p>
        </text:list-item>
      </text:list>
      <text:list xml:id="list4975044364090873712" text:style-name="L7">
        <text:list-item>
          <text:list>
            <text:list-item>
              <text:p text:style-name="P105">Errors should be detected as soon as possible. </text:p>
            </text:list-item>
          </text:list>
        </text:list-item>
      </text:list>
      <text:list xml:id="list34666394" text:continue-list="list34660426" text:style-name="L1">
        <text:list-item>
          <text:p text:style-name="P86">Building on the host language:</text:p>
        </text:list-item>
      </text:list>
      <text:list xml:id="list4456457688787865042" text:style-name="L8">
        <text:list-item>
          <text:list>
            <text:list-item>
              <text:p text:style-name="P8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63097168"/>Thanks<text:alphabetical-index-mark-end text:id="IMark16309716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019538416405859451" text:style-name="L9">
        <text:list-item>
          <text:p text:style-name="P106">ruby 1.9.3p484 (2013-11-22) [i386-mingw32]</text:p>
        </text:list-item>
        <text:list-item>
          <text:p text:style-name="P106">ruby 2.1.5p273 (2014-11-13 revision 48405) [i386-mingw32]</text:p>
        </text:list-item>
        <text:list-item>
          <text:p text:style-name="P106">Rubinius – to be tested!</text:p>
        </text:list-item>
        <text:list-item>
          <text:p text:style-name="P106">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163097168"/>Rake<text:alphabetical-index-mark-end text:id="IMark163097168"/>:</text:h>
      <text:p text:style-name="P55">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3097168"/>Demo.rb<text:alphabetical-index-mark-end text:id="IMark16309716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63097168"/>Testing<text:alphabetical-index-mark-end text:id="IMark16309716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63097168"/>Known Issues<text:alphabetical-index-mark-end text:id="IMark16309716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63097168"/>Archive<text:alphabetical-index-mark-end text:id="IMark16309716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7272872"/>F10:<text:change-end text:change-id="ct247272872"/><text:change-start text:change-id="ct247272976"/> <text:change-end text:change-id="ct24727297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6891424"/>drop<text:alphabetical-index-mark-end text:id="IMark10689142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06891424"/>dup<text:alphabetical-index-mark-end text:id="IMark10689142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106891424"/>nip<text:alphabetical-index-mark-end text:id="IMark10689142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06891424"/>over<text:alphabetical-index-mark-end text:id="IMark10689142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6891424"/>pick<text:alphabetical-index-mark-end text:id="IMark10689142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6891424"/>swap<text:alphabetical-index-mark-end text:id="IMark10689142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106891424"/>tuck<text:alphabetical-index-mark-end text:id="IMark10689142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302435531031741495" text:style-name="L10">
        <text:list-item>
          <text:p text:style-name="P88">To store return addresses for word calls. In fOOrth this is handled by the Ruby virtual machine.</text:p>
        </text:list-item>
        <text:list-item>
          <text:p text:style-name="P88">To store context for control structures. In fOOrth the context mechanism provides for a far richer and more reliable set of control, compile, and data structures.</text:p>
        </text:list-item>
        <text:list-item>
          <text:p text:style-name="P8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6889600"/>if<text:alphabetical-index-mark-end text:id="IMark10688960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6889600"/>else<text:alphabetical-index-mark-end text:id="IMark106889600"/>” and “<text:alphabetical-index-mark-start text:id="IMark106893248"/>then<text:alphabetical-index-mark-end text:id="IMark1068932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6893248"/>switch<text:alphabetical-index-mark-end text:id="IMark10689324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06893248"/>do<text:alphabetical-index-mark-end text:id="IMark1068932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106893248"/>loop<text:alphabetical-index-mark-end text:id="IMark106893248"/>” commands mark the boundaries of the loop; The “<text:alphabetical-index-mark-start text:id="IMark106889600"/>i<text:alphabetical-index-mark-end text:id="IMark106889600"/>” command is used to retrieve the current loop counter value. For nested loops, the “<text:alphabetical-index-mark-start text:id="IMark106891760"/>j<text:alphabetical-index-mark-end text:id="IMark106891760"/>” command retrieves the value of the outer loops counter value. <text:s/>By default, the “loop” command adds one to the loop value. For more flexible looping, the “<text:alphabetical-index-mark-start text:id="IMark106891520"/>+loop<text:alphabetical-index-mark-end text:id="IMark10689152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2">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6891520"/>-i<text:alphabetical-index-mark-end text:id="IMark106891520"/> and <text:alphabetical-index-mark-start text:id="IMark106891760"/>-j<text:alphabetical-index-mark-end text:id="IMark10689176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06891760"/>begin<text:alphabetical-index-mark-end text:id="IMark1068917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917456934192528028" text:style-name="L11">
        <text:list-item>
          <text:p text:style-name="P89">begin … <text:alphabetical-index-mark-start text:id="IMark106889600"/>until<text:alphabetical-index-mark-end text:id="IMark106889600"/> – loops until the top of stack is true.</text:p>
        </text:list-item>
        <text:list-item>
          <text:p text:style-name="P89">begin … <text:alphabetical-index-mark-start text:id="IMark106891760"/>again<text:alphabetical-index-mark-end text:id="IMark106891760"/> – loops indefinitely </text:p>
        </text:list-item>
        <text:list-item>
          <text:p text:style-name="P89">begin … <text:alphabetical-index-mark-start text:id="IMark106889600"/>repeat<text:alphabetical-index-mark-end text:id="IMark10688960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6889600"/>Typing<text:alphabetical-index-mark-end text:id="IMark10688960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6889600"/>Duck Typing<text:alphabetical-index-mark-end text:id="IMark106889600"/><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6889600"/>Declarations<text:alphabetical-index-mark-end text:id="IMark10688960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6889600"/>Scoping<text:alphabetical-index-mark-end text:id="IMark10688960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6889600"/><text:span text:style-name="T7">val:</text:span><text:alphabetical-index-mark-end text:id="IMark106889600"/> and <text:alphabetical-index-mark-start text:id="IMark106891520"/><text:span text:style-name="T7">var:</text:span><text:alphabetical-index-mark-end text:id="IMark106891520"/></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6891520"/><text:span text:style-name="T7">.init</text:span><text:alphabetical-index-mark-end text:id="IMark106891520"/> method being the most popular since it is called to initialize a new instance of the object.</text:p>
      <text:p text:style-name="P1">Methods: <text:alphabetical-index-mark-start text:id="IMark106891520"/><text:span text:style-name="T7">val@:</text:span><text:alphabetical-index-mark-end text:id="IMark106891520"/> and <text:alphabetical-index-mark-start text:id="IMark106889600"/><text:span text:style-name="T7">var@:</text:span><text:alphabetical-index-mark-end text:id="IMark106889600"/></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6889600"/><text:span text:style-name="T7">val#:</text:span><text:alphabetical-index-mark-end text:id="IMark106889600"/> and <text:alphabetical-index-mark-start text:id="IMark106891520"/><text:span text:style-name="T7">var#:</text:span><text:alphabetical-index-mark-end text:id="IMark10689152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6891520"/><text:span text:style-name="T7">val$:</text:span><text:alphabetical-index-mark-end text:id="IMark106891520"/> and <text:alphabetical-index-mark-start text:id="IMark106889600"/><text:span text:style-name="T7">var$:</text:span><text:alphabetical-index-mark-end text:id="IMark106889600"/></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06889600"/>Referencing<text:alphabetical-index-mark-end text:id="IMark10688960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6889600"/>Mutation<text:alphabetical-index-mark-end text:id="IMark10688960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06891424"/>dup<text:alphabetical-index-mark-end text:id="IMark106891424"/></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06891424"/>copy<text:alphabetical-index-mark-end text:id="IMark10689142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06891424"/>.copy<text:alphabetical-index-mark-end text:id="IMark10689142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06891424"/>clone<text:alphabetical-index-mark-end text:id="IMark10689142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06891424"/>.clone<text:alphabetical-index-mark-end text:id="IMark10689142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96888701044163792" text:style-name="L12">
        <text:list-item>
          <text:p text:style-name="P107">No Copying</text:p>
        </text:list-item>
        <text:list-item>
          <text:p text:style-name="P107">Shallow Copying</text:p>
        </text:list-item>
        <text:list-item>
          <text:p text:style-name="P10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6889600"/>.clone_exclude<text:alphabetical-index-mark-end text:id="IMark1068896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7044788"/>try<text:alphabetical-index-mark-end text:id="IMark107044788"/> block</text:h>
      <text:p text:style-name="P1">The bare basics of an exception handled code block is:</text:p>
      <text:p text:style-name="Code"/>
      <text:p text:style-name="Code">try (dangerous code here) <text:alphabetical-index-mark-start text:id="IMark107044788"/>catch<text:alphabetical-index-mark-end text:id="IMark10704478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7044788"/>?"<text:alphabetical-index-mark-end text:id="IMark1070447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7044788"/>bounce<text:alphabetical-index-mark-end text:id="IMark1070447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7044788"/>bounce<text:alphabetical-index-mark-end text:id="IMark10704478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7044788" text:main-entry="true"/>finally<text:alphabetical-index-mark-end text:id="IMark10704478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7044788"/>try<text:alphabetical-index-mark-end text:id="IMark107044788"/></text:p>
      <text:p text:style-name="Code"><text:s text:c="2"/>(dangerous code)</text:p>
      <text:p text:style-name="Code">(optional) <text:alphabetical-index-mark-start text:id="IMark107044788"/>catch<text:alphabetical-index-mark-end text:id="IMark107044788"/></text:p>
      <text:p text:style-name="Code"><text:s text:c="2"/>(exception handler with optional <text:alphabetical-index-mark-start text:id="IMark107044788"/>?"<text:alphabetical-index-mark-end text:id="IMark107044788"/>Exx" and <text:alphabetical-index-mark-start text:id="IMark107041428"/>bounce<text:alphabetical-index-mark-end text:id="IMark107041428"/>)</text:p>
      <text:p text:style-name="Code">(optional) <text:alphabetical-index-mark-start text:id="IMark107041428"/>finally<text:alphabetical-index-mark-end text:id="IMark107041428"/></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7041428"/>throw"<text:alphabetical-index-mark-end text:id="IMark107041428"/>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07041428"/>.throw<text:alphabetical-index-mark-end text:id="IMark10704142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0</text:p>
          </table:table-cell>
          <table:table-cell table:style-name="Table21.D2" office:value-type="string">
            <text:p text:style-name="P27">Syntax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1</text:p>
          </table:table-cell>
          <table:table-cell table:style-name="Table21.D2" office:value-type="string">
            <text:p text:style-name="P27">Specification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5">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7"/>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1</text:p>
          </table:table-cell>
          <table:table-cell table:style-name="Table21.D2" office:value-type="string">
            <text:p text:style-name="P27">Stack/Queue Underflow</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1</text:p>
          </table:table-cell>
          <table:table-cell table:style-name="Table21.D2" office:value-type="string">
            <text:p text:style-name="P29">Invalid loop increment value: &lt;value&gt;</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9">F</text:p>
          </table:table-cell>
          <table:table-cell table:style-name="Table21.A2" office:value-type="string">
            <text:p text:style-name="P49">6</text:p>
          </table:table-cell>
          <table:table-cell table:style-name="Table21.A2" office:value-type="string">
            <text:p text:style-name="P49">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5">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Database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5">Encoding::Invalid Byte Sequenc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5">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Fiber Error</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Nam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No Method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ang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Float Domai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0</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egular Expressio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untim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Gem::Exception</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1</text:p>
          </table:table-cell>
          <table:table-cell table:style-name="Table55.F28" office:value-type="string">
            <text:p text:style-name="P45">Gem::Command Lin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2</text:p>
          </table:table-cell>
          <table:table-cell table:style-name="Table55.F28" office:value-type="string">
            <text:p text:style-name="P45">Gem::Dependency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3</text:p>
          </table:table-cell>
          <table:table-cell table:style-name="Table55.F28" office:value-type="string">
            <text:p text:style-name="P45">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6">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6">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5">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5">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5">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5">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5">Gem::Specific 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5">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5">Gem::Impossible Dependencies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5">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5">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5">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5">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5">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5">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5">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5">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5">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5">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2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CCE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INUS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NOTAVAI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LREAD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ADF</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US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HIL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ABORT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FUS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ADL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STADDRR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O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QUOT</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EXIS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AUL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LS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T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VA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LOO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LIN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SGSIZ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AMETOOLON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BU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N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XE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L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ME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PROTOOP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P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Y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EMPTY</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S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T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X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OPNOTSUP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ER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CLI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TY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ANG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EMOT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O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HU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OCKT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R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TA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IMEDOU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OOMANYRE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USER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X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NOERROR</text:p>
          </table:table-cell>
          <table:table-cell table:style-name="Table55.F2" office:value-type="string">
            <text:p text:style-name="P45">Nothing to see here. Move along, move along.</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6">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7">Object</text:p>
      <text:p text:style-name="P57"><text:tab/>Array</text:p>
      <text:p text:style-name="P57"><text:tab/>Class</text:p>
      <text:p text:style-name="P57"><text:tab/>FalseClass</text:p>
      <text:p text:style-name="P57"><text:tab/>Hash</text:p>
      <text:p text:style-name="P57"><text:tab/>InStream</text:p>
      <text:p text:style-name="P57"><text:tab/>NilClass</text:p>
      <text:p text:style-name="P57"><text:tab/>Numeric</text:p>
      <text:p text:style-name="P57"><text:tab/><text:tab/>Complex</text:p>
      <text:p text:style-name="P57"><text:tab/><text:tab/>Float</text:p>
      <text:p text:style-name="P57"><text:tab/><text:tab/>Integer</text:p>
      <text:p text:style-name="P57"><text:tab/><text:tab/><text:tab/>Bignum</text:p>
      <text:p text:style-name="P57"><text:tab/><text:tab/><text:tab/>Fixnum</text:p>
      <text:p text:style-name="P57"><text:tab/><text:tab/>Rational</text:p>
      <text:p text:style-name="P57"><text:tab/>OutStream</text:p>
      <text:p text:style-name="P57"><text:tab/>Procedure</text:p>
      <text:p text:style-name="P57"><text:tab/>Queue</text:p>
      <text:p text:style-name="P57"><text:tab/>String</text:p>
      <text:p text:style-name="P57"><text:tab/>Thread</text:p>
      <text:p text:style-name="P57"><text:tab/>TrueClass</text:p>
      <text:p text:style-name="P57"><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63057084"/>Classes<text:alphabetical-index-mark-end text:id="IMark16305708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63057084"/>Inheritance<text:alphabetical-index-mark-end text:id="IMark16305708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63057084"/>Methods<text:alphabetical-index-mark-end text:id="IMark163057084"/></text:h>
      <text:p text:style-name="P1">All code in fOOrth is contained in methods. A method is a fragment of code that an object uses to respond to a message that has been sent to that object. In fOOrth there are three sorts of methods:</text:p>
      <text:list xml:id="list750310456510326027" text:style-name="L13">
        <text:list-item>
          <text:p text:style-name="P90">Shared: Methods that are common to all instances of the class that contains them.</text:p>
        </text:list-item>
        <text:list-item>
          <text:p text:style-name="P90">Exclusive: Methods that are defined for one and only one object (and all of its clones that are created <text:span text:style-name="T2">after</text:span> the exclusive method is defined.).</text:p>
        </text:list-item>
        <text:list-item>
          <text:p text:style-name="P90">Local: Methods that are created in a context and are accessible only in that context. When the context concludes, these methods are no longer accessible.</text:p>
        </text:list-item>
      </text:list>
      <text:h text:style-name="Heading_20_2" text:outline-level="2"><text:alphabetical-index-mark-start text:id="IMark107044788"/>Late Binding<text:alphabetical-index-mark-end text:id="IMark107044788"/> and <text:alphabetical-index-mark-start text:id="IMark107041428"/>Polymorphism<text:alphabetical-index-mark-end text:id="IMark10704142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7041428"/>Prototypes<text:alphabetical-index-mark-end text:id="IMark10704142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07041428"/>Method Mapping<text:alphabetical-index-mark-end text:id="IMark1070414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89751006391915982" text:style-name="L14">
        <text:list-item>
          <text:p text:style-name="P91">The strings used by fOOrth needed to be converted to Ruby symbols to allow code to be executed in Ruby.</text:p>
        </text:list-item>
        <text:list-item>
          <text:p text:style-name="P9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7044788"/>SymbolMap<text:alphabetical-index-mark-end text:id="IMark107044788"/> class. This class creates mappings in one of two ways:</text:p>
      <text:list xml:id="list5119611193847598934" text:style-name="L15">
        <text:list-item>
          <text:p text:style-name="P9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07044788"/>)context<text:alphabetical-index-mark-end text:id="IMark10704478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07044788"/>)context!<text:alphabetical-index-mark-end text:id="IMark107044788"/> is more useful. This method had the immediate attribute, meaning that it executes, even when the mode is deferred or compiling. This allows us to take a peek at the context inside of the working compiler. Consider these examples:</text:p>
      <text:p text:style-name="Code"/>
      <text:p text:style-name="P60">&gt;<text:span text:style-name="T12">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7044788"/>)vm<text:alphabetical-index-mark-end text:id="IMark107044788"/> and its immediate version <text:alphabetical-index-mark-start text:id="IMark107041428"/>)vm!<text:alphabetical-index-mark-end text:id="IMark107041428"/>.</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07041428"/>Routing<text:alphabetical-index-mark-end text:id="IMark10704142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956938398168088986" text:style-name="L16">
        <text:list-item>
          <text:p text:style-name="P93">The defining word used to create the method.</text:p>
        </text:list-item>
        <text:list-item>
          <text:p text:style-name="P93">The receiver of the defining word used to create the method.</text:p>
        </text:list-item>
        <text:list-item>
          <text:p text:style-name="P9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ext:soft-page-break/>The lead character determines the routing:</text:p>
      <text:list xml:id="list9138762175439391808" text:style-name="L17">
        <text:list-item>
          <text:p text:style-name="P94">“.” - indicates that the message is routed to the top-of-stack element (TOS)</text:p>
        </text:list-item>
        <text:list-item>
          <text:p text:style-name="P94">“~” - indicates that the message is routed to the “self” entity of the method (see the section Self below). Since these messages are only routed to the object itself, they are in effect private methods.</text:p>
        </text:list-item>
        <text:list-item>
          <text:p text:style-name="P9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34647665" text:continue-numbering="true" text:style-name="L17">
        <text:list-item>
          <text:p text:style-name="P94">“.” - indicates that the message is routed to the top-of-stack element (TOS)</text:p>
        </text:list-item>
        <text:list-item>
          <text:p text:style-name="P94">“~” - indicates that the message is routed to the “self” entity of the method (see the section Self below). Since these messages are only routed to the object itself, they are in effect private methods.</text:p>
        </text:list-item>
        <text:list-item>
          <text:p text:style-name="P9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06914856"/>:<text:alphabetical-index-mark-end text:id="IMark106914856"/></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06914856"/>.:<text:alphabetical-index-mark-end text:id="IMark10691485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06914856"/>.::<text:alphabetical-index-mark-end text:id="IMark10691485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6">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3095056"/>do_map_name<text:alphabetical-index-mark-end text:id="IMark16309505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7273184"/>F10: <text:change-end text:change-id="ct247273184"/>?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63095056"/>self<text:alphabetical-index-mark-end text:id="IMark163095056"/>”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788387222874172479" text:style-name="L18">
        <text:list-item>
          <text:p text:style-name="P9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5">For TOS routed methods, access to self is as simple as “self .method_name”. This was done in the MyClass example above. The self value is a free value that does not to be declared.</text:p>
        </text:list-item>
        <text:list-item>
          <text:p text:style-name="P9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5">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3095056"/>.with{<text:alphabetical-index-mark-end text:id="IMark163095056"/>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010749705193445510" text:style-name="L19">
        <text:list-item>
          <text:p text:style-name="P9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6">A .with{ … } clause can be used to take a value and give easy access to that value within the executed block without having to create a local value.</text:p>
        </text:list-item>
        <text:list-item>
          <text:p text:style-name="P96">Access to the self value is generally faster than other forms of access. Thus this construct can yield performance enhancements.</text:p>
        </text:list-item>
      </text:list>
      <text:p text:style-name="P1"/>
      <text:h text:style-name="Heading_20_1" text:outline-level="1"><text:alphabetical-index-mark-start text:id="IMark163095056"/>Boolean<text:alphabetical-index-mark-end text:id="IMark16309505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06890896"/>FalseClass<text:alphabetical-index-mark-end text:id="IMark106890896"/></text:p>
            <text:p text:style-name="P14"><text:alphabetical-index-mark-start text:id="IMark106890896"/>NilClass<text:alphabetical-index-mark-end text:id="IMark106890896"/></text:p>
          </table:table-cell>
          <table:table-cell table:style-name="Table118.B2" office:value-type="string">
            <text:p text:style-name="P14"><text:alphabetical-index-mark-start text:id="IMark106890896"/>Object<text:alphabetical-index-mark-end text:id="IMark106890896"/></text:p>
          </table:table-cell>
        </table:table-row>
      </table:table>
      <text:p text:style-name="P10"/>
      <text:p text:style-name="P11">Note that while false processing occurs in FalseClass and NilClass, true processing occurs in Object and not <text:alphabetical-index-mark-start text:id="IMark163095056"/>TrueClass<text:alphabetical-index-mark-end text:id="IMark16309505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63095056"/>Numeric<text:alphabetical-index-mark-end text:id="IMark16309505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523229266855936129" text:style-name="L20">
        <text:list-item>
          <text:p text:style-name="P97">Integer defines a few “bit” oriented operations that are specific to whole numbers.</text:p>
        </text:list-item>
        <text:list-item>
          <text:p text:style-name="P9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63095056"/>Array<text:alphabetical-index-mark-end text:id="IMark16309505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5929597688747070048" text:style-name="L21">
        <text:list-item>
          <text:p text:style-name="P98">The first two examples both create “empty” arrays with zero data elements. </text:p>
        </text:list-item>
        <text:list-item>
          <text:p text:style-name="P98">Array data do NOT need to be the same “type” of data. Mixing is allowed. </text:p>
        </text:list-item>
        <text:list-item>
          <text:p text:style-name="P98">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1208954493959903769" text:style-name="L22">
        <text:list-item>
          <text:p text:style-name="P99">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6890896"/>.new<text:alphabetical-index-mark-end text:id="IMark106890896"/>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6890896"/>.new{<text:alphabetical-index-mark-end text:id="IMark106890896"/>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06890896"/>x<text:alphabetical-index-mark-end text:id="IMark106890896"/>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06890896"/>}<text:alphabetical-index-mark-end text:id="IMark106890896"/>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06890896"/>.new_size<text:alphabetical-index-mark-end text:id="IMark106890896"/>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6890896"/>.new_value<text:alphabetical-index-mark-end text:id="IMark106890896"/>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6890896"/>.new_values<text:alphabetical-index-mark-end text:id="IMark106890896"/>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6890896"/>!<text:alphabetical-index-mark-end text:id="IMark10689089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6890896"/>+<text:alphabetical-index-mark-end text:id="IMark10689089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6890896"/>.+left<text:alphabetical-index-mark-end text:id="IMark10689089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6890896"/>.+mid<text:alphabetical-index-mark-end text:id="IMark10689089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6890896"/>.+midlr<text:alphabetical-index-mark-end text:id="IMark10689089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6890896"/>.+right<text:alphabetical-index-mark-end text:id="IMark10689089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6890896"/>.-left<text:alphabetical-index-mark-end text:id="IMark10689089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6890896"/>.-mid<text:alphabetical-index-mark-end text:id="IMark10689089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6890896"/>.-midlr<text:alphabetical-index-mark-end text:id="IMark10689089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6890896"/>.-right<text:alphabetical-index-mark-end text:id="IMark10689089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6890896"/>.[]!<text:alphabetical-index-mark-end text:id="IMark10689089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06890896"/>.[]@<text:alphabetical-index-mark-end text:id="IMark10689089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106890896"/>.each{<text:alphabetical-index-mark-end text:id="IMark10689089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106890896"/>v<text:alphabetical-index-mark-end text:id="IMark106890896"/>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106890896"/>x<text:alphabetical-index-mark-end text:id="IMark106890896"/>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106890896"/>}<text:alphabetical-index-mark-end text:id="IMark106890896"/>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6890896"/>.left<text:alphabetical-index-mark-end text:id="IMark10689089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6890896"/>.length<text:alphabetical-index-mark-end text:id="IMark1068908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06890896"/>.map{<text:alphabetical-index-mark-end text:id="IMark10689089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06890896"/>v<text:alphabetical-index-mark-end text:id="IMark106890896"/>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06890896"/>x<text:alphabetical-index-mark-end text:id="IMark106890896"/>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106890896"/>}<text:alphabetical-index-mark-end text:id="IMark106890896"/>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06890896"/>.max<text:alphabetical-index-mark-end text:id="IMark1068908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06890896"/>.mid<text:alphabetical-index-mark-end text:id="IMark1068908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6890896"/>.midlr<text:alphabetical-index-mark-end text:id="IMark1068908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06890896"/>.min<text:alphabetical-index-mark-end text:id="IMark1068908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06890896"/>.pp<text:alphabetical-index-mark-end text:id="IMark1068908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6890896"/>.reverse<text:alphabetical-index-mark-end text:id="IMark1068908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6890896"/>.right<text:alphabetical-index-mark-end text:id="IMark10689089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6890896"/>.shuffle<text:alphabetical-index-mark-end text:id="IMark1068908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6890896"/>.sort<text:alphabetical-index-mark-end text:id="IMark1068908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6890896"/>.strmax<text:alphabetical-index-mark-end text:id="IMark1068908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06890896"/>&lt;&lt;<text:alphabetical-index-mark-end text:id="IMark1068908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06890896"/>@<text:alphabetical-index-mark-end text:id="IMark1068908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63095056"/>Class<text:alphabetical-index-mark-end text:id="IMark16309505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06890896"/>.:<text:alphabetical-index-mark-end text:id="IMark106890896"/>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06890896"/>super<text:alphabetical-index-mark-end text:id="IMark10689089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06890896"/>val:<text:alphabetical-index-mark-end text:id="IMark10689089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06890896"/>var:<text:alphabetical-index-mark-end text:id="IMark10689089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06890896"/>val@:<text:alphabetical-index-mark-end text:id="IMark1068908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06890896"/>var@:<text:alphabetical-index-mark-end text:id="IMark1068908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06890896"/>;<text:alphabetical-index-mark-end text:id="IMark106890896"/>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6890896"/>.is_class?<text:alphabetical-index-mark-end text:id="IMark1068908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06890896"/>.new<text:alphabetical-index-mark-end text:id="IMark10689089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06890896"/>.parent_class<text:alphabetical-index-mark-end text:id="IMark10689089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6890896"/>.subclass:<text:alphabetical-index-mark-end text:id="IMark10689089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06890896"/>.to_s<text:alphabetical-index-mark-end text:id="IMark1068908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63095056"/>Commands<text:alphabetical-index-mark-end text:id="IMark16309505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06890896"/>)methods<text:alphabetical-index-mark-end text:id="IMark10689089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06890896"/>)stubs<text:alphabetical-index-mark-end text:id="IMark106890896"/> []</text:h>
            <text:p text:style-name="Text_20_body">Routing: TOS</text:p>
            <text:p text:style-name="P1">List the stub methods defined for this class. Stubs are place holder methods that serve one of two purposes:</text:p>
            <text:list xml:id="list1305071139338058978" text:style-name="L23">
              <text:list-item>
                <text:p text:style-name="P100">They are abstract methods in a base class that exist so that a sub-class may replace the stub with an actual method. The stub ensures that the compiler uses the correct routing when using the method.</text:p>
              </text:list-item>
              <text:list-item>
                <text:p text:style-name="P100">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0"><text:s text:c="3"/></text:p>
      <text:p text:style-name="Text_20_body"/>
      <text:h text:style-name="Heading_20_1" text:outline-level="1"><text:alphabetical-index-mark-start text:id="IMark163095056"/>Complex<text:alphabetical-index-mark-end text:id="IMark16309505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6890704"/>.cbrt<text:alphabetical-index-mark-end text:id="IMark106890704"/>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3096880"/>.e**<text:alphabetical-index-mark-end text:id="IMark163096880"/>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6890704"/>.split<text:alphabetical-index-mark-end text:id="IMark10689070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3096880"/>.sqrt<text:alphabetical-index-mark-end text:id="IMark163096880"/>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63095152"/>FalseClass<text:alphabetical-index-mark-end text:id="IMark16309515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3096880"/>&amp;&amp;<text:alphabetical-index-mark-end text:id="IMark16309688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3096880"/>^^<text:alphabetical-index-mark-end text:id="IMark16309688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3096880"/>||<text:alphabetical-index-mark-end text:id="IMark16309688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63095152"/>Float<text:alphabetical-index-mark-end text:id="IMark16309515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63097888"/>Hash<text:alphabetical-index-mark-end text:id="IMark163097888"/></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3097888"/><text:span text:style-name="T7">{</text:span><text:alphabetical-index-mark-end text:id="IMark163097888"/>” and the locally defined methods “<text:alphabetical-index-mark-start text:id="IMark163098032"/><text:span text:style-name="T7">-&gt;</text:span><text:alphabetical-index-mark-end text:id="IMark163098032"/>” and “<text:alphabetical-index-mark-start text:id="IMark163095008"/><text:span text:style-name="T7">}</text:span><text:alphabetical-index-mark-end text:id="IMark16309500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4658823" text:continue-list="list5929597688747070048" text:style-name="L21">
        <text:list-item>
          <text:p text:style-name="P98">The first example creates an “empty” hash with zero data elements. </text:p>
        </text:list-item>
        <text:list-item>
          <text:p text:style-name="P98">Hash key and data do NOT need to be the same “type” of data. Mixing is allowed. </text:p>
        </text:list-item>
        <text:list-item>
          <text:p text:style-name="P98">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3095920"/>.[]!<text:alphabetical-index-mark-end text:id="IMark16309592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3095920"/>.[]@<text:alphabetical-index-mark-end text:id="IMark16309592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3095920"/>.keys<text:alphabetical-index-mark-end text:id="IMark163095920"/>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63095920"/>.pp<text:alphabetical-index-mark-end text:id="IMark16309592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63095920"/>.strmax2<text:alphabetical-index-mark-end text:id="IMark16309592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3095920"/>.values<text:alphabetical-index-mark-end text:id="IMark163095920"/>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63098032"/>InStream<text:alphabetical-index-mark-end text:id="IMark16309803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3095920"/>.get_all<text:alphabetical-index-mark-end text:id="IMark16309592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63095920"/>.open<text:alphabetical-index-mark-end text:id="IMark16309592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3095920"/>.open{<text:alphabetical-index-mark-end text:id="IMark16309592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6"><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3095920"/>.close<text:alphabetical-index-mark-end text:id="IMark16309592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63095920"/>.getc<text:alphabetical-index-mark-end text:id="IMark16309592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3095920"/>.gets<text:alphabetical-index-mark-end text:id="IMark16309592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63095920"/>~getc<text:alphabetical-index-mark-end text:id="IMark16309592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6"><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3095920"/>~gets<text:alphabetical-index-mark-end text:id="IMark16309592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6"><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63098032"/>Integer<text:alphabetical-index-mark-end text:id="IMark16309803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47273288"/><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7273392"/>[an_integer] <text:alphabetical-index-mark-start text:id="IMark163095008"/>.even?<text:alphabetical-index-mark-end text:id="IMark163095008"/> [a_boolean]</text:h>
            <text:p text:style-name="Text_20_body">Routing: TOS</text:p>
            <text:p text:style-name="P1">This method returns true if the integer is even and false if it is odd.<text:change-end text:change-id="ct247273392"/></text:p>
          </table:table-cell>
          <table:covered-table-cell/>
        </table:table-row>
        <table:table-row table:style-name="Table120.1">
          <table:table-cell table:style-name="Table120.A2" office:value-type="string">
            <text:p text:style-name="P17"><text:change-start text:change-id="ct247273496"/>Code<text:change-end text:change-id="ct247273496"/></text:p>
          </table:table-cell>
          <table:table-cell table:style-name="Table120.B2" office:value-type="string">
            <text:p text:style-name="P17"><text:change-start text:change-id="ct247273600"/>Result<text:change-end text:change-id="ct247273600"/></text:p>
          </table:table-cell>
        </table:table-row>
        <table:table-row table:style-name="Table120.1">
          <table:table-cell table:style-name="Table120.A2" office:value-type="string">
            <text:p text:style-name="Snippet"><text:change-start text:change-id="ct247273704"/>2 .even?<text:change-end text:change-id="ct247273704"/></text:p>
          </table:table-cell>
          <table:table-cell table:style-name="Table120.B2" office:value-type="string">
            <text:p text:style-name="P2"><text:change-start text:change-id="ct247273808"/>true<text:change-end text:change-id="ct247273808"/></text:p>
          </table:table-cell>
        </table:table-row>
        <table:table-row table:style-name="Table120.1">
          <table:table-cell table:style-name="Table120.A2" office:value-type="string">
            <text:p text:style-name="Snippet"><text:change-start text:change-id="ct247273912"/>3 .even?<text:change-end text:change-id="ct247273912"/></text:p>
          </table:table-cell>
          <table:table-cell table:style-name="Table120.B2" office:value-type="string">
            <text:p text:style-name="P2"><text:change-start text:change-id="ct247274016"/>false<text:change-end text:change-id="ct247274016"/></text:p>
          </table:table-cell>
        </table:table-row>
      </table:table>
      <text:p text:style-name="Text_20_body"><text:change text:change-id="ct247274120"/><text:change-start text:change-id="ct24727422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3095008"/>.gcd<text:alphabetical-index-mark-end text:id="IMark16309500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7274224"/><text:change text:change-id="ct247274328"/><text:change-start text:change-id="ct24727443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3095008"/>.lcm<text:alphabetical-index-mark-end text:id="IMark16309500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7274432"/><text:change text:change-id="ct247274640"/><text:change text:change-id="ct247274536"/><text:change-start text:change-id="ct24727474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63095008"/>.odd?<text:alphabetical-index-mark-end text:id="IMark16309500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7274744"/></text:p>
      <text:p text:style-name="Text_20_body"><text:soft-page-break/></text:p>
      <text:p text:style-name="Text_20_body"><text:change text:change-id="ct247274848"/>.to_i</text:p>
      <text:p text:style-name="Text_20_body"/>
      <text:p text:style-name="Text_20_body">.to_i!<text:change-start text:change-id="ct247274952"/></text:p>
      <text:p text:style-name="Text_20_body"><text:change-end text:change-id="ct24727495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7275056"/>[an_integer] <text:alphabetical-index-mark-start text:id="IMark163095008"/>2*<text:alphabetical-index-mark-end text:id="IMark163095008"/> [an_integer]</text:h>
            <text:p text:style-name="Text_20_body">Routing: TOS</text:p>
            <text:p text:style-name="P1"><text:change-end text:change-id="ct247275056"/><text:change-start text:change-id="ct247275160"/>Double the value of the integer.<text:change-end text:change-id="ct247275160"/></text:p>
          </table:table-cell>
          <table:covered-table-cell/>
        </table:table-row>
        <table:table-row table:style-name="Table124.1">
          <table:table-cell table:style-name="Table124.A2" office:value-type="string">
            <text:p text:style-name="P17"><text:change-start text:change-id="ct247275264"/>Code<text:change-end text:change-id="ct247275264"/></text:p>
          </table:table-cell>
          <table:table-cell table:style-name="Table124.B2" office:value-type="string">
            <text:p text:style-name="P17"><text:change-start text:change-id="ct247275368"/>Result<text:change-end text:change-id="ct247275368"/></text:p>
          </table:table-cell>
        </table:table-row>
        <table:table-row table:style-name="Table124.1">
          <table:table-cell table:style-name="Table124.A2" office:value-type="string">
            <text:p text:style-name="Snippet"><text:change-start text:change-id="ct249583216"/>13 2*<text:change-end text:change-id="ct249583216"/></text:p>
          </table:table-cell>
          <table:table-cell table:style-name="Table124.B2" office:value-type="string">
            <text:p text:style-name="P2"><text:change-start text:change-id="ct249583320"/>26<text:change-end text:change-id="ct249583320"/></text:p>
          </table:table-cell>
        </table:table-row>
      </table:table>
      <text:p text:style-name="Standard"/>
      <text:p text:style-name="Text_20_body"><text:change text:change-id="ct249583424"/><text:change-start text:change-id="ct24958352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3095008"/>2/<text:alphabetical-index-mark-end text:id="IMark16309500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9583528"/><text:change text:change-id="ct249583632"/><text:change-start text:change-id="ct24958373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63095008"/>&lt;&lt;<text:alphabetical-index-mark-end text:id="IMark16309500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9583736"/><text:change text:change-id="ct249583840"/><text:change-start text:change-id="ct249583944"/></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63095008"/>&gt;&gt;<text:alphabetical-index-mark-end text:id="IMark16309500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9583944"/><text:change text:change-id="ct249584048"/><text:change-start text:change-id="ct249584152"/></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63095008"/>and<text:alphabetical-index-mark-end text:id="IMark16309500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9584152"/><text:change text:change-id="ct249584256"/><text:change-start text:change-id="ct2495843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3095008"/>com<text:alphabetical-index-mark-end text:id="IMark16309500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9584360"/><text:change text:change-id="ct2495844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9584568"/>[an_integer an_integer] <text:alphabetical-index-mark-start text:id="IMark163095008"/>or<text:alphabetical-index-mark-end text:id="IMark163095008"/> [an_integer]</text:h>
            <text:p text:style-name="Text_20_body">Routing: NOS</text:p>
            <text:p text:style-name="P1"><text:change-end text:change-id="ct249584568"/><text:change-start text:change-id="ct249584672"/>Compute the bit-wise inclusive or function of the two integer values.<text:change-end text:change-id="ct249584672"/></text:p>
          </table:table-cell>
          <table:covered-table-cell/>
        </table:table-row>
        <table:table-row table:style-name="Table130.1">
          <table:table-cell table:style-name="Table130.A2" office:value-type="string">
            <text:p text:style-name="P17"><text:change-start text:change-id="ct249584776"/>Code<text:change-end text:change-id="ct249584776"/></text:p>
          </table:table-cell>
          <table:table-cell table:style-name="Table130.B2" office:value-type="string">
            <text:p text:style-name="P17"><text:change-start text:change-id="ct249584880"/>Result<text:change-end text:change-id="ct249584880"/></text:p>
          </table:table-cell>
        </table:table-row>
        <table:table-row table:style-name="Table130.1">
          <table:table-cell table:style-name="Table130.A2" office:value-type="string">
            <text:p text:style-name="Snippet"><text:change-start text:change-id="ct249584984"/>15 40 or<text:change-end text:change-id="ct249584984"/></text:p>
          </table:table-cell>
          <table:table-cell table:style-name="Table130.B2" office:value-type="string">
            <text:p text:style-name="P2"><text:change-start text:change-id="ct249585088"/>47<text:change-end text:change-id="ct249585088"/></text:p>
          </table:table-cell>
        </table:table-row>
      </table:table>
      <text:p text:style-name="Text_20_body"><text:change text:change-id="ct249585192"/><text:change-start text:change-id="ct24958529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3095008"/>xor<text:alphabetical-index-mark-end text:id="IMark16309500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9585296"/></text:p>
      <text:p text:style-name="Text_20_body"/>
      <text:h text:style-name="Heading_20_1" text:outline-level="1"><text:alphabetical-index-mark-start text:id="IMark163095344"/><text:alphabetical-index-mark-start text:id="IMark163097120"/><text:alphabetical-index-mark-start text:id="IMark163097696"/>NilClass<text:alphabetical-index-mark-end text:id="IMark163097696"/><text:alphabetical-index-mark-end text:id="IMark163097120"/><text:alphabetical-index-mark-end text:id="IMark16309534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9585400"/> </text:p>
      <text:p text:style-name="P1">Note that in Boolean expressions, nil is treated as an alias for false.<text:change-end text:change-id="ct24958540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3095008"/>&amp;&amp;<text:alphabetical-index-mark-end text:id="IMark16309500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49585504"/>nil true &amp;&amp;<text:change-end text:change-id="ct249585504"/></text:p>
          </table:table-cell>
          <table:table-cell table:style-name="Table26.B2" office:value-type="string">
            <text:p text:style-name="P2"><text:change-start text:change-id="ct249585608"/>false<text:change-end text:change-id="ct24958560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3095008"/>^^<text:alphabetical-index-mark-end text:id="IMark16309500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49585712"/>nil <text:change-end text:change-id="ct249585712"/><text:change-start text:change-id="ct249585816"/>false ^^<text:change-end text:change-id="ct249585816"/></text:p>
          </table:table-cell>
          <table:table-cell table:style-name="Table27.B2" office:value-type="string">
            <text:p text:style-name="P2"><text:change-start text:change-id="ct249585920"/>false<text:change-end text:change-id="ct249585920"/></text:p>
          </table:table-cell>
        </table:table-row>
        <table:table-row table:style-name="Table27.2">
          <table:table-cell table:style-name="Table27.A2" office:value-type="string">
            <text:p text:style-name="Snippet"><text:change-start text:change-id="ct249586024"/>nil true ^^<text:change-end text:change-id="ct249586024"/></text:p>
          </table:table-cell>
          <table:table-cell table:style-name="Table27.B2" office:value-type="string">
            <text:p text:style-name="P2"><text:change-start text:change-id="ct249586128"/>true<text:change-end text:change-id="ct24958612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3095008"/>||<text:alphabetical-index-mark-end text:id="IMark16309500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49586232"/>nil false ||<text:change-end text:change-id="ct249586232"/></text:p>
          </table:table-cell>
          <table:table-cell table:style-name="Table28.B2" office:value-type="string">
            <text:p text:style-name="P2"><text:change-start text:change-id="ct249586336"/>false<text:change-end text:change-id="ct249586336"/></text:p>
          </table:table-cell>
        </table:table-row>
        <table:table-row table:style-name="Table28.2">
          <table:table-cell table:style-name="Table28.A2" office:value-type="string">
            <text:p text:style-name="Snippet"><text:change-start text:change-id="ct249586440"/>nil true ||<text:change-end text:change-id="ct249586440"/></text:p>
          </table:table-cell>
          <table:table-cell table:style-name="Table28.B2" office:value-type="string">
            <text:p text:style-name="P2"><text:change-start text:change-id="ct249586544"/>true<text:change-end text:change-id="ct249586544"/></text:p>
          </table:table-cell>
        </table:table-row>
      </table:table>
      <text:p text:style-name="Text_20_body"/>
      <text:h text:style-name="Heading_20_1" text:outline-level="1"><text:alphabetical-index-mark-start text:id="IMark163095344"/>Numeric<text:alphabetical-index-mark-end text:id="IMark16309534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49586648"/><text:change-start text:change-id="ct249586752"/>The Numeric class is the abstract base class for num<text:change-end text:change-id="ct249586752"/><text:change-start text:change-id="ct249586856"/>eric data. It is the location for the vast majority of methods that act on such data. In use, data will be instances of <text:change-end text:change-id="ct249586856"/><text:change-start text:change-id="ct249586960"/>Complex, Float, Integer (via Bignum and Fixnum), and Rational data.<text:change-end text:change-id="ct249586960"/><text:change-start text:change-id="ct249587064"/></text:p>
      <text:h text:style-name="Heading_20_2" text:outline-level="2">Specia<text:change-end text:change-id="ct249587064"/><text:change-start text:change-id="ct249587168"/>l Numeric Values</text:h>
      <text:p text:style-name="Text_20_body"><text:change-end text:change-id="ct2495871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63095008"/>-infinity<text:alphabetical-index-mark-end text:id="IMark16309500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959132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63095008"/>dpr<text:alphabetical-index-mark-end text:id="IMark16309500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9591320"/><text:change-start text:change-id="ct249591424"/></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63095008"/>e<text:alphabetical-index-mark-end text:id="IMark16309500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959142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63095008"/>epsilon<text:alphabetical-index-mark-end text:id="IMark163095008"/>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63095008"/>infinity<text:alphabetical-index-mark-end text:id="IMark16309500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63095008"/>max_float<text:alphabetical-index-mark-end text:id="IMark16309500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63095008"/>min_float<text:alphabetical-index-mark-end text:id="IMark16309500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63095008"/>nan<text:alphabetical-index-mark-end text:id="IMark16309500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959256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63095008"/>pi<text:alphabetical-index-mark-end text:id="IMark16309500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4"><text:change-start text:change-id="ct249591528"/>In 1897, <text:change-end text:change-id="ct249591528"/>several<text:change-start text:change-id="ct249591632"/> attempt<text:change-end text:change-id="ct249591632"/>s<text:change-start text:change-id="ct249591736"/> w<text:change-end text:change-id="ct249591736"/>ere<text:change-start text:change-id="ct249591840"/> made <text:change-end text:change-id="ct249591840"/><text:change-start text:change-id="ct249591944"/>to legislate the value of pi<text:change-end text:change-id="ct249591944"/> to a number of incorrectly computed values<text:change-start text:change-id="ct249592048"/>. Fortunately, th<text:change-end text:change-id="ct249592048"/>e<text:change-start text:change-id="ct249592152"/>s<text:change-end text:change-id="ct249592152"/>e<text:change-start text:change-id="ct249592256"/> effort<text:change-end text:change-id="ct249592256"/>s<text:change-start text:change-id="ct249592360"/> w<text:change-end text:change-id="ct249592360"/>ere<text:change-start text:change-id="ct249592464"/> unsuccessful.<text:change-end text:change-id="ct249592464"/></text:p></text:note-body></text:note></text:p>
          </table:table-cell>
        </table:table-row>
      </table:table>
      <text:p text:style-name="Text_20_body"><text:change-end text:change-id="ct249592568"/></text:p>
      <text:h text:style-name="Heading_20_2" text:outline-level="2">Instance Methods</text:h>
      <text:p text:style-name="Text_20_body"><text:change text:change-id="ct249592672"/><text:change-start text:change-id="ct249592776"/></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63095008"/>*<text:alphabetical-index-mark-end text:id="IMark16309500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49592776"/><text:change text:change-id="ct24959288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9592984"/>[a_numeric a_numeric] <text:alphabetical-index-mark-start text:id="IMark163095008"/>**<text:alphabetical-index-mark-end text:id="IMark163095008"/> [a_numeric]</text:h>
            <text:p text:style-name="Text_20_body">Routing: NOS</text:p>
            <text:p text:style-name="P1"><text:change-end text:change-id="ct249592984"/><text:change-start text:change-id="ct249593088"/>The exponentiation operator is impleme<text:change-end text:change-id="ct249593088"/><text:change-start text:change-id="ct249593192"/>nted by this method. Note the the second operand, the power, is converted to a Float first.<text:change-end text:change-id="ct249593192"/></text:p>
          </table:table-cell>
          <table:covered-table-cell/>
        </table:table-row>
        <table:table-row table:style-name="Table133.1">
          <table:table-cell table:style-name="Table133.A2" office:value-type="string">
            <text:p text:style-name="P17"><text:change-start text:change-id="ct249593296"/>Code<text:change-end text:change-id="ct249593296"/></text:p>
          </table:table-cell>
          <table:table-cell table:style-name="Table133.B2" office:value-type="string">
            <text:p text:style-name="P17"><text:change-start text:change-id="ct249593400"/>Result<text:change-end text:change-id="ct249593400"/></text:p>
          </table:table-cell>
        </table:table-row>
        <table:table-row table:style-name="Table133.1">
          <table:table-cell table:style-name="Table133.A2" office:value-type="string">
            <text:p text:style-name="Snippet"><text:change-start text:change-id="ct249593504"/>2 10 **<text:change-end text:change-id="ct249593504"/></text:p>
          </table:table-cell>
          <table:table-cell table:style-name="Table133.B2" office:value-type="string">
            <text:p text:style-name="P2"><text:change-start text:change-id="ct249593608"/>1024<text:change-end text:change-id="ct249593608"/></text:p>
          </table:table-cell>
        </table:table-row>
        <table:table-row table:style-name="Table133.1">
          <table:table-cell table:style-name="Table133.A2" office:value-type="string">
            <text:p text:style-name="Snippet"><text:change-start text:change-id="ct249593712"/>3 4 **<text:change-end text:change-id="ct249593712"/></text:p>
          </table:table-cell>
          <table:table-cell table:style-name="Table133.B2" office:value-type="string">
            <text:p text:style-name="P2"><text:change-start text:change-id="ct249593816"/>81<text:change-end text:change-id="ct249593816"/></text:p>
          </table:table-cell>
        </table:table-row>
        <table:table-row table:style-name="Table133.1">
          <table:table-cell table:style-name="Table133.A2" office:value-type="string">
            <text:p text:style-name="Snippet"><text:change-start text:change-id="ct249593920"/>2 1/2 <text:change-end text:change-id="ct249593920"/><text:change-start text:change-id="ct249594024"/>**<text:change-end text:change-id="ct249594024"/></text:p>
          </table:table-cell>
          <table:table-cell table:style-name="Table133.B2" office:value-type="string">
            <text:p text:style-name="P2"><text:change-start text:change-id="ct249594128"/>1.4142135623730951<text:change-end text:change-id="ct249594128"/></text:p>
          </table:table-cell>
        </table:table-row>
      </table:table>
      <text:p text:style-name="Text_20_body"/>
      <text:p text:style-name="Text_20_body"><text:change text:change-id="ct24959423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9594336"/>[a_numeric a_numeric] <text:alphabetical-index-mark-start text:id="IMark163095008"/>+<text:alphabetical-index-mark-end text:id="IMark163095008"/> [a_numeric]</text:h>
            <text:p text:style-name="Text_20_body">Routing: NOS</text:p>
            <text:p text:style-name="P1">The addition operator is implemented by this method.<text:change-end text:change-id="ct249594336"/></text:p>
          </table:table-cell>
          <table:covered-table-cell/>
        </table:table-row>
        <table:table-row table:style-name="Table134.1">
          <table:table-cell table:style-name="Table134.A2" office:value-type="string">
            <text:p text:style-name="P17"><text:change-start text:change-id="ct249594440"/>Code<text:change-end text:change-id="ct249594440"/></text:p>
          </table:table-cell>
          <table:table-cell table:style-name="Table134.B2" office:value-type="string">
            <text:p text:style-name="P17"><text:change-start text:change-id="ct249594544"/>Result<text:change-end text:change-id="ct249594544"/></text:p>
          </table:table-cell>
        </table:table-row>
        <table:table-row table:style-name="Table134.1">
          <table:table-cell table:style-name="Table134.A2" office:value-type="string">
            <text:p text:style-name="Snippet"><text:change-start text:change-id="ct249594648"/>1 1 +<text:change-end text:change-id="ct249594648"/></text:p>
          </table:table-cell>
          <table:table-cell table:style-name="Table134.B2" office:value-type="string">
            <text:p text:style-name="P2"><text:change-start text:change-id="ct249594752"/>2<text:change-end text:change-id="ct249594752"/></text:p>
          </table:table-cell>
        </table:table-row>
        <table:table-row table:style-name="Table134.1">
          <table:table-cell table:style-name="Table134.A2" office:value-type="string">
            <text:p text:style-name="Snippet"><text:change-start text:change-id="ct249594856"/>1.0 7.2 +<text:change-end text:change-id="ct249594856"/></text:p>
          </table:table-cell>
          <table:table-cell table:style-name="Table134.B2" office:value-type="string">
            <text:p text:style-name="P2"><text:change-start text:change-id="ct249594960"/>8.2<text:change-end text:change-id="ct249594960"/></text:p>
          </table:table-cell>
        </table:table-row>
        <table:table-row table:style-name="Table134.1">
          <table:table-cell table:style-name="Table134.A2" office:value-type="string">
            <text:p text:style-name="Snippet"><text:change-start text:change-id="ct249595064"/>1/2<text:change-end text:change-id="ct249595064"/><text:change-start text:change-id="ct249595168"/> 1/3 +<text:change-end text:change-id="ct249595168"/></text:p>
          </table:table-cell>
          <table:table-cell table:style-name="Table134.B2" office:value-type="string">
            <text:p text:style-name="P2"><text:change-start text:change-id="ct249595272"/>5/6<text:change-end text:change-id="ct249595272"/></text:p>
          </table:table-cell>
        </table:table-row>
        <table:table-row table:style-name="Table134.1">
          <table:table-cell table:style-name="Table134.A2" office:value-type="string">
            <text:p text:style-name="Snippet"><text:change-start text:change-id="ct249628184"/>1+2i 1+3i<text:change-end text:change-id="ct249628184"/><text:change-start text:change-id="ct249628288"/> +<text:change-end text:change-id="ct249628288"/></text:p>
          </table:table-cell>
          <table:table-cell table:style-name="Table134.B2" office:value-type="string">
            <text:p text:style-name="P2"><text:change-start text:change-id="ct249628392"/>2+5i<text:change-end text:change-id="ct249628392"/></text:p>
          </table:table-cell>
        </table:table-row>
      </table:table>
      <text:p text:style-name="Text_20_body"><text:change text:change-id="ct249628496"/><text:change-start text:change-id="ct24962860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63095008"/>-<text:alphabetical-index-mark-end text:id="IMark16309500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9628600"/><text:change text:change-id="ct249628808"/><text:change text:change-id="ct249628704"/><text:change-start text:change-id="ct24962891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3095008"/>.1/x<text:alphabetical-index-mark-end text:id="IMark16309500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9628912"/><text:change text:change-id="ct249629016"/><text:change-start text:change-id="ct24962912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63095008"/>.10**<text:alphabetical-index-mark-end text:id="IMark163095008"/>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9629120"/><text:change text:change-id="ct249629224"/><text:change-start text:change-id="ct24962932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63095008"/>.2**<text:alphabetical-index-mark-end text:id="IMark163095008"/>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9629328"/><text:change text:change-id="ct249629536"/><text:change text:change-id="ct249629432"/><text:change-start text:change-id="ct24962964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3095008"/>.abs<text:alphabetical-index-mark-end text:id="IMark16309500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9629640"/><text:change text:change-id="ct24962974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9629848"/>[a_numeric] <text:alphabetical-index-mark-start text:id="IMark163095008"/>.acos<text:alphabetical-index-mark-end text:id="IMark163095008"/> [a_float]</text:h>
            <text:p text:style-name="Text_20_body">Routing: TOS</text:p>
            <text:p text:style-name="P1">This method computes the arc-cosine (cos(x)<text:span text:style-name="T11">-1</text:span>) of the value. That is it computes the angle in radians <text:change-end text:change-id="ct249629848"/><text:change-start text:change-id="ct249630264"/>whose cosine is the argument<text:note text:id="ftn65" text:note-class="footnote"><text:note-citation>65</text:note-citation><text:note-body><text:p text:style-name="Footnote"><text:change-start text:change-id="ct249629952"/>Please s<text:change-end text:change-id="ct249629952"/><text:change-start text:change-id="ct249630056"/>ee <text:a xlink:type="simple" xlink:href="http://en.wikipedia.org/wiki/Inverse_trigonometric_functions" text:style-name="Internet_20_link" text:visited-style-name="Visited_20_Internet_20_Link">http://en.wikipedia.org/wiki/Inverse_trigonometric_functions</text:a> for m<text:change-end text:change-id="ct249630056"/><text:change-start text:change-id="ct249630160"/>ore details on inverse trigonometric functions.<text:change-end text:change-id="ct249630160"/></text:p></text:note-body></text:note>.<text:change-end text:change-id="ct249630264"/><text:change-start text:change-id="ct249630368"/> <text:span text:style-name="T11"><text:s text:c="11"/></text:span><text:change-end text:change-id="ct249630368"/></text:p>
          </table:table-cell>
          <table:covered-table-cell/>
        </table:table-row>
        <table:table-row table:style-name="Table140.1">
          <table:table-cell table:style-name="Table140.A2" office:value-type="string">
            <text:p text:style-name="P17"><text:change-start text:change-id="ct249630472"/>Code<text:change-end text:change-id="ct249630472"/></text:p>
          </table:table-cell>
          <table:table-cell table:style-name="Table140.B2" office:value-type="string">
            <text:p text:style-name="P17"><text:change-start text:change-id="ct249630576"/>Result<text:change-end text:change-id="ct249630576"/></text:p>
          </table:table-cell>
        </table:table-row>
        <table:table-row table:style-name="Table140.1">
          <table:table-cell table:style-name="Table140.A2" office:value-type="string">
            <text:p text:style-name="Snippet"><text:change-start text:change-id="ct249630680"/>1 .acos<text:change-end text:change-id="ct249630680"/></text:p>
          </table:table-cell>
          <table:table-cell table:style-name="Table140.B2" office:value-type="string">
            <text:p text:style-name="P2"><text:change-start text:change-id="ct249630784"/>0.0<text:change-end text:change-id="ct249630784"/></text:p>
          </table:table-cell>
        </table:table-row>
        <table:table-row table:style-name="Table140.1">
          <table:table-cell table:style-name="Table140.A2" office:value-type="string">
            <text:p text:style-name="Snippet"><text:change-start text:change-id="ct249630888"/>0 .acos<text:change-end text:change-id="ct249630888"/></text:p>
          </table:table-cell>
          <table:table-cell table:style-name="Table140.B2" office:value-type="string">
            <text:p text:style-name="P2"><text:change-start text:change-id="ct249630992"/>1.5707963267948966<text:change-end text:change-id="ct249630992"/></text:p>
          </table:table-cell>
        </table:table-row>
      </table:table>
      <text:p text:style-name="Text_20_body"><text:change text:change-id="ct24963109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9631408"/>[a_numeric] <text:alphabetical-index-mark-start text:id="IMark163095008"/>.acosh<text:alphabetical-index-mark-end text:id="IMark163095008"/>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4963120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9631200"/><text:change-start text:change-id="ct249631304"/>bolic trigonometric functions.<text:change-end text:change-id="ct249631304"/></text:p></text:note-body></text:note>.<text:change-end text:change-id="ct249631408"/></text:p>
          </table:table-cell>
          <table:covered-table-cell/>
        </table:table-row>
        <table:table-row table:style-name="Table141.1">
          <table:table-cell table:style-name="Table141.A2" office:value-type="string">
            <text:p text:style-name="P17"><text:change-start text:change-id="ct249631512"/>Code<text:change-end text:change-id="ct249631512"/></text:p>
          </table:table-cell>
          <table:table-cell table:style-name="Table141.B2" office:value-type="string">
            <text:p text:style-name="P17"><text:change-start text:change-id="ct249631616"/>Result<text:change-end text:change-id="ct24963161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963172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9631824"/>[a_numeric] <text:alphabetical-index-mark-start text:id="IMark163095008"/>.angle<text:alphabetical-index-mark-end text:id="IMark163095008"/> [a_float]</text:h>
            <text:p text:style-name="Text_20_body">Routing:<text:change-end text:change-id="ct249631824"/> TOS<text:change-start text:change-id="ct249631928"/></text:p>
            <text:p text:style-name="P1"><text:change-end text:change-id="ct24963192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49632032"/>Code<text:change-end text:change-id="ct249632032"/></text:p>
          </table:table-cell>
          <table:table-cell table:style-name="Table142.B2" office:value-type="string">
            <text:p text:style-name="P17"><text:change-start text:change-id="ct249632136"/>Result<text:change-end text:change-id="ct24963213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963228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9632384"/>[a_numeric] <text:alphabetical-index-mark-start text:id="IMark163095008"/>.asin<text:alphabetical-index-mark-end text:id="IMark163095008"/> [a_<text:change-end text:change-id="ct249632384"/>float<text:change-start text:change-id="ct249632488"/>]</text:h>
            <text:p text:style-name="Text_20_body">Routing:<text:change-end text:change-id="ct249632488"/> TOS<text:change-start text:change-id="ct249632592"/></text:p>
            <text:p text:style-name="P1"><text:change-end text:change-id="ct249632592"/>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49632696"/>Code<text:change-end text:change-id="ct249632696"/></text:p>
          </table:table-cell>
          <table:table-cell table:style-name="Table143.B2" office:value-type="string">
            <text:p text:style-name="P17"><text:change-start text:change-id="ct249632800"/>Result<text:change-end text:change-id="ct2496328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963290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9633008"/>[a_numeric] <text:alphabetical-index-mark-start text:id="IMark163095008"/>.asinh<text:alphabetical-index-mark-end text:id="IMark163095008"/> [a_<text:change-end text:change-id="ct249633008"/>float<text:change-start text:change-id="ct249633112"/>]</text:h>
            <text:p text:style-name="Text_20_body">Routing:<text:change-end text:change-id="ct249633112"/> TOS<text:change-start text:change-id="ct249633216"/></text:p>
            <text:p text:style-name="P1"><text:change-end text:change-id="ct249633216"/>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49633320"/>Code<text:change-end text:change-id="ct249633320"/></text:p>
          </table:table-cell>
          <table:table-cell table:style-name="Table144.B2" office:value-type="string">
            <text:p text:style-name="P17"><text:change-start text:change-id="ct249633424"/>Result<text:change-end text:change-id="ct2496334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963352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9633632"/>[a_numeric] <text:alphabetical-index-mark-start text:id="IMark163095008"/>.atan<text:alphabetical-index-mark-end text:id="IMark163095008"/> [a_<text:change-end text:change-id="ct249633632"/>float<text:change-start text:change-id="ct249633736"/>]</text:h>
            <text:p text:style-name="Text_20_body">Routing:<text:change-end text:change-id="ct249633736"/> TOS<text:change-start text:change-id="ct249633840"/></text:p>
            <text:p text:style-name="P1"><text:change-end text:change-id="ct249633840"/>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49633944"/>Code<text:change-end text:change-id="ct249633944"/></text:p>
          </table:table-cell>
          <table:table-cell table:style-name="Table145.B2" office:value-type="string">
            <text:p text:style-name="P17"><text:change-start text:change-id="ct249634048"/>Result<text:change-end text:change-id="ct24963404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963415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9634256"/>[a_numeric a_numeric] <text:alphabetical-index-mark-start text:id="IMark163095008"/>.atan2<text:alphabetical-index-mark-end text:id="IMark163095008"/> [a_<text:change-end text:change-id="ct249634256"/>float<text:change-start text:change-id="ct249634360"/>]</text:h>
            <text:p text:style-name="Text_20_body">Routing:<text:change-end text:change-id="ct249634360"/> TOS<text:change-start text:change-id="ct249634464"/></text:p>
            <text:p text:style-name="P1"><text:change-end text:change-id="ct24963446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49634568"/>Code<text:change-end text:change-id="ct249634568"/></text:p>
          </table:table-cell>
          <table:table-cell table:style-name="Table146.B2" office:value-type="string">
            <text:p text:style-name="P17"><text:change-start text:change-id="ct249634672"/>Result<text:change-end text:change-id="ct24963467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9634880"/><text:change text:change-id="ct24963477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9634984"/>[a_numeric] <text:alphabetical-index-mark-start text:id="IMark163095008"/>.atanh<text:alphabetical-index-mark-end text:id="IMark163095008"/> [a_<text:change-end text:change-id="ct249634984"/>float<text:change-start text:change-id="ct249635088"/>]</text:h>
            <text:p text:style-name="Text_20_body">Routing:<text:change-end text:change-id="ct249635088"/> TOS<text:change-start text:change-id="ct249635192"/></text:p>
            <text:p text:style-name="P1"><text:change-end text:change-id="ct249635192"/>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49635296"/>Code<text:change-end text:change-id="ct249635296"/></text:p>
          </table:table-cell>
          <table:table-cell table:style-name="Table147.B2" office:value-type="string">
            <text:p text:style-name="P17"><text:change-start text:change-id="ct249635400"/>Result<text:change-end text:change-id="ct24963540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963550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9635608"/>[a_numeric a_numeric] <text:alphabetical-index-mark-start text:id="IMark163095008"/>.c2p<text:alphabetical-index-mark-end text:id="IMark163095008"/> [a_<text:change-end text:change-id="ct249635608"/>float<text:change-start text:change-id="ct249635712"/> a_<text:change-end text:change-id="ct249635712"/>float<text:change-start text:change-id="ct249635816"/>]</text:h>
            <text:p text:style-name="Text_20_body">Routing: TOS</text:p>
            <text:p text:style-name="P1"><text:change-end text:change-id="ct24963581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49635920"/>Code<text:change-end text:change-id="ct249635920"/></text:p>
          </table:table-cell>
          <table:table-cell table:style-name="Table148.B2" office:value-type="string">
            <text:p text:style-name="P17"><text:change-start text:change-id="ct249636024"/>Result<text:change-end text:change-id="ct24963602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9636232"/><text:change text:change-id="ct24963612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9636376"/>[a_numeric] <text:alphabetical-index-mark-start text:id="IMark163095008"/>.cbrt<text:alphabetical-index-mark-end text:id="IMark163095008"/> [a_<text:change-end text:change-id="ct249636376"/>float<text:change-start text:change-id="ct249636480"/>]</text:h>
            <text:p text:style-name="Text_20_body">Routing:<text:change-end text:change-id="ct249636480"/> TOS<text:change-start text:change-id="ct249636584"/></text:p>
            <text:p text:style-name="P1"><text:change-end text:change-id="ct249636584"/>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49636688"/>Code<text:change-end text:change-id="ct249636688"/></text:p>
          </table:table-cell>
          <table:table-cell table:style-name="Table149.B2" office:value-type="string">
            <text:p text:style-name="P17"><text:change-start text:change-id="ct249636792"/>Result<text:change-end text:change-id="ct2496367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963689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9637000"/>[a_numeric] <text:alphabetical-index-mark-start text:id="IMark163095008"/>.ceil<text:alphabetical-index-mark-end text:id="IMark163095008"/> [a<text:change-end text:change-id="ct249637000"/>n<text:change-start text:change-id="ct249637104"/>_<text:change-end text:change-id="ct249637104"/>integer<text:change-start text:change-id="ct249637208"/>]</text:h>
            <text:p text:style-name="Text_20_body">Routing:<text:change-end text:change-id="ct249637208"/> TOS<text:change-start text:change-id="ct249637312"/></text:p>
            <text:p text:style-name="P1"><text:change-end text:change-id="ct249637312"/>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49637416"/>Code<text:change-end text:change-id="ct249637416"/></text:p>
          </table:table-cell>
          <table:table-cell table:style-name="Table150.B2" office:value-type="string">
            <text:p text:style-name="P17"><text:change-start text:change-id="ct249637520"/>Result<text:change-end text:change-id="ct24963752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963762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9637728"/>[a_numeric] <text:alphabetical-index-mark-start text:id="IMark163095008"/>.conjugate<text:alphabetical-index-mark-end text:id="IMark163095008"/> [a_numeric]</text:h>
            <text:p text:style-name="Text_20_body">Routing:<text:change-end text:change-id="ct249637728"/> TOS<text:change-start text:change-id="ct249637832"/></text:p>
            <text:p text:style-name="P1"><text:change-end text:change-id="ct249637832"/>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49637936"/>Code<text:change-end text:change-id="ct249637936"/></text:p>
          </table:table-cell>
          <table:table-cell table:style-name="Table151.B2" office:value-type="string">
            <text:p text:style-name="P17"><text:change-start text:change-id="ct249638040"/>Result<text:change-end text:change-id="ct24963804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963814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9638248"/>[a_numeric] <text:alphabetical-index-mark-start text:id="IMark163095008"/>.cos<text:alphabetical-index-mark-end text:id="IMark163095008"/> [a_<text:change-end text:change-id="ct249638248"/>float<text:change-start text:change-id="ct249638352"/>]</text:h>
            <text:p text:style-name="Text_20_body">Routing:<text:change-end text:change-id="ct249638352"/> TOS<text:change-start text:change-id="ct249638456"/></text:p>
            <text:p text:style-name="P1"><text:change-end text:change-id="ct24963845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49638560"/>Code<text:change-end text:change-id="ct249638560"/></text:p>
          </table:table-cell>
          <table:table-cell table:style-name="Table152.B2" office:value-type="string">
            <text:p text:style-name="P17"><text:change-start text:change-id="ct249638664"/>Result<text:change-end text:change-id="ct24963866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9638872"/><text:change text:change-id="ct24963876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9638976"/>[a_numeric] <text:alphabetical-index-mark-start text:id="IMark163095008"/>.cosh<text:alphabetical-index-mark-end text:id="IMark163095008"/> [a_<text:change-end text:change-id="ct249638976"/>float<text:change-start text:change-id="ct249639080"/>]</text:h>
            <text:p text:style-name="Text_20_body">Routing:<text:change-end text:change-id="ct249639080"/> TOS<text:change-start text:change-id="ct249639184"/></text:p>
            <text:p text:style-name="P1"><text:change-end text:change-id="ct24963918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49639288"/>Code<text:change-end text:change-id="ct249639288"/></text:p>
          </table:table-cell>
          <table:table-cell table:style-name="Table153.B2" office:value-type="string">
            <text:p text:style-name="P17"><text:change-start text:change-id="ct249639392"/>Result<text:change-end text:change-id="ct24963939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963949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9639600"/>[a_numeric] <text:alphabetical-index-mark-start text:id="IMark163095008"/>.cube<text:alphabetical-index-mark-end text:id="IMark163095008"/> [a_numeric]</text:h>
            <text:p text:style-name="Text_20_body">Routing:<text:change-end text:change-id="ct249639600"/> TOS<text:change-start text:change-id="ct249639704"/></text:p>
            <text:p text:style-name="P1"><text:change-end text:change-id="ct249639704"/>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49639808"/>Code<text:change-end text:change-id="ct249639808"/></text:p>
          </table:table-cell>
          <table:table-cell table:style-name="Table154.B2" office:value-type="string">
            <text:p text:style-name="P17"><text:change-start text:change-id="ct249639912"/>Result<text:change-end text:change-id="ct24963991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964001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9640120"/>[a_numeric] <text:alphabetical-index-mark-start text:id="IMark163095008"/>.d2r<text:alphabetical-index-mark-end text:id="IMark163095008"/> [a_<text:change-end text:change-id="ct249640120"/>float<text:change-start text:change-id="ct249640224"/>]</text:h>
            <text:p text:style-name="Text_20_body">Routing:<text:change-end text:change-id="ct249640224"/> TOS<text:change-start text:change-id="ct249640328"/></text:p>
            <text:p text:style-name="P1"><text:change-end text:change-id="ct249640328"/>This method converts the argument number from degrees to radians.</text:p>
          </table:table-cell>
          <table:covered-table-cell/>
        </table:table-row>
        <table:table-row table:style-name="Table155.1">
          <table:table-cell table:style-name="Table155.A2" office:value-type="string">
            <text:p text:style-name="P17"><text:change-start text:change-id="ct249644480"/>Code<text:change-end text:change-id="ct249644480"/></text:p>
          </table:table-cell>
          <table:table-cell table:style-name="Table155.B2" office:value-type="string">
            <text:p text:style-name="P17"><text:change-start text:change-id="ct249644584"/>Result<text:change-end text:change-id="ct24964458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9644688"/></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49644792"/>[a_numeric] <text:alphabetical-index-mark-start text:id="IMark163095008"/>.denominator<text:alphabetical-index-mark-end text:id="IMark163095008"/> [a<text:change-end text:change-id="ct249644792"/>n<text:change-start text:change-id="ct249644896"/>_<text:change-end text:change-id="ct249644896"/>integer<text:change-start text:change-id="ct249645000"/>]</text:h>
            <text:p text:style-name="Text_20_body">Routing:<text:change-end text:change-id="ct249645000"/> TOS<text:change-start text:change-id="ct249645104"/></text:p>
            <text:p text:style-name="P1"><text:change-end text:change-id="ct24964510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49645208"/>Code<text:change-end text:change-id="ct249645208"/></text:p>
          </table:table-cell>
          <table:table-cell table:style-name="Table156.B2" office:value-type="string">
            <text:p text:style-name="P17"><text:change-start text:change-id="ct249645312"/>Result<text:change-end text:change-id="ct24964531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964541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9645520"/>[a_numeric] <text:alphabetical-index-mark-start text:id="IMark163095008"/>.e**<text:alphabetical-index-mark-end text:id="IMark163095008"/> [a_<text:change-end text:change-id="ct249645520"/>float<text:change-start text:change-id="ct249645624"/>]</text:h>
            <text:p text:style-name="Text_20_body">Routing:<text:change-end text:change-id="ct249645624"/> TOS<text:change-start text:change-id="ct249645728"/></text:p>
            <text:p text:style-name="P1"><text:change-end text:change-id="ct249645728"/>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49645832"/>Code<text:change-end text:change-id="ct249645832"/></text:p>
          </table:table-cell>
          <table:table-cell table:style-name="Table157.B2" office:value-type="string">
            <text:p text:style-name="P17"><text:change-start text:change-id="ct249645936"/>Result<text:change-end text:change-id="ct24964593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964604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9646144"/>[a_numeric] <text:alphabetical-index-mark-start text:id="IMark163095008"/>.emit<text:alphabetical-index-mark-end text:id="IMark163095008"/> []</text:h>
            <text:p text:style-name="Text_20_body">Routing:<text:change-end text:change-id="ct249646144"/> TOS<text:change-start text:change-id="ct249646248"/></text:p>
            <text:p text:style-name="P1"><text:change-end text:change-id="ct249646248"/>This method emits a character with the code of numeric argument.</text:p>
          </table:table-cell>
          <table:covered-table-cell/>
        </table:table-row>
        <table:table-row table:style-name="Table158.1">
          <table:table-cell table:style-name="Table158.A2" office:value-type="string">
            <text:p text:style-name="P17"><text:change-start text:change-id="ct249646352"/>Code<text:change-end text:change-id="ct249646352"/></text:p>
          </table:table-cell>
          <table:table-cell table:style-name="Table158.B2" office:value-type="string">
            <text:p text:style-name="P17"><text:change-start text:change-id="ct249646456"/>Result<text:change-end text:change-id="ct24964645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9646664"/><text:change text:change-id="ct24964656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9646768"/>[a_numeric] <text:alphabetical-index-mark-start text:id="IMark163095008"/>.floor<text:alphabetical-index-mark-end text:id="IMark163095008"/> [a<text:change-end text:change-id="ct249646768"/>n<text:change-start text:change-id="ct249646872"/>_<text:change-end text:change-id="ct249646872"/>integer<text:change-start text:change-id="ct249646976"/>]</text:h>
            <text:p text:style-name="Text_20_body">Routing:<text:change-end text:change-id="ct249646976"/> TOS<text:change-start text:change-id="ct249647080"/></text:p>
            <text:p text:style-name="P1"><text:change-end text:change-id="ct249647080"/>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49647184"/>Code<text:change-end text:change-id="ct249647184"/></text:p>
          </table:table-cell>
          <table:table-cell table:style-name="Table159.B2" office:value-type="string">
            <text:p text:style-name="P17"><text:change-start text:change-id="ct249647288"/>Result<text:change-end text:change-id="ct24964728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964739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9647496"/>[a_numeric a_numeric] <text:alphabetical-index-mark-start text:id="IMark163095008"/>.hypot<text:alphabetical-index-mark-end text:id="IMark163095008"/> [a_<text:change-end text:change-id="ct249647496"/>float<text:change-start text:change-id="ct249647600"/>]</text:h>
            <text:p text:style-name="Text_20_body">Routing:<text:change-end text:change-id="ct249647600"/> TOS<text:change-start text:change-id="ct249647704"/></text:p>
            <text:p text:style-name="P1"><text:change-end text:change-id="ct249647704"/>Given two lengths, this method computes the length of the hypotenuse. </text:p>
          </table:table-cell>
          <table:covered-table-cell/>
        </table:table-row>
        <table:table-row table:style-name="Table160.1">
          <table:table-cell table:style-name="Table160.A2" office:value-type="string">
            <text:p text:style-name="P17"><text:change-start text:change-id="ct249647808"/>Code<text:change-end text:change-id="ct249647808"/></text:p>
          </table:table-cell>
          <table:table-cell table:style-name="Table160.B2" office:value-type="string">
            <text:p text:style-name="P17"><text:change-start text:change-id="ct249647912"/>Result<text:change-end text:change-id="ct24964791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964801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9648120"/>[a_numeric] <text:alphabetical-index-mark-start text:id="IMark163095008"/>.imaginary<text:alphabetical-index-mark-end text:id="IMark163095008"/> [a_numeric]</text:h>
            <text:p text:style-name="Text_20_body">Routing:<text:change-end text:change-id="ct249648120"/> TOS<text:change-start text:change-id="ct249648224"/></text:p>
            <text:p text:style-name="P1"><text:change-end text:change-id="ct24964822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49648328"/>Code<text:change-end text:change-id="ct249648328"/></text:p>
          </table:table-cell>
          <table:table-cell table:style-name="Table161.B2" office:value-type="string">
            <text:p text:style-name="P17"><text:change-start text:change-id="ct249648432"/>Result<text:change-end text:change-id="ct24964843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964857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9648680"/>[a_numeric] <text:alphabetical-index-mark-start text:id="IMark163095008"/>.ln<text:alphabetical-index-mark-end text:id="IMark163095008"/> [a_<text:change-end text:change-id="ct249648680"/>float<text:change-start text:change-id="ct249648784"/>]</text:h>
            <text:p text:style-name="Text_20_body">Routing:<text:change-end text:change-id="ct249648784"/> TOS<text:change-start text:change-id="ct249648888"/></text:p>
            <text:p text:style-name="P1"><text:change-end text:change-id="ct249648888"/>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49648992"/>Code<text:change-end text:change-id="ct249648992"/></text:p>
          </table:table-cell>
          <table:table-cell table:style-name="Table162.B2" office:value-type="string">
            <text:p text:style-name="P17"><text:change-start text:change-id="ct249649096"/>Result<text:change-end text:change-id="ct2496490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964920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9649304"/>[a_numeric] <text:alphabetical-index-mark-start text:id="IMark163095008"/>.log10<text:alphabetical-index-mark-end text:id="IMark163095008"/> [a_<text:change-end text:change-id="ct249649304"/>float<text:change-start text:change-id="ct249649408"/>]</text:h>
            <text:p text:style-name="Text_20_body">Routing:<text:change-end text:change-id="ct249649408"/> TOS<text:change-start text:change-id="ct249649512"/></text:p>
            <text:p text:style-name="P1"><text:change-end text:change-id="ct249649512"/>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49649616"/>Code<text:change-end text:change-id="ct249649616"/></text:p>
          </table:table-cell>
          <table:table-cell table:style-name="Table163.B2" office:value-type="string">
            <text:p text:style-name="P17"><text:change-start text:change-id="ct249649720"/>Result<text:change-end text:change-id="ct2496497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964982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9649928"/>[a_numeric] <text:alphabetical-index-mark-start text:id="IMark163095008"/>.log2<text:alphabetical-index-mark-end text:id="IMark163095008"/> [a_<text:change-end text:change-id="ct249649928"/>float<text:change-start text:change-id="ct249650032"/>]</text:h>
            <text:p text:style-name="Text_20_body">Routing:<text:change-end text:change-id="ct249650032"/> TOS<text:change-start text:change-id="ct249650136"/></text:p>
            <text:p text:style-name="P1"><text:change-end text:change-id="ct249650136"/>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49650240"/>Code<text:change-end text:change-id="ct249650240"/></text:p>
          </table:table-cell>
          <table:table-cell table:style-name="Table164.B2" office:value-type="string">
            <text:p text:style-name="P17"><text:change-start text:change-id="ct249650344"/>Result<text:change-end text:change-id="ct249650344"/></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96504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9650552"/>[a_numeric] <text:alphabetical-index-mark-start text:id="IMark163095008"/>.magnitude<text:alphabetical-index-mark-end text:id="IMark163095008"/> [a_numeric]</text:h>
            <text:p text:style-name="Text_20_body">Routing:<text:change-end text:change-id="ct249650552"/> TOS<text:change-start text:change-id="ct249650656"/></text:p>
            <text:p text:style-name="P1"><text:change-end text:change-id="ct2496506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49650760"/>Code<text:change-end text:change-id="ct249650760"/></text:p>
          </table:table-cell>
          <table:table-cell table:style-name="Table165.B2" office:value-type="string">
            <text:p text:style-name="P17"><text:change-start text:change-id="ct249650864"/>Result<text:change-end text:change-id="ct2496508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9650968"/></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49651072"/>[a_numeric] <text:alphabetical-index-mark-start text:id="IMark163095008"/>.numerator<text:alphabetical-index-mark-end text:id="IMark163095008"/> [a_numeric]</text:h>
            <text:p text:style-name="Text_20_body">Routing:<text:change-end text:change-id="ct249651072"/> TOS<text:change-start text:change-id="ct249651176"/></text:p>
            <text:p text:style-name="P1"><text:change-end text:change-id="ct2496511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49651280"/>Code<text:change-end text:change-id="ct249651280"/></text:p>
          </table:table-cell>
          <table:table-cell table:style-name="Table166.B2" office:value-type="string">
            <text:p text:style-name="P17"><text:change-start text:change-id="ct249651384"/>Result<text:change-end text:change-id="ct2496513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9651592"/><text:change text:change-id="ct24965148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9651696"/>[a_numeric a_numeric] <text:alphabetical-index-mark-start text:id="IMark163095008"/>.p2c<text:alphabetical-index-mark-end text:id="IMark163095008"/> [a_<text:change-end text:change-id="ct249651696"/>float<text:change-start text:change-id="ct249651800"/> a_<text:change-end text:change-id="ct249651800"/>float<text:change-start text:change-id="ct249651904"/>]</text:h>
            <text:p text:style-name="Text_20_body">Routing:<text:change-end text:change-id="ct249651904"/> TOS<text:change-start text:change-id="ct249652008"/></text:p>
            <text:p text:style-name="P1"><text:change-end text:change-id="ct24965200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49652112"/>Code<text:change-end text:change-id="ct249652112"/></text:p>
          </table:table-cell>
          <table:table-cell table:style-name="Table167.B2" office:value-type="string">
            <text:p text:style-name="P17"><text:change-start text:change-id="ct249652216"/>Result<text:change-end text:change-id="ct24965221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965232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9652424"/>[a_numeric] <text:alphabetical-index-mark-start text:id="IMark163095008"/>.polar<text:alphabetical-index-mark-end text:id="IMark163095008"/> [a_<text:change-end text:change-id="ct249652424"/>float<text:change-start text:change-id="ct249652528"/> a_<text:change-end text:change-id="ct249652528"/>float<text:change-start text:change-id="ct249652672"/>]</text:h>
            <text:p text:style-name="Text_20_body">Routing:<text:change-end text:change-id="ct249652672"/> TOS<text:change-start text:change-id="ct249652776"/></text:p>
            <text:p text:style-name="P1"><text:change-end text:change-id="ct24965277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49652880"/>Code<text:change-end text:change-id="ct249652880"/></text:p>
          </table:table-cell>
          <table:table-cell table:style-name="Table168.B2" office:value-type="string">
            <text:p text:style-name="P17"><text:change-start text:change-id="ct249652984"/>Result<text:change-end text:change-id="ct24965298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965308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9653192"/>[a_numeric] <text:alphabetical-index-mark-start text:id="IMark163095008"/>.r2d<text:alphabetical-index-mark-end text:id="IMark163095008"/> [a_<text:change-end text:change-id="ct249653192"/>float<text:change-start text:change-id="ct249653296"/>]</text:h>
            <text:p text:style-name="Text_20_body">Routing:<text:change-end text:change-id="ct249653296"/> TOS<text:change-start text:change-id="ct249653400"/></text:p>
            <text:p text:style-name="P1"><text:change-end text:change-id="ct249653400"/>Convert a angle value from radians to degrees.</text:p>
          </table:table-cell>
          <table:covered-table-cell/>
        </table:table-row>
        <table:table-row table:style-name="Table169.1">
          <table:table-cell table:style-name="Table169.A2" office:value-type="string">
            <text:p text:style-name="P17"><text:change-start text:change-id="ct249653504"/>Code<text:change-end text:change-id="ct249653504"/></text:p>
          </table:table-cell>
          <table:table-cell table:style-name="Table169.B2" office:value-type="string">
            <text:p text:style-name="P17"><text:change-start text:change-id="ct249653608"/>Result<text:change-end text:change-id="ct24965360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965371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9653816"/>[a_numeric] <text:alphabetical-index-mark-start text:id="IMark163095008"/>.real<text:alphabetical-index-mark-end text:id="IMark163095008"/> [a_numeric]</text:h>
            <text:p text:style-name="Text_20_body">Routing:<text:change-end text:change-id="ct249653816"/> TOS<text:change-start text:change-id="ct249653920"/></text:p>
            <text:p text:style-name="P1"><text:change-end text:change-id="ct24965392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49654024"/>Code<text:change-end text:change-id="ct249654024"/></text:p>
          </table:table-cell>
          <table:table-cell table:style-name="Table170.B2" office:value-type="string">
            <text:p text:style-name="P17"><text:change-start text:change-id="ct249654128"/>Result<text:change-end text:change-id="ct2496541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965423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9654336"/>[a_numeric] <text:alphabetical-index-mark-start text:id="IMark163095008"/>.round<text:alphabetical-index-mark-end text:id="IMark163095008"/> [a<text:change-end text:change-id="ct249654336"/>n<text:change-start text:change-id="ct249654440"/>_<text:change-end text:change-id="ct249654440"/>integer<text:change-start text:change-id="ct249654544"/>]</text:h>
            <text:p text:style-name="Text_20_body">Routing:<text:change-end text:change-id="ct249654544"/> TOS<text:change-start text:change-id="ct249654648"/></text:p>
            <text:p text:style-name="P1"><text:change-end text:change-id="ct249654648"/>This method rounds the argument number to the nearest integer.</text:p>
          </table:table-cell>
          <table:covered-table-cell/>
        </table:table-row>
        <table:table-row table:style-name="Table171.1">
          <table:table-cell table:style-name="Table171.A2" office:value-type="string">
            <text:p text:style-name="P17"><text:change-start text:change-id="ct249654752"/>Code<text:change-end text:change-id="ct249654752"/></text:p>
          </table:table-cell>
          <table:table-cell table:style-name="Table171.B2" office:value-type="string">
            <text:p text:style-name="P17"><text:change-start text:change-id="ct249654856"/>Result<text:change-end text:change-id="ct24965485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965496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9655064"/>[a_numeric] <text:alphabetical-index-mark-start text:id="IMark163095008"/>.sin<text:alphabetical-index-mark-end text:id="IMark163095008"/> [a_<text:change-end text:change-id="ct249655064"/>float<text:change-start text:change-id="ct249655168"/>]</text:h>
            <text:p text:style-name="Text_20_body">Routing:<text:change-end text:change-id="ct249655168"/> TOS<text:change-start text:change-id="ct249655272"/></text:p>
            <text:p text:style-name="P1"><text:change-end text:change-id="ct249655272"/>This method computes the sine of the argument angle in radians.</text:p>
          </table:table-cell>
          <table:covered-table-cell/>
        </table:table-row>
        <table:table-row table:style-name="Table172.1">
          <table:table-cell table:style-name="Table172.A2" office:value-type="string">
            <text:p text:style-name="P17"><text:change-start text:change-id="ct249655376"/>Code<text:change-end text:change-id="ct249655376"/></text:p>
          </table:table-cell>
          <table:table-cell table:style-name="Table172.B2" office:value-type="string">
            <text:p text:style-name="P17"><text:change-start text:change-id="ct249655480"/>Result<text:change-end text:change-id="ct24965548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9655584"/><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9655688"/>[a_numeric] <text:alphabetical-index-mark-start text:id="IMark163095008"/>.sinh<text:alphabetical-index-mark-end text:id="IMark163095008"/> [a_<text:change-end text:change-id="ct249655688"/>float<text:change-start text:change-id="ct249655792"/>]</text:h>
            <text:p text:style-name="Text_20_body">Routing:<text:change-end text:change-id="ct249655792"/> TOS<text:change-start text:change-id="ct249655896"/></text:p>
            <text:p text:style-name="P1"><text:change-end text:change-id="ct249655896"/>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49656000"/>Code<text:change-end text:change-id="ct249656000"/></text:p>
          </table:table-cell>
          <table:table-cell table:style-name="Table173.B2" office:value-type="string">
            <text:p text:style-name="P17"><text:change-start text:change-id="ct249656104"/>Result<text:change-end text:change-id="ct24965610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9656208"/></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49656312"/>[a_numeric] <text:alphabetical-index-mark-start text:id="IMark163095008"/>.sleep<text:alphabetical-index-mark-end text:id="IMark163095008"/> []</text:h>
            <text:p text:style-name="Text_20_body">Routing:<text:change-end text:change-id="ct249656312"/> TOS<text:change-start text:change-id="ct249656416"/></text:p>
            <text:p text:style-name="P1"><text:change-end text:change-id="ct249656416"/>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49656520"/>Code<text:change-end text:change-id="ct249656520"/></text:p>
          </table:table-cell>
          <table:table-cell table:style-name="Table174.B2" office:value-type="string">
            <text:p text:style-name="P17"><text:change-start text:change-id="ct249656624"/>Result<text:change-end text:change-id="ct249656624"/></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4965676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9656872"/>[a_numeric] <text:alphabetical-index-mark-start text:id="IMark163095008"/>.sqr<text:alphabetical-index-mark-end text:id="IMark163095008"/> [a_numeric]</text:h>
            <text:p text:style-name="Text_20_body">Routing:<text:change-end text:change-id="ct249656872"/> TOS<text:change-start text:change-id="ct249656976"/></text:p>
            <text:p text:style-name="P1"><text:change-end text:change-id="ct249656976"/>This method computes the square of the argument value.</text:p>
          </table:table-cell>
          <table:covered-table-cell/>
        </table:table-row>
        <table:table-row table:style-name="Table175.1">
          <table:table-cell table:style-name="Table175.A2" office:value-type="string">
            <text:p text:style-name="P17"><text:change-start text:change-id="ct249657080"/>Code<text:change-end text:change-id="ct249657080"/></text:p>
          </table:table-cell>
          <table:table-cell table:style-name="Table175.B2" office:value-type="string">
            <text:p text:style-name="P17"><text:change-start text:change-id="ct249657184"/>Result<text:change-end text:change-id="ct24965718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965728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49657392"/>[a_numeric] <text:alphabetical-index-mark-start text:id="IMark163095008"/>.sqrt<text:alphabetical-index-mark-end text:id="IMark163095008"/> [a_<text:change-end text:change-id="ct249657392"/>float<text:change-start text:change-id="ct249657496"/>]</text:h>
            <text:p text:style-name="Text_20_body">Routing:<text:change-end text:change-id="ct249657496"/> TOS<text:change-start text:change-id="ct249657600"/></text:p>
            <text:p text:style-name="P1"><text:change-end text:change-id="ct249657600"/>This method computes the square root of the argument value.</text:p>
          </table:table-cell>
          <table:covered-table-cell/>
        </table:table-row>
        <table:table-row table:style-name="Table176.1">
          <table:table-cell table:style-name="Table176.A2" office:value-type="string">
            <text:p text:style-name="P17"><text:change-start text:change-id="ct249657704"/>Code<text:change-end text:change-id="ct249657704"/></text:p>
          </table:table-cell>
          <table:table-cell table:style-name="Table176.B2" office:value-type="string">
            <text:p text:style-name="P17"><text:change-start text:change-id="ct249657808"/>Result<text:change-end text:change-id="ct24965780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965791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9658016"/>[a_numeric] <text:alphabetical-index-mark-start text:id="IMark163095008"/>.tan<text:alphabetical-index-mark-end text:id="IMark163095008"/> [a_<text:change-end text:change-id="ct249658016"/>float<text:change-start text:change-id="ct249658120"/>]</text:h>
            <text:p text:style-name="Text_20_body">Routing:<text:change-end text:change-id="ct249658120"/> TOS<text:change-start text:change-id="ct249658224"/></text:p>
            <text:p text:style-name="P1"><text:change-end text:change-id="ct249658224"/>This method computes the tangent of the argument angle in radians.</text:p>
          </table:table-cell>
          <table:covered-table-cell/>
        </table:table-row>
        <table:table-row table:style-name="Table177.1">
          <table:table-cell table:style-name="Table177.A2" office:value-type="string">
            <text:p text:style-name="P17"><text:change-start text:change-id="ct249658328"/>Code<text:change-end text:change-id="ct249658328"/></text:p>
          </table:table-cell>
          <table:table-cell table:style-name="Table177.B2" office:value-type="string">
            <text:p text:style-name="P17"><text:change-start text:change-id="ct249658432"/>Result<text:change-end text:change-id="ct24965843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965853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9658640"/>[a_numeric] <text:alphabetical-index-mark-start text:id="IMark163095008"/>.tanh<text:alphabetical-index-mark-end text:id="IMark163095008"/> [a_<text:change-end text:change-id="ct249658640"/>float<text:change-start text:change-id="ct249658744"/>]</text:h>
            <text:p text:style-name="Text_20_body">Routing:<text:change-end text:change-id="ct249658744"/> TOS<text:change-start text:change-id="ct249658848"/></text:p>
            <text:p text:style-name="P1"><text:change-end text:change-id="ct249658848"/>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49658952"/>Code<text:change-end text:change-id="ct249658952"/></text:p>
          </table:table-cell>
          <table:table-cell table:style-name="Table178.B2" office:value-type="string">
            <text:p text:style-name="P17"><text:change-start text:change-id="ct249659056"/>Result<text:change-end text:change-id="ct24965905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49659160"/></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9659264"/>[a_numeric a_numeric] <text:alphabetical-index-mark-start text:id="IMark163095008"/>/<text:alphabetical-index-mark-end text:id="IMark163095008"/> [a_numeric]</text:h>
            <text:p text:style-name="Text_20_body">Routing:<text:change-end text:change-id="ct249659264"/> NOS<text:change-start text:change-id="ct249659368"/></text:p>
            <text:p text:style-name="P1"><text:change-end text:change-id="ct249659368"/>This method implements the division operator.</text:p>
          </table:table-cell>
          <table:covered-table-cell/>
        </table:table-row>
        <table:table-row table:style-name="Table179.1">
          <table:table-cell table:style-name="Table179.A2" office:value-type="string">
            <text:p text:style-name="P17"><text:change-start text:change-id="ct249659472"/>Code<text:change-end text:change-id="ct249659472"/></text:p>
          </table:table-cell>
          <table:table-cell table:style-name="Table179.B2" office:value-type="string">
            <text:p text:style-name="P17"><text:change-start text:change-id="ct249659576"/>Result<text:change-end text:change-id="ct24965957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965968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9659784"/>[a_numeric] <text:alphabetical-index-mark-start text:id="IMark267658316"/>0&lt;<text:alphabetical-index-mark-end text:id="IMark267658316"/> [a_boolean]</text:h>
            <text:p text:style-name="Text_20_body">Routing:<text:change-end text:change-id="ct249659784"/> TOS<text:change-start text:change-id="ct249659888"/></text:p>
            <text:p text:style-name="P1"><text:change-end text:change-id="ct249659888"/>Is this number less than zero?</text:p>
          </table:table-cell>
          <table:covered-table-cell/>
        </table:table-row>
        <table:table-row table:style-name="Table180.1">
          <table:table-cell table:style-name="Table180.A2" office:value-type="string">
            <text:p text:style-name="P17"><text:change-start text:change-id="ct249659992"/>Code<text:change-end text:change-id="ct249659992"/></text:p>
          </table:table-cell>
          <table:table-cell table:style-name="Table180.B2" office:value-type="string">
            <text:p text:style-name="P17"><text:change-start text:change-id="ct249660096"/>Result<text:change-end text:change-id="ct24966009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966020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9660304"/>[a_numeric] <text:alphabetical-index-mark-start text:id="IMark267658316"/>0&lt;=<text:alphabetical-index-mark-end text:id="IMark267658316"/> [a_boolean]</text:h>
            <text:p text:style-name="Text_20_body">Routing:<text:change-end text:change-id="ct249660304"/> TOS<text:change-start text:change-id="ct249660408"/></text:p>
            <text:p text:style-name="P1"><text:change-end text:change-id="ct249660408"/>Is this number less than or equal to zero?</text:p>
          </table:table-cell>
          <table:covered-table-cell/>
        </table:table-row>
        <table:table-row table:style-name="Table181.1">
          <table:table-cell table:style-name="Table181.A2" office:value-type="string">
            <text:p text:style-name="P17"><text:change-start text:change-id="ct249660512"/>Code<text:change-end text:change-id="ct249660512"/></text:p>
          </table:table-cell>
          <table:table-cell table:style-name="Table181.B2" office:value-type="string">
            <text:p text:style-name="P17"><text:change-start text:change-id="ct249660616"/>Result<text:change-end text:change-id="ct24966061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966072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9542256"/>[a_numeric] <text:alphabetical-index-mark-start text:id="IMark267658316"/>0&lt;=&gt;<text:alphabetical-index-mark-end text:id="IMark267658316"/> [<text:change-end text:change-id="ct249542256"/>1, 0, or -1<text:change-start text:change-id="ct249542360"/>]</text:h>
            <text:p text:style-name="Text_20_body">Routing:<text:change-end text:change-id="ct249542360"/> TOS<text:change-start text:change-id="ct249542464"/></text:p>
            <text:p text:style-name="P1"><text:change-end text:change-id="ct249542464"/>Perform a “three outcome” comparison of the value with zero.</text:p>
          </table:table-cell>
          <table:covered-table-cell/>
        </table:table-row>
        <table:table-row table:style-name="Table182.1">
          <table:table-cell table:style-name="Table182.A2" office:value-type="string">
            <text:p text:style-name="P17"><text:change-start text:change-id="ct249542568"/>Code<text:change-end text:change-id="ct249542568"/></text:p>
          </table:table-cell>
          <table:table-cell table:style-name="Table182.B2" office:value-type="string">
            <text:p text:style-name="P17"><text:change-start text:change-id="ct249542672"/>Result<text:change-end text:change-id="ct24954267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9542880"/><text:change text:change-id="ct24954277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9542984"/>[a_numeric] <text:alphabetical-index-mark-start text:id="IMark267658316"/>0&lt;&gt; <text:alphabetical-index-mark-end text:id="IMark267658316"/>[a_boolean]</text:h>
            <text:p text:style-name="Text_20_body">Routing:<text:change-end text:change-id="ct249542984"/> TOS<text:change-start text:change-id="ct249543088"/></text:p>
            <text:p text:style-name="P1"><text:change-end text:change-id="ct249543088"/>Is the number not equal to zero?</text:p>
          </table:table-cell>
          <table:covered-table-cell/>
        </table:table-row>
        <table:table-row table:style-name="Table183.1">
          <table:table-cell table:style-name="Table183.A2" office:value-type="string">
            <text:p text:style-name="P17"><text:change-start text:change-id="ct249543192"/>Code<text:change-end text:change-id="ct249543192"/></text:p>
          </table:table-cell>
          <table:table-cell table:style-name="Table183.B2" office:value-type="string">
            <text:p text:style-name="P17"><text:change-start text:change-id="ct249543296"/>Result<text:change-end text:change-id="ct24954329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954340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9543504"/>[a_numeric] <text:alphabetical-index-mark-start text:id="IMark267658316"/>0=<text:alphabetical-index-mark-end text:id="IMark267658316"/> [a_boolean]</text:h>
            <text:p text:style-name="Text_20_body">Routing:<text:change-end text:change-id="ct249543504"/> TOS<text:change-start text:change-id="ct249543608"/></text:p>
            <text:p text:style-name="P1"><text:change-end text:change-id="ct249543608"/>Is the number equal to zero?</text:p>
          </table:table-cell>
          <table:covered-table-cell/>
        </table:table-row>
        <table:table-row table:style-name="Table184.1">
          <table:table-cell table:style-name="Table184.A2" office:value-type="string">
            <text:p text:style-name="P17"><text:change-start text:change-id="ct249543712"/>Code<text:change-end text:change-id="ct249543712"/></text:p>
          </table:table-cell>
          <table:table-cell table:style-name="Table184.B2" office:value-type="string">
            <text:p text:style-name="P17"><text:change-start text:change-id="ct249543816"/>Result<text:change-end text:change-id="ct24954381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9543920"/></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9544024"/>[a_numeric] <text:alphabetical-index-mark-start text:id="IMark267658316"/>0&gt;<text:alphabetical-index-mark-end text:id="IMark267658316"/> [a_boolean]</text:h>
            <text:p text:style-name="Text_20_body">Routing:<text:change-end text:change-id="ct249544024"/> TOS<text:change-start text:change-id="ct249544128"/></text:p>
            <text:p text:style-name="P1"><text:change-end text:change-id="ct249544128"/>Is the number greater than zero?</text:p>
          </table:table-cell>
          <table:covered-table-cell/>
        </table:table-row>
        <table:table-row table:style-name="Table185.1">
          <table:table-cell table:style-name="Table185.A2" office:value-type="string">
            <text:p text:style-name="P17"><text:change-start text:change-id="ct249544232"/>Code<text:change-end text:change-id="ct249544232"/></text:p>
          </table:table-cell>
          <table:table-cell table:style-name="Table185.B2" office:value-type="string">
            <text:p text:style-name="P17"><text:change-start text:change-id="ct249544336"/>Result<text:change-end text:change-id="ct24954433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954444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9544544"/>[a_numeric] <text:alphabetical-index-mark-start text:id="IMark267658316"/>0&gt;=<text:alphabetical-index-mark-end text:id="IMark267658316"/> [a_boolean]</text:h>
            <text:p text:style-name="Text_20_body">Routing:<text:change-end text:change-id="ct249544544"/> TOS<text:change-start text:change-id="ct249544648"/></text:p>
            <text:p text:style-name="P1"><text:change-end text:change-id="ct249544648"/>Is the number greater than or equal to zero?</text:p>
          </table:table-cell>
          <table:covered-table-cell/>
        </table:table-row>
        <table:table-row table:style-name="Table186.1">
          <table:table-cell table:style-name="Table186.A2" office:value-type="string">
            <text:p text:style-name="P17"><text:change-start text:change-id="ct249544752"/>Code<text:change-end text:change-id="ct249544752"/></text:p>
          </table:table-cell>
          <table:table-cell table:style-name="Table186.B2" office:value-type="string">
            <text:p text:style-name="P17"><text:change-start text:change-id="ct249544856"/>Result<text:change-end text:change-id="ct24954485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954496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9545064"/>[a_numeric] <text:alphabetical-index-mark-start text:id="IMark267658316"/>1+<text:alphabetical-index-mark-end text:id="IMark267658316"/> [a_numeric]</text:h>
            <text:p text:style-name="Text_20_body">Routing:<text:change-end text:change-id="ct249545064"/> TOS<text:change-start text:change-id="ct249545168"/></text:p>
            <text:p text:style-name="P1"><text:change-end text:change-id="ct249545168"/>Add one to the number</text:p>
          </table:table-cell>
          <table:covered-table-cell/>
        </table:table-row>
        <table:table-row table:style-name="Table187.1">
          <table:table-cell table:style-name="Table187.A2" office:value-type="string">
            <text:p text:style-name="P17"><text:change-start text:change-id="ct249545272"/>Code<text:change-end text:change-id="ct249545272"/></text:p>
          </table:table-cell>
          <table:table-cell table:style-name="Table187.B2" office:value-type="string">
            <text:p text:style-name="P17"><text:change-start text:change-id="ct249545376"/>Result<text:change-end text:change-id="ct24954537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954548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9545584"/>[a_numeric] <text:alphabetical-index-mark-start text:id="IMark267658316"/>1-<text:alphabetical-index-mark-end text:id="IMark267658316"/> [a_numeric]</text:h>
            <text:p text:style-name="Text_20_body">Routing:<text:change-end text:change-id="ct249545584"/> TOS<text:change-start text:change-id="ct249545688"/></text:p>
            <text:p text:style-name="P1"><text:change-end text:change-id="ct249545688"/>Subtract ond from the number</text:p>
          </table:table-cell>
          <table:covered-table-cell/>
        </table:table-row>
        <table:table-row table:style-name="Table188.1">
          <table:table-cell table:style-name="Table188.A2" office:value-type="string">
            <text:p text:style-name="P17"><text:change-start text:change-id="ct249545792"/>Code<text:change-end text:change-id="ct249545792"/></text:p>
          </table:table-cell>
          <table:table-cell table:style-name="Table188.B2" office:value-type="string">
            <text:p text:style-name="P17"><text:change-start text:change-id="ct249545896"/>Result<text:change-end text:change-id="ct24954589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9546000"/></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9546104"/>[a_numeric] <text:alphabetical-index-mark-start text:id="IMark267658316"/>2*<text:alphabetical-index-mark-end text:id="IMark267658316"/> [a_numeric]</text:h>
            <text:p text:style-name="Text_20_body">Routing:<text:change-end text:change-id="ct249546104"/> TOS<text:change-start text:change-id="ct249546208"/></text:p>
            <text:p text:style-name="P1"><text:change-end text:change-id="ct249546208"/>Multiply the number by two.</text:p>
          </table:table-cell>
          <table:covered-table-cell/>
        </table:table-row>
        <table:table-row table:style-name="Table189.1">
          <table:table-cell table:style-name="Table189.A2" office:value-type="string">
            <text:p text:style-name="P17"><text:change-start text:change-id="ct249546312"/>Code<text:change-end text:change-id="ct249546312"/></text:p>
          </table:table-cell>
          <table:table-cell table:style-name="Table189.B2" office:value-type="string">
            <text:p text:style-name="P17"><text:change-start text:change-id="ct249546416"/>Result<text:change-end text:change-id="ct24954641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954652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9546624"/>[a_numeric] <text:alphabetical-index-mark-start text:id="IMark267658316"/>2+<text:alphabetical-index-mark-end text:id="IMark267658316"/> [a_numeric]</text:h>
            <text:p text:style-name="Text_20_body">Routing:<text:change-end text:change-id="ct249546624"/> TOS<text:change-start text:change-id="ct249546728"/></text:p>
            <text:p text:style-name="P1"><text:change-end text:change-id="ct249546728"/>Add two to the number</text:p>
          </table:table-cell>
          <table:covered-table-cell/>
        </table:table-row>
        <table:table-row table:style-name="Table190.1">
          <table:table-cell table:style-name="Table190.A2" office:value-type="string">
            <text:p text:style-name="P17"><text:change-start text:change-id="ct249546832"/>Code<text:change-end text:change-id="ct249546832"/></text:p>
          </table:table-cell>
          <table:table-cell table:style-name="Table190.B2" office:value-type="string">
            <text:p text:style-name="P17"><text:change-start text:change-id="ct249546936"/>Result<text:change-end text:change-id="ct24954693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954704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9547144"/>[a_numeric] <text:alphabetical-index-mark-start text:id="IMark267658316"/>2-<text:alphabetical-index-mark-end text:id="IMark267658316"/> [a_numeric]</text:h>
            <text:p text:style-name="Text_20_body">Routing:<text:change-end text:change-id="ct249547144"/> TOS<text:change-start text:change-id="ct249547248"/></text:p>
            <text:p text:style-name="P1"><text:change-end text:change-id="ct249547248"/>Subtract two from the number</text:p>
          </table:table-cell>
          <table:covered-table-cell/>
        </table:table-row>
        <table:table-row table:style-name="Table191.1">
          <table:table-cell table:style-name="Table191.A2" office:value-type="string">
            <text:p text:style-name="P17"><text:change-start text:change-id="ct249547352"/>Code<text:change-end text:change-id="ct249547352"/></text:p>
          </table:table-cell>
          <table:table-cell table:style-name="Table191.B2" office:value-type="string">
            <text:p text:style-name="P17"><text:change-start text:change-id="ct249547456"/>Result<text:change-end text:change-id="ct24954745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9547560"/></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9547664"/>[a_numeric] <text:alphabetical-index-mark-start text:id="IMark267658316"/>2/<text:alphabetical-index-mark-end text:id="IMark267658316"/> [a_numeric]</text:h>
            <text:p text:style-name="Text_20_body">Routing:<text:change-end text:change-id="ct249547664"/> TOS<text:change-start text:change-id="ct249547768"/></text:p>
            <text:p text:style-name="P1"><text:change-end text:change-id="ct249547768"/>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49547872"/>Code<text:change-end text:change-id="ct249547872"/></text:p>
          </table:table-cell>
          <table:table-cell table:style-name="Table192.B2" office:value-type="string">
            <text:p text:style-name="P17"><text:change-start text:change-id="ct249547976"/>Result<text:change-end text:change-id="ct24954797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954808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9548184"/>[a_numeric<text:change-end text:change-id="ct249548184"/> a_numeric<text:change-start text:change-id="ct249548288"/>] <text:alphabetical-index-mark-start text:id="IMark267658316"/>&lt;<text:alphabetical-index-mark-end text:id="IMark267658316"/> [a_boolean]</text:h>
            <text:p text:style-name="Text_20_body">Routing:<text:change-end text:change-id="ct249548288"/> NOS<text:change-start text:change-id="ct249548392"/></text:p>
            <text:p text:style-name="P1"><text:change-end text:change-id="ct249548392"/>Is the first number less than the second?</text:p>
          </table:table-cell>
          <table:covered-table-cell/>
        </table:table-row>
        <table:table-row table:style-name="Table193.1">
          <table:table-cell table:style-name="Table193.A2" office:value-type="string">
            <text:p text:style-name="P17"><text:change-start text:change-id="ct249548496"/>Code<text:change-end text:change-id="ct249548496"/></text:p>
          </table:table-cell>
          <table:table-cell table:style-name="Table193.B2" office:value-type="string">
            <text:p text:style-name="P17"><text:change-start text:change-id="ct249548600"/>Result<text:change-end text:change-id="ct24954860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9548704"/></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9548808"/>[a_numeric<text:change-end text:change-id="ct249548808"/> a_numeric<text:change-start text:change-id="ct249548912"/>] <text:alphabetical-index-mark-start text:id="IMark267658316"/>&lt;=<text:alphabetical-index-mark-end text:id="IMark267658316"/> [a_boolean]</text:h>
            <text:p text:style-name="Text_20_body">Routing:<text:change-end text:change-id="ct249548912"/> NOS<text:change-start text:change-id="ct249549016"/></text:p>
            <text:p text:style-name="P1"><text:change-end text:change-id="ct249549016"/>Is the first number less than or equal to the second?</text:p>
          </table:table-cell>
          <table:covered-table-cell/>
        </table:table-row>
        <table:table-row table:style-name="Table194.1">
          <table:table-cell table:style-name="Table194.A2" office:value-type="string">
            <text:p text:style-name="P17"><text:change-start text:change-id="ct249549120"/>Code<text:change-end text:change-id="ct249549120"/></text:p>
          </table:table-cell>
          <table:table-cell table:style-name="Table194.B2" office:value-type="string">
            <text:p text:style-name="P17"><text:change-start text:change-id="ct249549224"/>Result<text:change-end text:change-id="ct24954922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9549328"/></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9" text:outline-level="3"><text:change-start text:change-id="ct249549432"/>[a_numeric<text:change-end text:change-id="ct249549432"/> a_numeric<text:change-start text:change-id="ct249549536"/>] <text:alphabetical-index-mark-start text:id="IMark267658316"/>&lt;=&gt;<text:alphabetical-index-mark-end text:id="IMark267658316"/> [-1, 0, or 1]</text:h>
            <text:p text:style-name="Text_20_body">Routing:<text:change-end text:change-id="ct249549536"/> NOS<text:change-start text:change-id="ct249549640"/></text:p>
            <text:p text:style-name="P1"><text:change-end text:change-id="ct249549640"/>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49549744"/>Code<text:change-end text:change-id="ct249549744"/></text:p>
          </table:table-cell>
          <table:table-cell table:style-name="Table195.B2" office:value-type="string">
            <text:p text:style-name="P17"><text:change-start text:change-id="ct249549848"/>Result<text:change-end text:change-id="ct24954984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9550056"/><text:change text:change-id="ct24954995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9550160"/>[a_numeric<text:change-end text:change-id="ct249550160"/> a_numeric<text:change-start text:change-id="ct249550264"/>] <text:alphabetical-index-mark-start text:id="IMark267658316"/>&gt;<text:alphabetical-index-mark-end text:id="IMark267658316"/> [a_boolean]</text:h>
            <text:p text:style-name="Text_20_body">Routing:<text:change-end text:change-id="ct249550264"/> NOS<text:change-start text:change-id="ct249730408"/></text:p>
            <text:p text:style-name="P1"><text:change-end text:change-id="ct249730408"/>Is the first number greater than the second number.</text:p>
          </table:table-cell>
          <table:covered-table-cell/>
        </table:table-row>
        <table:table-row table:style-name="Table196.1">
          <table:table-cell table:style-name="Table196.A2" office:value-type="string">
            <text:p text:style-name="P17"><text:change-start text:change-id="ct249730512"/>Code<text:change-end text:change-id="ct249730512"/></text:p>
          </table:table-cell>
          <table:table-cell table:style-name="Table196.B2" office:value-type="string">
            <text:p text:style-name="P17"><text:change-start text:change-id="ct249730616"/>Result<text:change-end text:change-id="ct24973061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973072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9730824"/>[a_numeric<text:change-end text:change-id="ct249730824"/> a_numeric<text:change-start text:change-id="ct249730928"/>] <text:alphabetical-index-mark-start text:id="IMark267658316"/>&gt;=<text:alphabetical-index-mark-end text:id="IMark267658316"/> [a_boolean]</text:h>
            <text:p text:style-name="Text_20_body">Routing:<text:change-end text:change-id="ct249730928"/> NOS<text:change-start text:change-id="ct249731032"/></text:p>
            <text:p text:style-name="P1"><text:change-end text:change-id="ct249731032"/>Is the first number greater than or equal to the second number.</text:p>
          </table:table-cell>
          <table:covered-table-cell/>
        </table:table-row>
        <table:table-row table:style-name="Table197.1">
          <table:table-cell table:style-name="Table197.A2" office:value-type="string">
            <text:p text:style-name="P17"><text:change-start text:change-id="ct249731136"/>Code<text:change-end text:change-id="ct249731136"/></text:p>
          </table:table-cell>
          <table:table-cell table:style-name="Table197.B2" office:value-type="string">
            <text:p text:style-name="P17"><text:change-start text:change-id="ct249731240"/>Result<text:change-end text:change-id="ct24973124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9731344"/></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9731448"/>[a_numeric a_numeric] <text:alphabetical-index-mark-start text:id="IMark267658316"/>mod<text:alphabetical-index-mark-end text:id="IMark267658316"/> [a_numeric]</text:h>
            <text:p text:style-name="Text_20_body">Routing:<text:change-end text:change-id="ct249731448"/> NOS<text:change-start text:change-id="ct249731552"/></text:p>
            <text:p text:style-name="P1"><text:change-end text:change-id="ct249731552"/>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49731656"/>Code<text:change-end text:change-id="ct249731656"/></text:p>
          </table:table-cell>
          <table:table-cell table:style-name="Table198.B2" office:value-type="string">
            <text:p text:style-name="P17"><text:change-start text:change-id="ct249731760"/>Result<text:change-end text:change-id="ct24973176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973186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9731968"/>[a_numeric] <text:alphabetical-index-mark-start text:id="IMark267658316"/>neg<text:alphabetical-index-mark-end text:id="IMark267658316"/> [a_numeric]</text:h>
            <text:p text:style-name="Text_20_body">Routing:<text:change-end text:change-id="ct249731968"/> TOS<text:change-start text:change-id="ct249732072"/></text:p>
            <text:p text:style-name="P1"><text:change-end text:change-id="ct249732072"/>Compute zero minus the number.</text:p>
          </table:table-cell>
          <table:covered-table-cell/>
        </table:table-row>
        <table:table-row table:style-name="Table199.1">
          <table:table-cell table:style-name="Table199.A2" office:value-type="string">
            <text:p text:style-name="P17"><text:change-start text:change-id="ct249732176"/>Code<text:change-end text:change-id="ct249732176"/></text:p>
          </table:table-cell>
          <table:table-cell table:style-name="Table199.B2" office:value-type="string">
            <text:p text:style-name="P17"><text:change-start text:change-id="ct249732280"/>Result<text:change-end text:change-id="ct24973228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63095344"/>Object<text:alphabetical-index-mark-end text:id="IMark16309534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7658316"/>&amp;&amp;<text:alphabetical-index-mark-end text:id="IMark26765831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67658316"/>.<text:alphabetical-index-mark-end text:id="IMark26765831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7658316"/>.::<text:alphabetical-index-mark-end text:id="IMark267658316"/>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1"/>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7658316"/>val:<text:alphabetical-index-mark-end text:id="IMark26765831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7658316"/>var:<text:alphabetical-index-mark-end text:id="IMark26765831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7658316"/>val@:<text:alphabetical-index-mark-end text:id="IMark26765831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267658316"/>var@:<text:alphabetical-index-mark-end text:id="IMark26765831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267658316"/>super<text:alphabetical-index-mark-end text:id="IMark26765831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7658316"/>;<text:alphabetical-index-mark-end text:id="IMark26765831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7658316"/>.class<text:alphabetical-index-mark-end text:id="IMark26765831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267658316"/>.clone<text:alphabetical-index-mark-end text:id="IMark26765831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267658316"/>.clone_exclude<text:alphabetical-index-mark-end text:id="IMark26765831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267658316"/>.copy<text:alphabetical-index-mark-end text:id="IMark26765831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267658316"/>.init<text:alphabetical-index-mark-end text:id="IMark267658316"/>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5">"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7658316"/>.is_class?<text:alphabetical-index-mark-end text:id="IMark26765831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267658316"/>.name<text:alphabetical-index-mark-end text:id="IMark26765831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267658316"/>.strlen<text:alphabetical-index-mark-end text:id="IMark26765831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67658316"/>.to_f<text:alphabetical-index-mark-end text:id="IMark267658316"/>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267658316"/>.to_f!<text:alphabetical-index-mark-end text:id="IMark267658316"/>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67658316"/>.to_i<text:alphabetical-index-mark-end text:id="IMark267658316"/>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67658316"/>.to_i!<text:alphabetical-index-mark-end text:id="IMark267658316"/>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267658316"/>.to_n<text:alphabetical-index-mark-end text:id="IMark267658316"/>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67658316"/>.to_n!<text:alphabetical-index-mark-end text:id="IMark267658316"/>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267658316"/>.to_r<text:alphabetical-index-mark-end text:id="IMark267658316"/>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67658316"/>.to_r!<text:alphabetical-index-mark-end text:id="IMark267658316"/>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67658316"/>.to_s<text:alphabetical-index-mark-end text:id="IMark267658316"/>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267658316"/>.to_x<text:alphabetical-index-mark-end text:id="IMark267658316"/>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67658316"/>.to_x!<text:alphabetical-index-mark-end text:id="IMark267658316"/>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67658316"/>&lt;&gt;<text:alphabetical-index-mark-end text:id="IMark26765831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67658316"/>=<text:alphabetical-index-mark-end text:id="IMark26765831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7658316"/>^^<text:alphabetical-index-mark-end text:id="IMark26765831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67658316"/>distinct?<text:alphabetical-index-mark-end text:id="IMark26765831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67658316"/>identical?<text:alphabetical-index-mark-end text:id="IMark26765831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7658316"/>max<text:alphabetical-index-mark-end text:id="IMark26765831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67658316"/>min<text:alphabetical-index-mark-end text:id="IMark2676583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67658316"/>nil&lt;&gt;<text:alphabetical-index-mark-end text:id="IMark26765831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7658316"/>nil=<text:alphabetical-index-mark-end text:id="IMark26765831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67658316"/>not<text:alphabetical-index-mark-end text:id="IMark26765831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67658316"/>||<text:alphabetical-index-mark-end text:id="IMark26765831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67658316"/>)methods<text:alphabetical-index-mark-end text:id="IMark26765831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63095344"/>OutStream<text:alphabetical-index-mark-end text:id="IMark16309534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67658316"/>.append<text:alphabetical-index-mark-end text:id="IMark26765831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267658316"/>.append{<text:alphabetical-index-mark-end text:id="IMark267658316"/>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5">"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67658316"/>.create<text:alphabetical-index-mark-end text:id="IMark26765831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7658316"/>.create{<text:alphabetical-index-mark-end text:id="IMark267658316"/>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5">"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67658316"/><text:alphabetical-index-mark-start text:id="IMark163095008"/>.<text:alphabetical-index-mark-end text:id="IMark163095008"/><text:alphabetical-index-mark-end text:id="IMark26765831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7658316"/>.close<text:alphabetical-index-mark-end text:id="IMark26765831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7658316"/>.cr<text:alphabetical-index-mark-end text:id="IMark26765831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7658316"/>.emit<text:alphabetical-index-mark-end text:id="IMark26765831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7658316"/>.space<text:alphabetical-index-mark-end text:id="IMark26765831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7658316"/>.spaces<text:alphabetical-index-mark-end text:id="IMark26765831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7658316"/>~<text:alphabetical-index-mark-end text:id="IMark26765831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7658316"/>~"<text:alphabetical-index-mark-end text:id="IMark26765831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7658316"/>~cr<text:alphabetical-index-mark-end text:id="IMark26765831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7658316"/>~emit<text:alphabetical-index-mark-end text:id="IMark26765831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7658316"/>~space<text:alphabetical-index-mark-end text:id="IMark26765831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7658316"/>~spaces<text:alphabetical-index-mark-end text:id="IMark26765831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63095344"/>Procedure<text:alphabetical-index-mark-end text:id="IMark16309534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67658316"/>.call<text:alphabetical-index-mark-end text:id="IMark26765831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7658316"/>.start<text:alphabetical-index-mark-end text:id="IMark267658316"/>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63095344"/>Queue<text:alphabetical-index-mark-end text:id="IMark16309534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7658316"/>.clear<text:alphabetical-index-mark-end text:id="IMark26765831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7658316"/>.empty?<text:alphabetical-index-mark-end text:id="IMark26765831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67658316"/>.length<text:alphabetical-index-mark-end text:id="IMark26765831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7658316"/>.pend<text:alphabetical-index-mark-end text:id="IMark26765831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7658316"/>.pop<text:alphabetical-index-mark-end text:id="IMark26765831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7658316"/>.push<text:alphabetical-index-mark-end text:id="IMark26765831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3095344"/>Rational<text:alphabetical-index-mark-end text:id="IMark163095344"/></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7053724"/>.split<text:alphabetical-index-mark-end text:id="IMark1070537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63096208"/>Stack<text:alphabetical-index-mark-end text:id="IMark16309620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7053724"/>.clear<text:alphabetical-index-mark-end text:id="IMark10705372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7053724"/>.empty?<text:alphabetical-index-mark-end text:id="IMark107053724"/>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7053724"/>.length<text:alphabetical-index-mark-end text:id="IMark10705372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7053724"/>.peek<text:alphabetical-index-mark-end text:id="IMark10705372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7053724"/>.pop<text:alphabetical-index-mark-end text:id="IMark10705372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7053724"/>.push<text:alphabetical-index-mark-end text:id="IMark10705372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3096208"/>String<text:alphabetical-index-mark-end text:id="IMark16309620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7053724"/>*<text:alphabetical-index-mark-end text:id="IMark10705372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7053724"/>+<text:alphabetical-index-mark-end text:id="IMark10705372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7053724"/>."<text:alphabetical-index-mark-end text:id="IMark10705372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7053724"/>.+left<text:alphabetical-index-mark-end text:id="IMark10705372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7053724"/>.+mid<text:alphabetical-index-mark-end text:id="IMark10705372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7053724"/>.+midlr<text:alphabetical-index-mark-end text:id="IMark10705372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7053724"/>.+right<text:alphabetical-index-mark-end text:id="IMark10705372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7053724"/>.-left<text:alphabetical-index-mark-end text:id="IMark10705372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7053724"/>.-mid<text:alphabetical-index-mark-end text:id="IMark10705372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7053724"/>.-midlr<text:alphabetical-index-mark-end text:id="IMark10705372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7053724"/>.-right<text:alphabetical-index-mark-end text:id="IMark10705372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7053724"/>.call<text:alphabetical-index-mark-end text:id="IMark107053724"/>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7053724"/>.cjust<text:alphabetical-index-mark-end text:id="IMark10705372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07053724"/>.contains?<text:alphabetical-index-mark-end text:id="IMark10705372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07053724"/>.emit<text:alphabetical-index-mark-end text:id="IMark10705372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07053724"/>.eval<text:alphabetical-index-mark-end text:id="IMark107053724"/>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07053724"/>.fmt<text:alphabetical-index-mark-end text:id="IMark10705372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07053724"/>.fmt"<text:alphabetical-index-mark-end text:id="IMark10705372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07053724"/>.left<text:alphabetical-index-mark-end text:id="IMark10705372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07053724"/>.left?<text:alphabetical-index-mark-end text:id="IMark10705372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7053724"/>.length<text:alphabetical-index-mark-end text:id="IMark10705372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07053724"/>.lines<text:alphabetical-index-mark-end text:id="IMark10705372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7053724"/>.ljust<text:alphabetical-index-mark-end text:id="IMark10705372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7053724"/>.load<text:alphabetical-index-mark-end text:id="IMark10705372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07053724"/>.lstrip<text:alphabetical-index-mark-end text:id="IMark10705372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7053724"/>.mid<text:alphabetical-index-mark-end text:id="IMark10705372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07053724"/>.mid?<text:alphabetical-index-mark-end text:id="IMark10705372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07053724"/>.midlr<text:alphabetical-index-mark-end text:id="IMark10705372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07053724"/>.posn<text:alphabetical-index-mark-end text:id="IMark10705372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07053724"/>.reverse<text:alphabetical-index-mark-end text:id="IMark10705372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07053724"/>.right<text:alphabetical-index-mark-end text:id="IMark10705372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07053724"/>.right?<text:alphabetical-index-mark-end text:id="IMark10705372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07053724"/>.rjust<text:alphabetical-index-mark-end text:id="IMark10705372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07053724"/>.rstrip<text:alphabetical-index-mark-end text:id="IMark10705372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07053724"/>.split<text:alphabetical-index-mark-end text:id="IMark10705372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07053724"/>.strip<text:alphabetical-index-mark-end text:id="IMark10705372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07053724"/>.throw<text:alphabetical-index-mark-end text:id="IMark107053724"/>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07053724"/>.to_lower<text:alphabetical-index-mark-end text:id="IMark10705372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07053724"/>.to_upper<text:alphabetical-index-mark-end text:id="IMark10705372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07053724"/>&lt;<text:alphabetical-index-mark-end text:id="IMark10705372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07053724"/>&lt;&lt;<text:alphabetical-index-mark-end text:id="IMark10705372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07053724"/>&lt;=<text:alphabetical-index-mark-end text:id="IMark10705372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07053724"/>&lt;=&gt;<text:alphabetical-index-mark-end text:id="IMark10705372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07053724"/>&gt;<text:alphabetical-index-mark-end text:id="IMark10705372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07053724"/>&gt;=<text:alphabetical-index-mark-end text:id="IMark10705372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63096208"/>Thread<text:alphabetical-index-mark-end text:id="IMark163096208"/></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07053724"/>.current<text:alphabetical-index-mark-end text:id="IMark10705372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07053724"/>.list<text:alphabetical-index-mark-end text:id="IMark10705372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07053724"/>.main<text:alphabetical-index-mark-end text:id="IMark10705372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07053724"/>.vm<text:alphabetical-index-mark-end text:id="IMark10705372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163096208"/><text:alphabetical-index-mark-start text:id="IMark112625600"/><text:alphabetical-index-mark-start text:id="IMark112404580"/>TrueClass<text:alphabetical-index-mark-end text:id="IMark112404580"/><text:alphabetical-index-mark-end text:id="IMark112625600"/><text:alphabetical-index-mark-end text:id="IMark163096208"/></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8"/>
      <text:h text:style-name="Heading_20_1" text:outline-level="1"><text:alphabetical-index-mark-start text:id="IMark163096208"/>VirtualMachine<text:alphabetical-index-mark-end text:id="IMark163096208"/></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07053724"/>!:<text:alphabetical-index-mark-end text:id="IMark1070537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917485262680778808" text:style-name="L24">
              <text:list-item>
                <text:p text:style-name="P101">There are pretty much no restrictions on the name except that it not contain spaces and any <text:span text:style-name="T9">" signals an embedded string (which is also immediate).</text:span></text:p>
              </text:list-item>
              <text:list-item>
                <text:p text:style-name="P108">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07053724"/>super<text:alphabetical-index-mark-end text:id="IMark10705372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07053724"/>val:<text:alphabetical-index-mark-end text:id="IMark10705372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07053724"/>var:<text:alphabetical-index-mark-end text:id="IMark10705372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07053724"/>val@:<text:alphabetical-index-mark-end text:id="IMark1070537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07053724"/>var@:<text:alphabetical-index-mark-end text:id="IMark1070537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07053724"/>;<text:alphabetical-index-mark-end text:id="IMark107053724"/>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07053724"/>"<text:alphabetical-index-mark-end text:id="IMark10705372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07053724"/>.:<text:alphabetical-index-mark-end text:id="IMark107053724"/>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07053724"/>.::<text:alphabetical-index-mark-end text:id="IMark10705372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07053724"/>.append{<text:alphabetical-index-mark-end text:id="IMark10705372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07053724"/>.create{<text:alphabetical-index-mark-end text:id="IMark10705372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p text:style-name="P2">[a_virtual_machine] .dump [after]</text:p>
            <text:p text:style-name="Text_20_body">Routing: TOS</text:p>
            <text:p text:style-name="P1">description</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
          </table:table-cell>
          <table:table-cell table:style-name="Table418.B2" office:value-type="string">
            <text:p text:style-name="P2"/>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07053724"/>.each{<text:alphabetical-index-mark-end text:id="IMark10705372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ext:soft-page-break/>
        <table:table-row table:style-name="Table421.1">
          <table:table-cell table:style-name="Table421.A1" table:number-columns-spanned="2" office:value-type="string">
            <text:p text:style-name="P2">[a_virtual_machine] .elapsed [after]</text:p>
            <text:p text:style-name="Text_20_body">Routing: TOS</text:p>
            <text:p text:style-name="P1">description</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
          </table:table-cell>
          <table:table-cell table:style-name="Table421.B2" office:value-type="string">
            <text:p text:style-name="P2"/>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07053724"/>.map{<text:alphabetical-index-mark-end text:id="IMark10705372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07053724"/>.new{<text:alphabetical-index-mark-end text:id="IMark10705372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07053724"/>.open{<text:alphabetical-index-mark-end text:id="IMark10705372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p text:style-name="P2">[a_virtual_machine] .restart [after]</text:p>
            <text:p text:style-name="Text_20_body">Routing: TOS</text:p>
            <text:p text:style-name="P1">description</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107053724"/>.select{<text:alphabetical-index-mark-end text:id="IMark10705372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07053724"/>.to_s<text:alphabetical-index-mark-end text:id="IMark107053724"/> [a_string]</text:h>
            <text:p text:style-name="Text_20_body">Routing: TOS</text:p>
            <text:p text:style-name="P1">Convert the virtual machine to a string.</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07053724"/>.start<text:alphabetical-index-mark-end text:id="IMark10705372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07053724"/>.vm_name<text:alphabetical-index-mark-end text:id="IMark10705372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07053724"/>.with{<text:alphabetical-index-mark-end text:id="IMark10705372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07053724"/>:<text:alphabetical-index-mark-end text:id="IMark107053724"/> method_name … ; []</text:h>
            <text:p text:style-name="Text_20_body">Routing: VM</text:p>
            <text:p text:style-name="P1">This method is used to define a method on the virtual machine. These methods execute normally with to the current mode.</text:p>
            <text:p text:style-name="P1">Notes</text:p>
            <text:list xml:id="list34659140" text:continue-numbering="true" text:style-name="L24">
              <text:list-item>
                <text:p text:style-name="P101">There are pretty much no restrictions on the name except that it not contain spaces and any <text:span text:style-name="T9">" signals an embedded string.</text:span></text:p>
              </text:list-item>
              <text:list-item>
                <text:p text:style-name="P108">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07041572"/>super<text:alphabetical-index-mark-end text:id="IMark10704157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07041572"/>val:<text:alphabetical-index-mark-end text:id="IMark10704157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07041572"/>var:<text:alphabetical-index-mark-end text:id="IMark10704157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07041572"/>val@:<text:alphabetical-index-mark-end text:id="IMark1070415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07041572"/>var@:<text:alphabetical-index-mark-end text:id="IMark1070415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07041572"/>;<text:alphabetical-index-mark-end text:id="IMark107041572"/>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07041572"/>?dup<text:alphabetical-index-mark-end text:id="IMark10704157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07041572"/>[<text:alphabetical-index-mark-end text:id="IMark10704157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07041572"/>accept<text:alphabetical-index-mark-end text:id="IMark10704157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07041572"/>accept"<text:alphabetical-index-mark-end text:id="IMark10704157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07041572"/>begin<text:alphabetical-index-mark-end text:id="IMark10704157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07041572"/>while<text:alphabetical-index-mark-end text:id="IMark107041572"/>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107041572"/>until<text:alphabetical-index-mark-end text:id="IMark107041572"/>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107041572"/>again<text:alphabetical-index-mark-end text:id="IMark107041572"/>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107041572"/>repeat<text:alphabetical-index-mark-end text:id="IMark107041572"/>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h text:style-name="Heading_20_3" text:outline-level="3">[] <text:alphabetical-index-mark-start text:id="IMark107041572"/>class:<text:alphabetical-index-mark-end text:id="IMark107041572"/> class_name []</text:h>
            <text:p text:style-name="Text_20_body">Routing: VM</text:p>
            <text:p text:style-name="P1">This method is used to create new classes. These classes are all sub-classes of the Object class. The class name is restricted to comply with the rule /^[A-Z][A-Za-z0-9]+$/.</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class: MyClass</text:p>
          </table:table-cell>
          <table:table-cell table:style-name="Table308.B2" office:value-type="string">
            <text:p text:style-name="P2">(Creates the class MyClass)</text:p>
          </table:table-cell>
        </table:table-row>
        <table:table-row table:style-name="Table308.1">
          <table:table-cell table:style-name="Table308.A2" office:value-type="string">
            <text:p text:style-name="Snippet">class: 56787</text:p>
          </table:table-cell>
          <table:table-cell table:style-name="Table308.B2" office:value-type="string">
            <text:p text:style-name="P2">F10: Invalid class name 56787</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07041572"/>clone<text:alphabetical-index-mark-end text:id="IMark10704157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107041572"/>complex<text:alphabetical-index-mark-end text:id="IMark107041572"/>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07041572"/>copy<text:alphabetical-index-mark-end text:id="IMark10704157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07041572"/>cr<text:alphabetical-index-mark-end text:id="IMark10704157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07041572"/>do<text:alphabetical-index-mark-end text:id="IMark10704157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
      <table:table table:name="Table431" table:style-name="Table431">
        <table:table-column table:style-name="Table431.A"/>
        <text:soft-page-break/>
        <table:table-row table:style-name="Table431.1">
          <table:table-cell table:style-name="Table431.A1" office:value-type="string">
            <text:h text:style-name="Heading_20_4" text:outline-level="4">[] <text:alphabetical-index-mark-start text:id="IMark107041572"/>i<text:alphabetical-index-mark-end text:id="IMark107041572"/>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07041572"/>j<text:alphabetical-index-mark-end text:id="IMark107041572"/>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07041572"/>-i<text:alphabetical-index-mark-end text:id="IMark107041572"/>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07041572"/>-j<text:alphabetical-index-mark-end text:id="IMark107041572"/>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do … <text:alphabetical-index-mark-start text:id="IMark107041572"/>loop<text:alphabetical-index-mark-end text:id="IMark107041572"/>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do … <text:alphabetical-index-mark-start text:id="IMark107041572"/>+loop<text:alphabetical-index-mark-end text:id="IMark107041572"/>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07041572"/>dpr<text:alphabetical-index-mark-end text:id="IMark10704157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07041572"/>drop<text:alphabetical-index-mark-end text:id="IMark10704157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07041572"/>dup<text:alphabetical-index-mark-end text:id="IMark10704157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07041572"/>e<text:alphabetical-index-mark-end text:id="IMark10704157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07041572"/>epsilon<text:alphabetical-index-mark-end text:id="IMark10704157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07041572"/>false<text:alphabetical-index-mark-end text:id="IMark10704157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07041572"/>if<text:alphabetical-index-mark-end text:id="IMark107041572"/> … then [unspecified]</text:h>
            <text:p text:style-name="Text_20_body">Routing: VM</text:p>
            <text:p text:style-name="P1">The “if” method implements the classic if statement in fOOrth. The generalized layout is:</text:p>
            <text:p text:style-name="Code"/>
            <text:p text:style-name="Code">(a condition) if (true clause) else (false clause) then</text:p>
            <text:p text:style-name="Code"/>
            <text:p text:style-name="P1">Where the else clause is optional, and only one of them is allowed.</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107041572"/>else<text:alphabetical-index-mark-end text:id="IMark107041572"/>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if … <text:alphabetical-index-mark-start text:id="IMark107041572"/>then<text:alphabetical-index-mark-end text:id="IMark107041572"/>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07041572"/>infinity<text:alphabetical-index-mark-end text:id="IMark10704157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07041572"/>load"<text:alphabetical-index-mark-end text:id="IMark107041572"/>file_name" [unspecified]</text:h>
            <text:p text:style-name="Text_20_body">Routing: VM</text:p>
            <text:p text:style-name="P1">This methods loads a fOOrth source file, executing the code contained therein. If no file type is given, a type of “.foorth” is used as a default.</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07041572"/>max_float<text:alphabetical-index-mark-end text:id="IMark10704157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07041572"/>min_float<text:alphabetical-index-mark-end text:id="IMark10704157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07041572"/>nan<text:alphabetical-index-mark-end text:id="IMark107041572"/> [a_float]</text:h>
            <text:p text:style-name="Text_20_body">Routing: VM</text:p>
            <text:p text:style-name="P1">A helper method for Numeric. See Special Numeric Values for more information.</text:p>
          </table:table-cell>
        </table:table-row>
      </table:table>
      <text:p text:style-name="Text_20_body"><text:soft-page-break/></text:p>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07041572"/>nil<text:alphabetical-index-mark-end text:id="IMark107041572"/> [nil]</text:h>
            <text:p text:style-name="Text_20_body">Routing: VM</text:p>
            <text:p text:style-name="P1">A helper method for Numeric.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07041572"/>nip<text:alphabetical-index-mark-end text:id="IMark10704157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07041572"/>over<text:alphabetical-index-mark-end text:id="IMark10704157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07041572"/>pause<text:alphabetical-index-mark-end text:id="IMark10704157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07041572"/>pi<text:alphabetical-index-mark-end text:id="IMark10704157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07041572"/>pick<text:alphabetical-index-mark-end text:id="IMark10704157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 VM</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ext:soft-page-break/>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able:table-row table:style-name="Table339.1">
          <table:table-cell table:style-name="Table339.A1" table:number-columns-spanned="2" office:value-type="string">
            <text:p text:style-name="P2">[before] switch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p text:style-name="P2">[] throw<text:span text:style-name="T9">"Error Message"</text:span> []</text:p>
            <text:p text:style-name="Text_20_body">Routing: VM</text:p>
            <text:p text:style-name="P1">description</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
          </table:table-cell>
          <table:table-cell table:style-name="Table425.B2" office:value-type="string">
            <text:p text:style-name="P2"/>
          </table:table-cell>
        </table:table-row>
      </table:table>
      <text:p text:style-name="Text_20_body"/>
      <table:table table:name="Table340" table:style-name="Table340">
        <table:table-column table:style-name="Table340.A"/>
        <table:table-column table:style-name="Table340.B"/>
        <text:soft-page-break/>
        <table:table-row table:style-name="Table340.1">
          <table:table-cell table:style-name="Table340.A1" table:number-columns-spanned="2" office:value-type="string">
            <text:p text:style-name="P2">[] true [true]</text:p>
            <text:p text:style-name="Text_20_body">Routing: VM</text:p>
            <text:p text:style-name="P1">A helper method for Numeric. See TrueClass Literals for more informa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63096208"/>Commands<text:alphabetical-index-mark-end text:id="IMark163096208"/></text:h>
      <text:p text:style-name="Text_20_body"/>
      <table:table table:name="Table345" table:style-name="Table345">
        <table:table-column table:style-name="Table345.A"/>
        <table:table-column table:style-name="Table345.B"/>
        <text:soft-page-break/>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ext:soft-page-break/>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ext:soft-page-break/>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ext:soft-page-break/>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ext:soft-page-break/>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63096208"/>)entries<text:alphabetical-index-mark-end text:id="IMark16309620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8">0</text:p>
          <text:p text:style-name="P77">0&lt;<text:tab/>115</text:p>
          <text:p text:style-name="P77">0&lt;=<text:tab/>115</text:p>
          <text:p text:style-name="P77">0&lt;=&gt;<text:tab/>116</text:p>
          <text:p text:style-name="P77">0&lt;&gt; <text:tab/>116</text:p>
          <text:p text:style-name="P77">0=<text:tab/>116</text:p>
          <text:p text:style-name="P77">0&gt;<text:tab/>117</text:p>
          <text:p text:style-name="P77">0&gt;=<text:tab/>117</text:p>
          <text:p text:style-name="P78">1</text:p>
          <text:p text:style-name="P77">1-<text:tab/>117</text:p>
          <text:p text:style-name="P77">1+<text:tab/>117</text:p>
          <text:p text:style-name="P78">2</text:p>
          <text:p text:style-name="P77">2-<text:tab/>118</text:p>
          <text:p text:style-name="P77">2*<text:tab/>93, 118</text:p>
          <text:p text:style-name="P77">2/<text:tab/>93, 119</text:p>
          <text:p text:style-name="P77">2+<text:tab/>118</text:p>
          <text:p text:style-name="P78">A</text:p>
          <text:p text:style-name="P77">accept<text:tab/>177</text:p>
          <text:p text:style-name="P77">accept"<text:tab/>177</text:p>
          <text:p text:style-name="P77">again<text:tab/>24, 178</text:p>
          <text:p text:style-name="P77">and<text:tab/>95</text:p>
          <text:p text:style-name="P77">Archive<text:tab/>11</text:p>
          <text:p text:style-name="P77">Array<text:tab/>61</text:p>
          <text:p text:style-name="P78">B</text:p>
          <text:p text:style-name="P77">begin<text:tab/>24, 178</text:p>
          <text:p text:style-name="P77">Boolean<text:tab/>59</text:p>
          <text:p text:style-name="P77">bounce<text:tab/>35, 37</text:p>
          <text:p text:style-name="P78">C</text:p>
          <text:p text:style-name="P77">catch<text:tab/>34, 37</text:p>
          <text:p text:style-name="P77">Class<text:tab/>74</text:p>
          <text:p text:style-name="P77">class:<text:tab/>179</text:p>
          <text:p text:style-name="P77">Classes<text:tab/>45</text:p>
          <text:p text:style-name="P77">clone<text:tab/>29, 179</text:p>
          <text:p text:style-name="P77">com<text:tab/>95</text:p>
          <text:p text:style-name="P77">Commands<text:tab/>77, 189</text:p>
          <text:p text:style-name="P77">complex<text:tab/>179</text:p>
          <text:p text:style-name="P77">Complex<text:tab/>79</text:p>
          <text:p text:style-name="P77">copy<text:tab/>29, 180</text:p>
          <text:p text:style-name="P77">cr<text:tab/>180</text:p>
          <text:p text:style-name="P78">D</text:p>
          <text:p text:style-name="P77">Declarations<text:tab/>25</text:p>
          <text:p text:style-name="P77">Demo.rb<text:tab/>10</text:p>
          <text:p text:style-name="P77">distinct?<text:tab/>132</text:p>
          <text:p text:style-name="P77">do<text:tab/>22, 180</text:p>
          <text:p text:style-name="P77">do_map_name<text:tab/>55</text:p>
          <text:p text:style-name="P77">dpr<text:tab/>98, 182</text:p>
          <text:p text:style-name="P77">drop<text:tab/>18, 182</text:p>
          <text:p text:style-name="P77">Duck Typing<text:tab/>25</text:p>
          <text:p text:style-name="P77">dup<text:tab/>18, 29, 182</text:p>
          <text:p text:style-name="P78">E</text:p>
          <text:p text:style-name="P77">e<text:tab/>99, 183</text:p>
          <text:p text:style-name="P77">else<text:tab/>20, 183</text:p>
          <text:p text:style-name="P77">epsilon<text:tab/>99, 183</text:p>
          <text:p text:style-name="P78">F</text:p>
          <text:p text:style-name="P77">false<text:tab/>183</text:p>
          <text:p text:style-name="P77">FalseClass<text:tab/>59, 82</text:p>
          <text:p text:style-name="P77">finally<text:tab/>36, 37</text:p>
          <text:p text:style-name="P77">Float<text:tab/>84</text:p>
          <text:p text:style-name="P78">H</text:p>
          <text:p text:style-name="P77">Hash<text:tab/>85</text:p>
          <text:p text:style-name="P78">I</text:p>
          <text:p text:style-name="P77">i<text:tab/>22, 181</text:p>
          <text:p text:style-name="P77">identical?<text:tab/>132</text:p>
          <text:p text:style-name="P77">if<text:tab/>20, 183</text:p>
          <text:p text:style-name="P77">infinity<text:tab/>99, 184</text:p>
          <text:p text:style-name="P77">Inheritance<text:tab/>46</text:p>
          <text:p text:style-name="P77">InStream<text:tab/>88</text:p>
          <text:p text:style-name="P77">Integer<text:tab/>91</text:p>
          <text:p text:style-name="P78">J</text:p>
          <text:p text:style-name="P77">j<text:tab/>22, 181</text:p>
          <text:p text:style-name="P78">K</text:p>
          <text:p text:style-name="P77">Known Issues<text:tab/>11</text:p>
          <text:p text:style-name="P78">L</text:p>
          <text:p text:style-name="P77">Late Binding<text:tab/>46</text:p>
          <text:p text:style-name="P77">load"<text:tab/>184</text:p>
          <text:p text:style-name="P77">loop<text:tab/>22, 181</text:p>
          <text:p text:style-name="P78">M</text:p>
          <text:p text:style-name="P77">max<text:tab/>132</text:p>
          <text:p text:style-name="P77">max_float<text:tab/>99, 184</text:p>
          <text:p text:style-name="P77">Method Mapping<text:tab/>47</text:p>
          <text:p text:style-name="P77">Methods<text:tab/>46</text:p>
          <text:p text:style-name="P77">min<text:tab/>133</text:p>
          <text:p text:style-name="P77">min_float<text:tab/>100, 184</text:p>
          <text:p text:style-name="P77">mod<text:tab/>121</text:p>
          <text:p text:style-name="P77">Mutation<text:tab/>27</text:p>
          <text:p text:style-name="P78">N</text:p>
          <text:p text:style-name="P77">nan<text:tab/>100, 184</text:p>
          <text:p text:style-name="P77">neg<text:tab/>121</text:p>
          <text:p text:style-name="P77">nil<text:tab/>185</text:p>
          <text:p text:style-name="P77">nil&lt;&gt;<text:tab/>133</text:p>
          <text:p text:style-name="P77">nil=<text:tab/>133</text:p>
          <text:p text:style-name="P77">NilClass<text:tab/>59, 96</text:p>
          <text:p text:style-name="P77">nip<text:tab/>18, 185</text:p>
          <text:p text:style-name="P77">not<text:tab/>134</text:p>
          <text:p text:style-name="P77">Numeric<text:tab/>60, 98</text:p>
          <text:p text:style-name="P78">O</text:p>
          <text:p text:style-name="P77">Object<text:tab/>59, 122</text:p>
          <text:p text:style-name="P77">or<text:tab/>95</text:p>
          <text:p text:style-name="P77">OutStream<text:tab/>136</text:p>
          <text:p text:style-name="P77">over<text:tab/>18, 185</text:p>
          <text:p text:style-name="P78">P</text:p>
          <text:p text:style-name="P77">pause<text:tab/>185</text:p>
          <text:p text:style-name="P77">pi<text:tab/>100, 185</text:p>
          <text:p text:style-name="P77">pick<text:tab/>18, 186</text:p>
          <text:p text:style-name="P77">Polymorphism<text:tab/>46</text:p>
          <text:p text:style-name="P77">Procedure<text:tab/>141</text:p>
          <text:p text:style-name="P77">Prototypes<text:tab/>46</text:p>
          <text:p text:style-name="P78">Q</text:p>
          <text:p text:style-name="P77">Queue<text:tab/>143</text:p>
          <text:p text:style-name="P78">R</text:p>
          <text:p text:style-name="P77">Rake<text:tab/>10</text:p>
          <text:p text:style-name="P77">Rational<text:tab/>145</text:p>
          <text:p text:style-name="P77">Referencing<text:tab/>26</text:p>
          <text:p text:style-name="P77">repeat<text:tab/>24, 179</text:p>
          <text:p text:style-name="P77">Routing<text:tab/>52</text:p>
          <text:p text:style-name="P78">S</text:p>
          <text:p text:style-name="P77">Scoping<text:tab/>25</text:p>
          <text:p text:style-name="P77">self<text:tab/>57</text:p>
          <text:p text:style-name="P77">Stack<text:tab/>146</text:p>
          <text:p text:style-name="P77">String<text:tab/>148</text:p>
          <text:p text:style-name="P77">super<text:tab/>75, 124, 170, 175</text:p>
          <text:p text:style-name="P77">swap<text:tab/>19</text:p>
          <text:p text:style-name="P77">switch<text:tab/>20</text:p>
          <text:p text:style-name="P77">SymbolMap<text:tab/>47</text:p>
          <text:p text:style-name="P78">T</text:p>
          <text:p text:style-name="P77">Testing<text:tab/>10</text:p>
          <text:p text:style-name="P77">Thanks<text:tab/>8</text:p>
          <text:p text:style-name="P77">then<text:tab/>20, 184</text:p>
          <text:p text:style-name="P77">Thread<text:tab/>165</text:p>
          <text:p text:style-name="P77">throw"<text:tab/>38</text:p>
          <text:p text:style-name="P77">TrueClass<text:tab/>59, 168</text:p>
          <text:p text:style-name="P77">try<text:tab/>34, 37</text:p>
          <text:p text:style-name="P77">tuck<text:tab/>19</text:p>
          <text:p text:style-name="P77">Typing<text:tab/>25</text:p>
          <text:p text:style-name="P78">U</text:p>
          <text:p text:style-name="P77">until<text:tab/>24, 178</text:p>
          <text:p text:style-name="P78">V</text:p>
          <text:p text:style-name="P77">v<text:tab/>67, 69</text:p>
          <text:p text:style-name="P77">val:<text:tab/>25, 75, 123, 170, 176</text:p>
          <text:p text:style-name="P77">val@:<text:tab/>26, 75, 123, 171, 176</text:p>
          <text:p text:style-name="P77">val#:<text:tab/>26</text:p>
          <text:p text:style-name="P77">val$:<text:tab/>26</text:p>
          <text:p text:style-name="P77">var:<text:tab/>25, 75, 123, 170, 176</text:p>
          <text:p text:style-name="P77">var@:<text:tab/>26, 76, 124, 171, 176</text:p>
          <text:p text:style-name="P77">var#:<text:tab/>26</text:p>
          <text:p text:style-name="P77">var$:<text:tab/>26</text:p>
          <text:p text:style-name="P77">VirtualMachine<text:tab/>169</text:p>
          <text:p text:style-name="P78">W</text:p>
          <text:p text:style-name="P77">while<text:tab/>178</text:p>
          <text:p text:style-name="P78">X</text:p>
          <text:p text:style-name="P77">x<text:tab/>62, 67, 69</text:p>
          <text:p text:style-name="P77">xor<text:tab/>95</text:p>
          <text:p text:style-name="P78">^</text:p>
          <text:p text:style-name="P77">^^<text:tab/>83, 96, 131</text:p>
          <text:p text:style-name="P78">-</text:p>
          <text:p text:style-name="P77">-<text:tab/>102</text:p>
          <text:p text:style-name="P77">-&gt;<text:tab/>85</text:p>
          <text:p text:style-name="P77">-i<text:tab/>22, 181</text:p>
          <text:p text:style-name="P77">-infinity<text:tab/>98</text:p>
          <text:p text:style-name="P77"><text:soft-page-break/>-j<text:tab/>22, 181</text:p>
          <text:p text:style-name="P78">;</text:p>
          <text:p text:style-name="P77">;<text:tab/>76, 124, 171, 176</text:p>
          <text:p text:style-name="P78">:</text:p>
          <text:p text:style-name="P77">:<text:tab/>54, 175</text:p>
          <text:p text:style-name="P78">!</text:p>
          <text:p text:style-name="P77">!<text:tab/>64</text:p>
          <text:p text:style-name="P77">!:<text:tab/>170</text:p>
          <text:p text:style-name="P78">?</text:p>
          <text:p text:style-name="P77">?"<text:tab/>35, 37</text:p>
          <text:p text:style-name="P77">?dup<text:tab/>177</text:p>
          <text:p text:style-name="P78">.</text:p>
          <text:p text:style-name="P77">.<text:tab/>122, 138</text:p>
          <text:p text:style-name="P77">.-left<text:tab/>65, 154</text:p>
          <text:p text:style-name="P77">.-mid<text:tab/>66, 154</text:p>
          <text:p text:style-name="P77">.-midlr<text:tab/>66, 154</text:p>
          <text:p text:style-name="P77">.-right<text:tab/>66, 155</text:p>
          <text:p text:style-name="P77">.:<text:tab/>54, 74, 171</text:p>
          <text:p text:style-name="P77">.::<text:tab/>54, 123, 172</text:p>
          <text:p text:style-name="P77">."<text:tab/>152</text:p>
          <text:p text:style-name="P77">.[]!<text:tab/>66, 86</text:p>
          <text:p text:style-name="P77">.[]@<text:tab/>67, 86</text:p>
          <text:p text:style-name="P77">.+left<text:tab/>64, 153</text:p>
          <text:p text:style-name="P77">.+mid<text:tab/>65, 153</text:p>
          <text:p text:style-name="P77">.+midlr<text:tab/>65, 153</text:p>
          <text:p text:style-name="P77">.+right<text:tab/>65, 154</text:p>
          <text:p text:style-name="P77">.1/x<text:tab/>102</text:p>
          <text:p text:style-name="P77">.10**<text:tab/>102</text:p>
          <text:p text:style-name="P77">.2**<text:tab/>103</text:p>
          <text:p text:style-name="P77">.abs<text:tab/>103</text:p>
          <text:p text:style-name="P77">.acos<text:tab/>103</text:p>
          <text:p text:style-name="P77">.acosh<text:tab/>104</text:p>
          <text:p text:style-name="P77">.angle<text:tab/>104</text:p>
          <text:p text:style-name="P77">.append<text:tab/>136</text:p>
          <text:p text:style-name="P77">.append{<text:tab/>137, 172</text:p>
          <text:p text:style-name="P77">.asin<text:tab/>104</text:p>
          <text:p text:style-name="P77">.asinh<text:tab/>105</text:p>
          <text:p text:style-name="P77">.atan<text:tab/>105</text:p>
          <text:p text:style-name="P77">.atan2<text:tab/>105</text:p>
          <text:p text:style-name="P77">.atanh<text:tab/>106</text:p>
          <text:p text:style-name="P77">.c2p<text:tab/>106</text:p>
          <text:p text:style-name="P77">.call<text:tab/>141, 155</text:p>
          <text:p text:style-name="P77">.cbrt<text:tab/>80, 106</text:p>
          <text:p text:style-name="P77">.ceil<text:tab/>106</text:p>
          <text:p text:style-name="P77">.cjust<text:tab/>155</text:p>
          <text:p text:style-name="P77">.class<text:tab/>124</text:p>
          <text:p text:style-name="P77">.clear<text:tab/>143, 146</text:p>
          <text:p text:style-name="P77">.clone<text:tab/>29, 125</text:p>
          <text:p text:style-name="P77">.clone_exclude<text:tab/>31, 125</text:p>
          <text:p text:style-name="P77">.close<text:tab/>89, 138</text:p>
          <text:p text:style-name="P77">.conjugate<text:tab/>107</text:p>
          <text:p text:style-name="P77">.contains?<text:tab/>155</text:p>
          <text:p text:style-name="P77">.copy<text:tab/>29, 125</text:p>
          <text:p text:style-name="P77">.cos<text:tab/>107</text:p>
          <text:p text:style-name="P77">.cosh<text:tab/>107</text:p>
          <text:p text:style-name="P77">.cr<text:tab/>138</text:p>
          <text:p text:style-name="P77">.create<text:tab/>137</text:p>
          <text:p text:style-name="P77">.create{<text:tab/>137, 172</text:p>
          <text:p text:style-name="P77">.cube<text:tab/>107</text:p>
          <text:p text:style-name="P77">.current<text:tab/>165</text:p>
          <text:p text:style-name="P77">.d2r<text:tab/>108</text:p>
          <text:p text:style-name="P77">.denominator<text:tab/>108</text:p>
          <text:p text:style-name="P77">.e**<text:tab/>80, 108</text:p>
          <text:p text:style-name="P77">.each{<text:tab/>67, 172</text:p>
          <text:p text:style-name="P77">.emit<text:tab/>108, 138, 156</text:p>
          <text:p text:style-name="P77">.empty?<text:tab/>143, 146</text:p>
          <text:p text:style-name="P77">.eval<text:tab/>156</text:p>
          <text:p text:style-name="P77">.even?<text:tab/>92</text:p>
          <text:p text:style-name="P77">.floor<text:tab/>109</text:p>
          <text:p text:style-name="P77">.fmt<text:tab/>156</text:p>
          <text:p text:style-name="P77">.fmt"<text:tab/>156</text:p>
          <text:p text:style-name="P77">.gcd<text:tab/>92</text:p>
          <text:p text:style-name="P77">.get_all<text:tab/>88</text:p>
          <text:p text:style-name="P77">.getc<text:tab/>90</text:p>
          <text:p text:style-name="P77">.gets<text:tab/>90</text:p>
          <text:p text:style-name="P77">.hypot<text:tab/>109</text:p>
          <text:p text:style-name="P77">.imaginary<text:tab/>109</text:p>
          <text:p text:style-name="P77">.init<text:tab/>26, 126</text:p>
          <text:p text:style-name="P77">.is_class?<text:tab/>76, 126</text:p>
          <text:p text:style-name="P77">.keys<text:tab/>86</text:p>
          <text:p text:style-name="P77">.lcm<text:tab/>92</text:p>
          <text:p text:style-name="P77">.left<text:tab/>68, 157</text:p>
          <text:p text:style-name="P77">.left?<text:tab/>157</text:p>
          <text:p text:style-name="P77">.length<text:tab/>68, 143, 146, 157</text:p>
          <text:p text:style-name="P77">.lines<text:tab/>157</text:p>
          <text:p text:style-name="P77">.list<text:tab/>165</text:p>
          <text:p text:style-name="P77">.ljust<text:tab/>158</text:p>
          <text:p text:style-name="P77">.ln<text:tab/>109</text:p>
          <text:p text:style-name="P77">.load<text:tab/>158</text:p>
          <text:p text:style-name="P77">.log10<text:tab/>110</text:p>
          <text:p text:style-name="P77">.log2<text:tab/>110</text:p>
          <text:p text:style-name="P77">.lstrip<text:tab/>158</text:p>
          <text:p text:style-name="P77">.magnitude<text:tab/>110</text:p>
          <text:p text:style-name="P77">.main<text:tab/>166</text:p>
          <text:p text:style-name="P77">.map{<text:tab/>68, 173</text:p>
          <text:p text:style-name="P77">.max<text:tab/>69</text:p>
          <text:p text:style-name="P77">.mid<text:tab/>70, 158</text:p>
          <text:p text:style-name="P77">.mid?<text:tab/>159</text:p>
          <text:p text:style-name="P77">.midlr<text:tab/>70, 159</text:p>
          <text:p text:style-name="P77">.min<text:tab/>70</text:p>
          <text:p text:style-name="P77">.name<text:tab/>126</text:p>
          <text:p text:style-name="P77">.new<text:tab/>62, 76</text:p>
          <text:p text:style-name="P77">.new_size<text:tab/>63</text:p>
          <text:p text:style-name="P77">.new_value<text:tab/>63</text:p>
          <text:p text:style-name="P77">.new_values<text:tab/>63</text:p>
          <text:p text:style-name="P77">.new{<text:tab/>62, 173</text:p>
          <text:p text:style-name="P77">.numerator<text:tab/>111</text:p>
          <text:p text:style-name="P77">.odd?<text:tab/>92</text:p>
          <text:p text:style-name="P77">.open<text:tab/>89</text:p>
          <text:p text:style-name="P77">.open{<text:tab/>89, 173</text:p>
          <text:p text:style-name="P77">.p2c<text:tab/>111</text:p>
          <text:p text:style-name="P77">.parent_class<text:tab/>77</text:p>
          <text:p text:style-name="P77">.peek<text:tab/>147</text:p>
          <text:p text:style-name="P77">.pend<text:tab/>144</text:p>
          <text:p text:style-name="P77">.polar<text:tab/>111</text:p>
          <text:p text:style-name="P77">.pop<text:tab/>144, 147</text:p>
          <text:p text:style-name="P77">.posn<text:tab/>159</text:p>
          <text:p text:style-name="P77">.pp<text:tab/>71, 87</text:p>
          <text:p text:style-name="P77">.push<text:tab/>144, 147</text:p>
          <text:p text:style-name="P77">.r2d<text:tab/>112</text:p>
          <text:p text:style-name="P77">.real<text:tab/>112</text:p>
          <text:p text:style-name="P77">.reverse<text:tab/>71, 160</text:p>
          <text:p text:style-name="P77">.right<text:tab/>71, 160</text:p>
          <text:p text:style-name="P77">.right?<text:tab/>160</text:p>
          <text:p text:style-name="P77">.rjust<text:tab/>160</text:p>
          <text:p text:style-name="P77">.round<text:tab/>112</text:p>
          <text:p text:style-name="P77">.rstrip<text:tab/>161</text:p>
          <text:p text:style-name="P77">.select{<text:tab/>174</text:p>
          <text:p text:style-name="P77">.shuffle<text:tab/>71</text:p>
          <text:p text:style-name="P77">.sin<text:tab/>112</text:p>
          <text:p text:style-name="P77">.sinh<text:tab/>113</text:p>
          <text:p text:style-name="P77">.sleep<text:tab/>113</text:p>
          <text:p text:style-name="P77">.sort<text:tab/>72</text:p>
          <text:p text:style-name="P77">.space<text:tab/>139</text:p>
          <text:p text:style-name="P77">.spaces<text:tab/>139</text:p>
          <text:p text:style-name="P77">.split<text:tab/>80, 145, 161</text:p>
          <text:p text:style-name="P77">.sqr<text:tab/>113</text:p>
          <text:p text:style-name="P77">.sqrt<text:tab/>80, 114</text:p>
          <text:p text:style-name="P77">.start<text:tab/>142, 174</text:p>
          <text:p text:style-name="P77">.strip<text:tab/>161</text:p>
          <text:p text:style-name="P77">.strlen<text:tab/>127</text:p>
          <text:p text:style-name="P77">.strmax<text:tab/>72</text:p>
          <text:p text:style-name="P77">.strmax2<text:tab/>87</text:p>
          <text:p text:style-name="P77">.subclass:<text:tab/>77</text:p>
          <text:p text:style-name="P77">.tan<text:tab/>114</text:p>
          <text:p text:style-name="P77">.tanh<text:tab/>114</text:p>
          <text:p text:style-name="P77">.throw<text:tab/>38, 161</text:p>
          <text:p text:style-name="P77">.to_f<text:tab/>127</text:p>
          <text:p text:style-name="P77">.to_f!<text:tab/>127</text:p>
          <text:p text:style-name="P77">.to_i<text:tab/>127</text:p>
          <text:p text:style-name="P77">.to_i!<text:tab/>128</text:p>
          <text:p text:style-name="P77">.to_lower<text:tab/>162</text:p>
          <text:p text:style-name="P77">.to_n<text:tab/>128</text:p>
          <text:p text:style-name="P77">.to_n!<text:tab/>128</text:p>
          <text:p text:style-name="P77">.to_r<text:tab/>129</text:p>
          <text:p text:style-name="P77">.to_r!<text:tab/>129</text:p>
          <text:p text:style-name="P77">.to_s<text:tab/>77, 129, 174</text:p>
          <text:p text:style-name="P77">.to_upper<text:tab/>162</text:p>
          <text:p text:style-name="P77">.to_x<text:tab/>130</text:p>
          <text:p text:style-name="P77">.to_x!<text:tab/>130</text:p>
          <text:p text:style-name="P77">.values<text:tab/>87</text:p>
          <text:p text:style-name="P77">.vm<text:tab/>166</text:p>
          <text:p text:style-name="P77">.vm_name<text:tab/>174</text:p>
          <text:p text:style-name="P77">.with{<text:tab/>58, 175</text:p>
          <text:p text:style-name="P78">"</text:p>
          <text:p text:style-name="P77">"<text:tab/>171</text:p>
          <text:p text:style-name="P78">)</text:p>
          <text:p text:style-name="P77">)context<text:tab/>49</text:p>
          <text:p text:style-name="P77">)context!<text:tab/>49</text:p>
          <text:p text:style-name="P77">)entries<text:tab/>195</text:p>
          <text:p text:style-name="P77">)methods<text:tab/>78, 134</text:p>
          <text:p text:style-name="P77"><text:soft-page-break/>)stubs<text:tab/>78</text:p>
          <text:p text:style-name="P77">)vm<text:tab/>51</text:p>
          <text:p text:style-name="P77">)vm!<text:tab/>51</text:p>
          <text:p text:style-name="P78">[</text:p>
          <text:p text:style-name="P77">[<text:tab/>177</text:p>
          <text:p text:style-name="P78">{</text:p>
          <text:p text:style-name="P77">{<text:tab/>85</text:p>
          <text:p text:style-name="P78">}</text:p>
          <text:p text:style-name="P77">}<text:tab/>63, 67, 69, 85</text:p>
          <text:p text:style-name="P78">@</text:p>
          <text:p text:style-name="P77">@<text:tab/>73</text:p>
          <text:p text:style-name="P78">*</text:p>
          <text:p text:style-name="P77">*<text:tab/>101, 152</text:p>
          <text:p text:style-name="P77">**<text:tab/>101</text:p>
          <text:p text:style-name="P78">/</text:p>
          <text:p text:style-name="P77">/<text:tab/>115</text:p>
          <text:p text:style-name="P78">&amp;</text:p>
          <text:p text:style-name="P77">&amp;&amp;<text:tab/>82, 96, 122</text:p>
          <text:p text:style-name="P78">+</text:p>
          <text:p text:style-name="P77">+<text:tab/>64, 101, 152</text:p>
          <text:p text:style-name="P77">+loop<text:tab/>22, 182</text:p>
          <text:p text:style-name="P78">&lt;</text:p>
          <text:p text:style-name="P77">&lt;<text:tab/>119, 162</text:p>
          <text:p text:style-name="P77">&lt;&lt;<text:tab/>72, 94, 163</text:p>
          <text:p text:style-name="P77">&lt;=<text:tab/>119, 163</text:p>
          <text:p text:style-name="P77">&lt;=&gt;<text:tab/>120, 163</text:p>
          <text:p text:style-name="P77">&lt;&gt;<text:tab/>131</text:p>
          <text:p text:style-name="P78">=</text:p>
          <text:p text:style-name="P77">=<text:tab/>131</text:p>
          <text:p text:style-name="P78">&gt;</text:p>
          <text:p text:style-name="P77">&gt;<text:tab/>120, 164</text:p>
          <text:p text:style-name="P77">&gt;=<text:tab/>120, 164</text:p>
          <text:p text:style-name="P77">&gt;&gt;<text:tab/>94</text:p>
          <text:p text:style-name="P78">|</text:p>
          <text:p text:style-name="P77">||<text:tab/>83, 97, 134</text:p>
          <text:p text:style-name="P78">~</text:p>
          <text:p text:style-name="P77">~<text:tab/>139</text:p>
          <text:p text:style-name="P77">~"<text:tab/>139</text:p>
          <text:p text:style-name="P77">~cr<text:tab/>140</text:p>
          <text:p text:style-name="P77">~emit<text:tab/>140</text:p>
          <text:p text:style-name="P77">~getc<text:tab/>90</text:p>
          <text:p text:style-name="P77">~gets<text:tab/>90</text:p>
          <text:p text:style-name="P77">~space<text:tab/>140</text:p>
          <text:p text:style-name="P77">~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9732384"/></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85</text:page-number> of <text:page-count>20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10H23M47S</meta:editing-duration>
    <meta:editing-cycles>2615</meta:editing-cycles>
    <meta:generator>OpenOffice/4.1.1$Win32 OpenOffice.org_project/411m6$Build-9775</meta:generator>
    <dc:date>2015-05-07T14:49:25.05</dc:date>
    <dc:creator>Peter Camilleri</dc:creator>
    <meta:printed-by>Peter Camilleri</meta:printed-by>
    <meta:print-date>2015-05-03T14:38:38.15</meta:print-date>
    <meta:document-statistic meta:table-count="439" meta:image-count="0" meta:object-count="0" meta:page-count="201" meta:paragraph-count="6555" meta:word-count="36270" meta:character-count="209626"/>
    <meta:template xlink:type="simple" xlink:actuate="onRequest" xlink:title="MyDefault" xlink:href="../../../../OpenOffice.org/3/user/template/MyDefault.ott" meta:date="2014-06-26T22:09:00.24"/>
  </office:meta>
</office:document-meta>
</file>